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99mm"/>
    </style:style>
    <style:style style:name="ro1" style:family="table-row">
      <style:table-row-properties style:row-height="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#ffaa95" fo:border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dddddd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ulations" table:style-name="ta1">
        <table:shapes>
          <draw:frame draw:z-index="0" draw:style-name="gr1" draw:text-style-name="P1" svg:width="159.99mm" svg:height="89.99mm" svg:x="22.92mm" svg:y="156.64mm">
            <draw:object draw:notify-on-update-of-ranges="Simulations.D7:Simulations.D12 Simulations.D7:Simulations.D12 Simulations.F5:Simulations.F5 Simulations.F7:Simulations.F12 Simulations.D7:Simulations.D12 Simulations.H6:Simulations.H6 Simulations.H7:Simulations.H12 Simulations.D7:Simulations.D12 Simulations.G5:Simulations.G5 Simulations.G7:Simulations.G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199.87mm" svg:y="156.06mm">
            <draw:object draw:notify-on-update-of-ranges="Simulations.E15:Simulations.E21 Simulations.E15:Simulations.E21 Simulations.F5:Simulations.F5 Simulations.F15:Simulations.F21 Simulations.E15:Simulations.E21 Simulations.H6:Simulations.H6 Simulations.H15:Simulations.H21 Simulations.E15:Simulations.E21 Simulations.G5:Simulations.G5 Simulations.G15:Simulations.G2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ce4"/>
        <table:table-column table:style-name="co2" table:number-columns-repeated="5" table:default-cell-style-name="Default"/>
        <table:table-row table:style-name="ro1">
          <table:table-cell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IMULATION TEST</text:p>
          </table:table-cell>
          <table:table-cell table:style-name="ce1"/>
          <table:table-cell table:style-name="ce5" table:number-columns-repeated="10"/>
        </table:table-row>
        <table:table-row table:style-name="ro1">
          <table:table-cell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2" table:number-columns-repeated="3"/>
          <table:table-cell table:style-name="Default"/>
          <table:table-cell table:style-name="ce7" office:value-type="string" calcext:value-type="string" table:number-columns-spanned="2" table:number-rows-spanned="1">
            <text:p>TIMES</text:p>
          </table:table-cell>
          <table:covered-table-cell table:style-name="ce7"/>
          <table:table-cell table:style-name="ce14" table:number-columns-repeated="6"/>
        </table:table-row>
        <table:table-row table:style-name="ro1">
          <table:table-cell/>
          <table:table-cell table:style-name="ce2" table:number-columns-repeated="3"/>
          <table:table-cell table:style-name="Default"/>
          <table:table-cell table:style-name="ce7" office:value-type="string" calcext:value-type="string">
            <text:p>Pure task-based Execution Time</text:p>
          </table:table-cell>
          <table:table-cell table:style-name="ce7" office:value-type="string" calcext:value-type="string">
            <text:p>Streams Execution Time</text:p>
          </table:table-cell>
          <table:table-cell table:style-name="ce14" table:number-columns-repeated="2"/>
          <table:table-cell/>
          <table:table-cell table:style-name="ce14" table:number-columns-repeated="3"/>
        </table:table-row>
        <table:table-row table:style-name="ro1">
          <table:table-cell/>
          <table:table-cell table:style-name="ce7" office:value-type="string" calcext:value-type="string">
            <text:p>JOB ID O</text:p>
          </table:table-cell>
          <table:table-cell table:style-name="ce7" office:value-type="string" calcext:value-type="string">
            <text:p>JOB ID S</text:p>
          </table:table-cell>
          <table:table-cell table:style-name="ce7" office:value-type="string" calcext:value-type="string">
            <text:p>PROD_TIME</text:p>
          </table:table-cell>
          <table:table-cell table:style-name="ce7" office:value-type="string" calcext:value-type="string">
            <text:p>PROC_TIME</text:p>
          </table:table-cell>
          <table:table-cell table:number-columns-repeated="2" table:style-name="ce7" office:value-type="string" calcext:value-type="string">
            <text:p>EXEC</text:p>
          </table:table-cell>
          <table:table-cell table:style-name="ce7" office:value-type="string" calcext:value-type="string">
            <text:p>Gain</text:p>
          </table:table-cell>
          <table:table-cell table:style-name="ce14" table:number-columns-repeated="2"/>
          <table:table-cell table:number-columns-repeated="3"/>
        </table:table-row>
        <table:table-row table:style-name="ro1">
          <table:table-cell/>
          <table:table-cell office:value-type="float" office:value="7187525" calcext:value-type="float">
            <text:p>7187525</text:p>
          </table:table-cell>
          <table:table-cell office:value-type="float" office:value="7187526" calcext:value-type="float">
            <text:p>7187526</text:p>
          </table:table-cell>
          <table:table-cell office:value-type="float" office:value="100" calcext:value-type="float">
            <text:p>100</text:p>
          </table:table-cell>
          <table:table-cell office:value-type="float" office:value="60000" calcext:value-type="float">
            <text:p>60000</text:p>
          </table:table-cell>
          <table:table-cell office:value-type="float" office:value="445.815144" calcext:value-type="float">
            <text:p>445.815144</text:p>
          </table:table-cell>
          <table:table-cell office:value-type="float" office:value="443.255746" calcext:value-type="float">
            <text:p>443.255746</text:p>
          </table:table-cell>
          <table:table-cell table:formula="of:=(([.F7]-[.G7])/[.G7])*100" office:value-type="float" office:value="0.577408871311053" calcext:value-type="float">
            <text:p>0.5774088713110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7528" calcext:value-type="float">
            <text:p>7187528</text:p>
          </table:table-cell>
          <table:table-cell office:value-type="float" office:value="7187529" calcext:value-type="float">
            <text:p>7187529</text:p>
          </table:table-cell>
          <table:table-cell office:value-type="float" office:value="200" calcext:value-type="float">
            <text:p>200</text:p>
          </table:table-cell>
          <table:table-cell office:value-type="float" office:value="60000" calcext:value-type="float">
            <text:p>60000</text:p>
          </table:table-cell>
          <table:table-cell office:value-type="float" office:value="496.084858" calcext:value-type="float">
            <text:p>496.084858</text:p>
          </table:table-cell>
          <table:table-cell office:value-type="float" office:value="446.076977" calcext:value-type="float">
            <text:p>446.076977</text:p>
          </table:table-cell>
          <table:table-cell table:formula="of:=(([.F8]-[.G8])/[.G8])*100" office:value-type="float" office:value="11.2105944889418" calcext:value-type="float">
            <text:p>11.21059448894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7530" calcext:value-type="float">
            <text:p>7187530</text:p>
          </table:table-cell>
          <table:table-cell office:value-type="float" office:value="7187532" calcext:value-type="float">
            <text:p>7187532</text:p>
          </table:table-cell>
          <table:table-cell office:value-type="float" office:value="400" calcext:value-type="float">
            <text:p>400</text:p>
          </table:table-cell>
          <table:table-cell office:value-type="float" office:value="60000" calcext:value-type="float">
            <text:p>60000</text:p>
          </table:table-cell>
          <table:table-cell office:value-type="float" office:value="596.952444" calcext:value-type="float">
            <text:p>596.952444</text:p>
          </table:table-cell>
          <table:table-cell office:value-type="float" office:value="514.866681" calcext:value-type="float">
            <text:p>514.866681</text:p>
          </table:table-cell>
          <table:table-cell table:formula="of:=(([.F9]-[.G9])/[.G9])*100" office:value-type="float" office:value="15.9431103291767" calcext:value-type="float">
            <text:p>15.94311032917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7535" calcext:value-type="float">
            <text:p>7187535</text:p>
          </table:table-cell>
          <table:table-cell office:value-type="float" office:value="7187539" calcext:value-type="float">
            <text:p>7187539</text:p>
          </table:table-cell>
          <table:table-cell office:value-type="float" office:value="500" calcext:value-type="float">
            <text:p>500</text:p>
          </table:table-cell>
          <table:table-cell office:value-type="float" office:value="60000" calcext:value-type="float">
            <text:p>60000</text:p>
          </table:table-cell>
          <table:table-cell office:value-type="float" office:value="646.802613" calcext:value-type="float">
            <text:p>646.802613</text:p>
          </table:table-cell>
          <table:table-cell office:value-type="float" office:value="523.915772" calcext:value-type="float">
            <text:p>523.915772</text:p>
          </table:table-cell>
          <table:table-cell table:formula="of:=(([.F10]-[.G10])/[.G10])*100" office:value-type="float" office:value="23.4554574547147" calcext:value-type="float">
            <text:p>23.45545745471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7543" calcext:value-type="float">
            <text:p>7187543</text:p>
          </table:table-cell>
          <table:table-cell office:value-type="float" office:value="7187547" calcext:value-type="float">
            <text:p>7187547</text:p>
          </table:table-cell>
          <table:table-cell office:value-type="float" office:value="1000" calcext:value-type="float">
            <text:p>1000</text:p>
          </table:table-cell>
          <table:table-cell office:value-type="float" office:value="60000" calcext:value-type="float">
            <text:p>60000</text:p>
          </table:table-cell>
          <table:table-cell office:value-type="float" office:value="896.79407" calcext:value-type="float">
            <text:p>896.79407</text:p>
          </table:table-cell>
          <table:table-cell office:value-type="float" office:value="715.022702" calcext:value-type="float">
            <text:p>715.022702</text:p>
          </table:table-cell>
          <table:table-cell table:formula="of:=(([.F11]-[.G11])/[.G11])*100" office:value-type="float" office:value="25.4217617834461" calcext:value-type="float">
            <text:p>25.42176178344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7549" calcext:value-type="float">
            <text:p>7187549</text:p>
          </table:table-cell>
          <table:table-cell office:value-type="float" office:value="7187552" calcext:value-type="float">
            <text:p>7187552</text:p>
          </table:table-cell>
          <table:table-cell office:value-type="float" office:value="2000" calcext:value-type="float">
            <text:p>2000</text:p>
          </table:table-cell>
          <table:table-cell office:value-type="float" office:value="60000" calcext:value-type="float">
            <text:p>60000</text:p>
          </table:table-cell>
          <table:table-cell office:value-type="float" office:value="1397.554931" calcext:value-type="float">
            <text:p>1397.554931</text:p>
          </table:table-cell>
          <table:table-cell office:value-type="float" office:value="1083.689453" calcext:value-type="float">
            <text:p>1083.689453</text:p>
          </table:table-cell>
          <table:table-cell table:formula="of:=(([.F12]-[.G12])/[.G12])*100" office:value-type="float" office:value="28.962677188665" calcext:value-type="float">
            <text:p>28.962677188665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1" office:value-type="float" office:value="7201871" calcext:value-type="float">
            <text:p>7201871</text:p>
          </table:table-cell>
          <table:table-cell table:style-name="ce11" office:value-type="float" office:value="7201872" calcext:value-type="float">
            <text:p>7201872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90.967482" calcext:value-type="float">
            <text:p>90.967482</text:p>
          </table:table-cell>
          <table:table-cell table:style-name="ce11" office:value-type="float" office:value="74.471815" calcext:value-type="float">
            <text:p>74.471815</text:p>
          </table:table-cell>
          <table:table-cell table:style-name="ce11" table:formula="of:=(([.F14]-[.G14])/[.G14])*100" office:value-type="float" office:value="22.150214816169" calcext:value-type="float">
            <text:p>22.1502148161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01874" calcext:value-type="float">
            <text:p>7201874</text:p>
          </table:table-cell>
          <table:table-cell office:value-type="float" office:value="7201875" calcext:value-type="float">
            <text:p>7201875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15.779339" calcext:value-type="float">
            <text:p>115.779339</text:p>
          </table:table-cell>
          <table:table-cell office:value-type="float" office:value="89.322855" calcext:value-type="float">
            <text:p>89.322855</text:p>
          </table:table-cell>
          <table:table-cell table:formula="of:=(([.F15]-[.G15])/[.G15])*100" office:value-type="float" office:value="29.6189413112691" calcext:value-type="float">
            <text:p>29.61894131126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7553" calcext:value-type="float">
            <text:p>7187553</text:p>
          </table:table-cell>
          <table:table-cell office:value-type="float" office:value="7187554" calcext:value-type="float">
            <text:p>7187554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45.926736" calcext:value-type="float">
            <text:p>145.926736</text:p>
          </table:table-cell>
          <table:table-cell office:value-type="float" office:value="116.767822" calcext:value-type="float">
            <text:p>116.767822</text:p>
          </table:table-cell>
          <table:table-cell table:formula="of:=(([.F16]-[.G16])/[.G16])*100" office:value-type="float" office:value="24.9717032488625" calcext:value-type="float">
            <text:p>24.9717032488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7557" calcext:value-type="float">
            <text:p>7187557</text:p>
          </table:table-cell>
          <table:table-cell office:value-type="float" office:value="7187559" calcext:value-type="float">
            <text:p>7187559</text:p>
          </table:table-cell>
          <table:table-cell office:value-type="float" office:value="100" calcext:value-type="float">
            <text:p>100</text:p>
          </table:table-cell>
          <table:table-cell office:value-type="float" office:value="20000" calcext:value-type="float">
            <text:p>20000</text:p>
          </table:table-cell>
          <table:table-cell office:value-type="float" office:value="206.925846" calcext:value-type="float">
            <text:p>206.925846</text:p>
          </table:table-cell>
          <table:table-cell office:value-type="float" office:value="173.654307" calcext:value-type="float">
            <text:p>173.654307</text:p>
          </table:table-cell>
          <table:table-cell table:formula="of:=(([.F17]-[.G17])/[.G17])*100" office:value-type="float" office:value="19.1596393863125" calcext:value-type="float">
            <text:p>19.1596393863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7603" calcext:value-type="float">
            <text:p>7187603</text:p>
          </table:table-cell>
          <table:table-cell office:value-type="float" office:value="7187656" calcext:value-type="float">
            <text:p>7187656</text:p>
          </table:table-cell>
          <table:table-cell office:value-type="float" office:value="100" calcext:value-type="float">
            <text:p>100</text:p>
          </table:table-cell>
          <table:table-cell office:value-type="float" office:value="30000" calcext:value-type="float">
            <text:p>30000</text:p>
          </table:table-cell>
          <table:table-cell office:value-type="float" office:value="265.242005" calcext:value-type="float">
            <text:p>265.242005</text:p>
          </table:table-cell>
          <table:table-cell office:value-type="float" office:value="230.916966" calcext:value-type="float">
            <text:p>230.916966</text:p>
          </table:table-cell>
          <table:table-cell table:formula="of:=(([.F18]-[.G18])/[.G18])*100" office:value-type="float" office:value="14.8646674146931" calcext:value-type="float">
            <text:p>14.86466741469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7731" calcext:value-type="float">
            <text:p>7187731</text:p>
          </table:table-cell>
          <table:table-cell office:value-type="float" office:value="7187811" calcext:value-type="float">
            <text:p>7187811</text:p>
          </table:table-cell>
          <table:table-cell office:value-type="float" office:value="100" calcext:value-type="float">
            <text:p>100</text:p>
          </table:table-cell>
          <table:table-cell office:value-type="float" office:value="40000" calcext:value-type="float">
            <text:p>40000</text:p>
          </table:table-cell>
          <table:table-cell office:value-type="float" office:value="325.572312" calcext:value-type="float">
            <text:p>325.572312</text:p>
          </table:table-cell>
          <table:table-cell office:value-type="float" office:value="291.555015" calcext:value-type="float">
            <text:p>291.555015</text:p>
          </table:table-cell>
          <table:table-cell table:formula="of:=(([.F19]-[.G19])/[.G19])*100" office:value-type="float" office:value="11.6675396579956" calcext:value-type="float">
            <text:p>11.66753965799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7855" calcext:value-type="float">
            <text:p>7187855</text:p>
          </table:table-cell>
          <table:table-cell office:value-type="float" office:value="7187861" calcext:value-type="float">
            <text:p>718786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office:value-type="float" office:value="385.92133" calcext:value-type="float">
            <text:p>385.92133</text:p>
          </table:table-cell>
          <table:table-cell office:value-type="float" office:value="354.095034" calcext:value-type="float">
            <text:p>354.095034</text:p>
          </table:table-cell>
          <table:table-cell table:formula="of:=(([.F20]-[.G20])/[.G20])*100" office:value-type="float" office:value="8.98806618112583" calcext:value-type="float">
            <text:p>8.988066181125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7866" calcext:value-type="float">
            <text:p>7187866</text:p>
          </table:table-cell>
          <table:table-cell office:value-type="float" office:value="7187871" calcext:value-type="float">
            <text:p>7187871</text:p>
          </table:table-cell>
          <table:table-cell office:value-type="float" office:value="100" calcext:value-type="float">
            <text:p>100</text:p>
          </table:table-cell>
          <table:table-cell office:value-type="float" office:value="60000" calcext:value-type="float">
            <text:p>60000</text:p>
          </table:table-cell>
          <table:table-cell office:value-type="float" office:value="446.338028" calcext:value-type="float">
            <text:p>446.338028</text:p>
          </table:table-cell>
          <table:table-cell office:value-type="float" office:value="444.222479" calcext:value-type="float">
            <text:p>444.222479</text:p>
          </table:table-cell>
          <table:table-cell table:formula="of:=(([.F21]-[.G21])/[.G21])*100" office:value-type="float" office:value="0.476236368038455" calcext:value-type="float">
            <text:p>0.476236368038455</text:p>
          </table:table-cell>
          <table:table-cell table:number-columns-repeated="5"/>
        </table:table-row>
      </table:table>
      <table:table table:name="SimSync" table:style-name="ta1">
        <table:shapes>
          <draw:frame draw:z-index="0" draw:style-name="gr1" draw:text-style-name="P1" svg:width="143.38mm" svg:height="80.65mm" svg:x="273.39mm" svg:y="35.15mm">
            <draw:object draw:notify-on-update-of-ranges="SimSync.C9:SimSync.C16 SimSync.C9:SimSync.C16 SimSync.E7:SimSync.E7 SimSync.E9:SimSync.E16 SimSync.C9:SimSync.C16 SimSync.G8:SimSync.G8 SimSync.G9:SimSync.G16 SimSync.C9:SimSync.C16 SimSync.F7:SimSync.F7 SimSync.F9:SimSync.F1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ce4"/>
        <table:table-column table:style-name="co2" table:number-columns-repeated="7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SIMSYNC</text:p>
          </table:table-cell>
          <table:table-cell table:style-name="ce5" table:number-columns-repeated="12"/>
        </table:table-row>
        <table:table-row table:style-name="ro1"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SUMMARY DATA</text:p>
          </table:table-cell>
          <table:table-cell table:style-name="ce5" table:number-columns-repeated="8"/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/>
          <table:table-cell table:style-name="ce2" table:number-columns-repeated="2"/>
          <table:table-cell table:style-name="Default"/>
          <table:table-cell table:style-name="ce7" office:value-type="string" calcext:value-type="string" table:number-columns-spanned="2" table:number-rows-spanned="1">
            <text:p>TIMES</text:p>
          </table:table-cell>
          <table:covered-table-cell table:style-name="ce7"/>
          <table:table-cell table:style-name="ce14" table:number-columns-repeated="7"/>
          <table:table-cell/>
        </table:table-row>
        <table:table-row table:style-name="ro1">
          <table:table-cell/>
          <table:table-cell table:style-name="ce2" table:number-columns-repeated="2"/>
          <table:table-cell table:style-name="Default"/>
          <table:table-cell table:style-name="ce7" office:value-type="string" calcext:value-type="string">
            <text:p>Pure task-based Execution Time</text:p>
          </table:table-cell>
          <table:table-cell table:style-name="ce7" office:value-type="string" calcext:value-type="string">
            <text:p>Streams Execution Time</text:p>
          </table:table-cell>
          <table:table-cell table:style-name="ce14" table:number-columns-repeated="2"/>
          <table:table-cell/>
          <table:table-cell table:style-name="ce14" table:number-columns-repeated="4"/>
          <table:table-cell/>
        </table:table-row>
        <table:table-row table:style-name="ro1">
          <table:table-cell/>
          <table:table-cell table:style-name="ce14"/>
          <table:table-cell table:style-name="ce7" office:value-type="string" calcext:value-type="string">
            <text:p>NUM_ITERS</text:p>
          </table:table-cell>
          <table:table-cell table:style-name="ce7" office:value-type="string" calcext:value-type="string">
            <text:p>PROC_TIME</text:p>
          </table:table-cell>
          <table:table-cell table:number-columns-repeated="2" table:style-name="ce7" office:value-type="string" calcext:value-type="string">
            <text:p>EXEC</text:p>
          </table:table-cell>
          <table:table-cell table:style-name="ce7" office:value-type="string" calcext:value-type="string">
            <text:p>Gain</text:p>
          </table:table-cell>
          <table:table-cell table:style-name="ce14" table:number-columns-repeated="6"/>
          <table:table-cell/>
        </table:table-row>
        <table:table-row table:style-name="ro1">
          <table:table-cell/>
          <table:table-cell table:style-name="ce15"/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formula="of:=SUM([.E24];[.E28];[.E32];[.E36];[.E40])/5" office:value-type="float" office:value="8756.4" calcext:value-type="float">
            <text:p>8756.4</text:p>
          </table:table-cell>
          <table:table-cell table:formula="of:=SUM([.F24];[.F28];[.F32];[.F36];[.F40])/5" office:value-type="float" office:value="5119.8" calcext:value-type="float">
            <text:p>5119.8</text:p>
          </table:table-cell>
          <table:table-cell table:style-name="ce4" table:formula="of:=(([.E9]-[.F9])/[.F9])*100" office:value-type="float" office:value="71.0301183639986" calcext:value-type="float">
            <text:p>71.0301183639986</text:p>
          </table:table-cell>
          <table:table-cell table:style-name="ce15" table:number-columns-repeated="6"/>
          <table:table-cell/>
        </table:table-row>
        <table:table-row table:style-name="ro1">
          <table:table-cell/>
          <table:table-cell table:style-name="ce15"/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formula="of:=SUM([.E25];[.E29];[.E33];[.E37];[.E41])/5" office:value-type="float" office:value="14780.8" calcext:value-type="float">
            <text:p>14780.8</text:p>
          </table:table-cell>
          <table:table-cell table:formula="of:=SUM([.F25];[.F29];[.F33];[.F37];[.F41])/5" office:value-type="float" office:value="9131.2" calcext:value-type="float">
            <text:p>9131.2</text:p>
          </table:table-cell>
          <table:table-cell table:style-name="ce4" table:formula="of:=(([.E10]-[.F10])/[.F10])*100" office:value-type="float" office:value="61.8713860171719" calcext:value-type="float">
            <text:p>61.8713860171719</text:p>
          </table:table-cell>
          <table:table-cell table:style-name="ce15" table:number-columns-repeated="6"/>
          <table:table-cell/>
        </table:table-row>
        <table:table-row table:style-name="ro1">
          <table:table-cell/>
          <table:table-cell table:style-name="ce15"/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table:formula="of:=SUM([.E26];[.E30];[.E34];[.E38];[.E42])/5" office:value-type="float" office:value="26804" calcext:value-type="float">
            <text:p>26804</text:p>
          </table:table-cell>
          <table:table-cell table:formula="of:=SUM([.F26];[.F30];[.F34];[.F38];[.F42])/5" office:value-type="float" office:value="17162.8" calcext:value-type="float">
            <text:p>17162.8</text:p>
          </table:table-cell>
          <table:table-cell table:style-name="ce4" table:formula="of:=(([.E11]-[.F11])/[.F11])*100" office:value-type="float" office:value="56.1749831029902" calcext:value-type="float">
            <text:p>56.1749831029902</text:p>
          </table:table-cell>
          <table:table-cell table:style-name="ce15" table:number-columns-repeated="6"/>
          <table:table-cell/>
        </table:table-row>
        <table:table-row table:style-name="ro1">
          <table:table-cell/>
          <table:table-cell table:style-name="ce15"/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table:formula="of:=SUM([.E27];[.E31];[.E35];[.E39];[.E43])/5" office:value-type="float" office:value="50865.2" calcext:value-type="float">
            <text:p>50865.2</text:p>
          </table:table-cell>
          <table:table-cell table:formula="of:=SUM([.F27];[.F31];[.F35];[.F39];[.F43])/5" office:value-type="float" office:value="33168.6" calcext:value-type="float">
            <text:p>33168.6</text:p>
          </table:table-cell>
          <table:table-cell table:style-name="ce4" table:formula="of:=(([.E12]-[.F12])/[.F12])*100" office:value-type="float" office:value="53.3534728628884" calcext:value-type="float">
            <text:p>53.3534728628884</text:p>
          </table:table-cell>
          <table:table-cell table:style-name="ce15" table:number-columns-repeated="6"/>
          <table:table-cell/>
        </table:table-row>
        <table:table-row table:style-name="ro1">
          <table:table-cell/>
          <table:table-cell table:style-name="ce15"/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formula="of:=SUM([.E45];[.E49];[.E53];[.E57];[.E61])/5" office:value-type="float" office:value="98958.8" calcext:value-type="float">
            <text:p>98958.8</text:p>
          </table:table-cell>
          <table:table-cell table:formula="of:=SUM([.F45];[.F49];[.F53];[.F57];[.F61])/5" office:value-type="float" office:value="68209" calcext:value-type="float">
            <text:p>68209</text:p>
          </table:table-cell>
          <table:table-cell table:style-name="ce4" table:formula="of:=(([.E13]-[.F13])/[.F13])*100" office:value-type="float" office:value="45.0817340820126" calcext:value-type="float">
            <text:p>45.0817340820126</text:p>
          </table:table-cell>
          <table:table-cell table:style-name="ce15" table:number-columns-repeated="6"/>
          <table:table-cell/>
        </table:table-row>
        <table:table-row table:style-name="ro1">
          <table:table-cell/>
          <table:table-cell table:style-name="ce15"/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table:formula="of:=SUM([.E46];[.E50];[.E54];[.E58];[.E62])/5" office:value-type="float" office:value="195111.8" calcext:value-type="float">
            <text:p>195111.8</text:p>
          </table:table-cell>
          <table:table-cell table:formula="of:=SUM([.F46];[.F50];[.F54];[.F58];[.F62])/5" office:value-type="float" office:value="129337" calcext:value-type="float">
            <text:p>129337</text:p>
          </table:table-cell>
          <table:table-cell table:style-name="ce4" table:formula="of:=(([.E14]-[.F14])/[.F14])*100" office:value-type="float" office:value="50.8553623479747" calcext:value-type="float">
            <text:p>50.8553623479747</text:p>
          </table:table-cell>
          <table:table-cell table:style-name="ce15" table:number-columns-repeated="6"/>
          <table:table-cell/>
        </table:table-row>
        <table:table-row table:style-name="ro1">
          <table:table-cell/>
          <table:table-cell table:style-name="ce15"/>
          <table:table-cell office:value-type="float" office:value="64" calcext:value-type="float">
            <text:p>64</text:p>
          </table:table-cell>
          <table:table-cell office:value-type="float" office:value="2000" calcext:value-type="float">
            <text:p>2000</text:p>
          </table:table-cell>
          <table:table-cell table:formula="of:=SUM([.E47];[.E51];[.E55];[.E59];[.E63])/5" office:value-type="float" office:value="387421.6" calcext:value-type="float">
            <text:p>387421.6</text:p>
          </table:table-cell>
          <table:table-cell table:formula="of:=SUM([.F47];[.F51];[.F55];[.F59];[.F63])/5" office:value-type="float" office:value="257511" calcext:value-type="float">
            <text:p>257511</text:p>
          </table:table-cell>
          <table:table-cell table:style-name="ce4" table:formula="of:=(([.E15]-[.F15])/[.F15])*100" office:value-type="float" office:value="50.4485633623418" calcext:value-type="float">
            <text:p>50.4485633623418</text:p>
          </table:table-cell>
          <table:table-cell table:style-name="ce15" table:number-columns-repeated="6"/>
          <table:table-cell/>
        </table:table-row>
        <table:table-row table:style-name="ro1">
          <table:table-cell/>
          <table:table-cell table:style-name="ce15"/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table:formula="of:=SUM([.E48];[.E52];[.E56];[.E60];[.E64])/5" office:value-type="float" office:value="771990.4" calcext:value-type="float">
            <text:p>771990.4</text:p>
          </table:table-cell>
          <table:table-cell table:formula="of:=SUM([.F48];[.F52];[.F56];[.F60];[.F64])/5" office:value-type="float" office:value="513781.6" calcext:value-type="float">
            <text:p>513781.6</text:p>
          </table:table-cell>
          <table:table-cell table:style-name="ce4" table:formula="of:=(([.E16]-[.F16])/[.F16])*100" office:value-type="float" office:value="50.256529233433" calcext:value-type="float">
            <text:p>50.256529233433</text:p>
          </table:table-cell>
          <table:table-cell table:style-name="ce15" table:number-columns-repeated="6"/>
          <table:table-cell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RAW DATA</text:p>
          </table:table-cell>
          <table:table-cell table:style-name="ce5" table:number-columns-repeated="8"/>
          <table:table-cell table:number-columns-repeated="4"/>
        </table:table-row>
        <table:table-row table:style-name="ro2">
          <table:table-cell/>
          <table:table-cell table:style-name="Default" table:number-columns-repeated="5"/>
          <table:table-cell table:number-columns-repeated="8"/>
        </table:table-row>
        <table:table-row table:style-name="ro2">
          <table:table-cell/>
          <table:table-cell table:style-name="ce2" table:number-columns-repeated="2"/>
          <table:table-cell table:style-name="Default"/>
          <table:table-cell table:style-name="ce7" office:value-type="string" calcext:value-type="string" table:number-columns-spanned="2" table:number-rows-spanned="1">
            <text:p>TIMES</text:p>
          </table:table-cell>
          <table:covered-table-cell table:style-name="ce7"/>
          <table:table-cell table:number-columns-repeated="8"/>
        </table:table-row>
        <table:table-row table:style-name="ro2">
          <table:table-cell/>
          <table:table-cell table:style-name="ce2" table:number-columns-repeated="2"/>
          <table:table-cell table:style-name="Default"/>
          <table:table-cell table:style-name="ce7" office:value-type="string" calcext:value-type="string">
            <text:p>Objects</text:p>
          </table:table-cell>
          <table:table-cell table:style-name="ce7" office:value-type="string" calcext:value-type="string">
            <text:p>Streams</text:p>
          </table:table-cell>
          <table:table-cell table:number-columns-repeated="8"/>
        </table:table-row>
        <table:table-row table:style-name="ro2">
          <table:table-cell/>
          <table:table-cell table:style-name="ce7" office:value-type="string" calcext:value-type="string">
            <text:p>JOB ID</text:p>
          </table:table-cell>
          <table:table-cell table:style-name="ce7" office:value-type="string" calcext:value-type="string">
            <text:p>NUM_ITERS</text:p>
          </table:table-cell>
          <table:table-cell table:style-name="ce7" office:value-type="string" calcext:value-type="string">
            <text:p>PROC_TIME</text:p>
          </table:table-cell>
          <table:table-cell table:number-columns-repeated="2" table:style-name="ce7" office:value-type="string" calcext:value-type="string">
            <text:p>EXEC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26427" calcext:value-type="float">
            <text:p>7126427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8757" calcext:value-type="float">
            <text:p>8757</text:p>
          </table:table-cell>
          <table:table-cell table:style-name="ce16" office:value-type="float" office:value="5106" calcext:value-type="float">
            <text:p>5106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26428" calcext:value-type="float">
            <text:p>7126428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4792" calcext:value-type="float">
            <text:p>14792</text:p>
          </table:table-cell>
          <table:table-cell table:style-name="ce16" office:value-type="float" office:value="9109" calcext:value-type="float">
            <text:p>9109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26429" calcext:value-type="float">
            <text:p>7126429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6800" calcext:value-type="float">
            <text:p>26800</text:p>
          </table:table-cell>
          <table:table-cell office:value-type="float" office:value="17144" calcext:value-type="float">
            <text:p>17144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26430" calcext:value-type="float">
            <text:p>7126430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50864" calcext:value-type="float">
            <text:p>50864</text:p>
          </table:table-cell>
          <table:table-cell office:value-type="float" office:value="33161" calcext:value-type="float">
            <text:p>33161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29" calcext:value-type="float">
            <text:p>7146129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8773" calcext:value-type="float">
            <text:p>8773</text:p>
          </table:table-cell>
          <table:table-cell office:value-type="float" office:value="5115" calcext:value-type="float">
            <text:p>5115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30" calcext:value-type="float">
            <text:p>7146130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4776" calcext:value-type="float">
            <text:p>14776</text:p>
          </table:table-cell>
          <table:table-cell office:value-type="float" office:value="9104" calcext:value-type="float">
            <text:p>9104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31" calcext:value-type="float">
            <text:p>7146131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6822" calcext:value-type="float">
            <text:p>26822</text:p>
          </table:table-cell>
          <table:table-cell office:value-type="float" office:value="17138" calcext:value-type="float">
            <text:p>17138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32" calcext:value-type="float">
            <text:p>714613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50850" calcext:value-type="float">
            <text:p>50850</text:p>
          </table:table-cell>
          <table:table-cell office:value-type="float" office:value="33165" calcext:value-type="float">
            <text:p>33165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33" calcext:value-type="float">
            <text:p>7146133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8750" calcext:value-type="float">
            <text:p>8750</text:p>
          </table:table-cell>
          <table:table-cell office:value-type="float" office:value="5126" calcext:value-type="float">
            <text:p>5126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34" calcext:value-type="float">
            <text:p>714613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4767" calcext:value-type="float">
            <text:p>14767</text:p>
          </table:table-cell>
          <table:table-cell office:value-type="float" office:value="9120" calcext:value-type="float">
            <text:p>9120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35" calcext:value-type="float">
            <text:p>7146135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6798" calcext:value-type="float">
            <text:p>26798</text:p>
          </table:table-cell>
          <table:table-cell office:value-type="float" office:value="17152" calcext:value-type="float">
            <text:p>17152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36" calcext:value-type="float">
            <text:p>714613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50858" calcext:value-type="float">
            <text:p>50858</text:p>
          </table:table-cell>
          <table:table-cell office:value-type="float" office:value="33188" calcext:value-type="float">
            <text:p>33188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38" calcext:value-type="float">
            <text:p>714613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8753" calcext:value-type="float">
            <text:p>8753</text:p>
          </table:table-cell>
          <table:table-cell office:value-type="float" office:value="5115" calcext:value-type="float">
            <text:p>5115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39" calcext:value-type="float">
            <text:p>7146139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4776" calcext:value-type="float">
            <text:p>14776</text:p>
          </table:table-cell>
          <table:table-cell office:value-type="float" office:value="9191" calcext:value-type="float">
            <text:p>9191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40" calcext:value-type="float">
            <text:p>7146140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6797" calcext:value-type="float">
            <text:p>26797</text:p>
          </table:table-cell>
          <table:table-cell office:value-type="float" office:value="17165" calcext:value-type="float">
            <text:p>17165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41" calcext:value-type="float">
            <text:p>7146141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50890" calcext:value-type="float">
            <text:p>50890</text:p>
          </table:table-cell>
          <table:table-cell office:value-type="float" office:value="33162" calcext:value-type="float">
            <text:p>33162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58" calcext:value-type="float">
            <text:p>714615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8749" calcext:value-type="float">
            <text:p>8749</text:p>
          </table:table-cell>
          <table:table-cell office:value-type="float" office:value="5137" calcext:value-type="float">
            <text:p>5137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59" calcext:value-type="float">
            <text:p>7146159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4793" calcext:value-type="float">
            <text:p>14793</text:p>
          </table:table-cell>
          <table:table-cell office:value-type="float" office:value="9132" calcext:value-type="float">
            <text:p>9132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60" calcext:value-type="float">
            <text:p>7146160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6803" calcext:value-type="float">
            <text:p>26803</text:p>
          </table:table-cell>
          <table:table-cell office:value-type="float" office:value="17215" calcext:value-type="float">
            <text:p>17215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61" calcext:value-type="float">
            <text:p>7146161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50864" calcext:value-type="float">
            <text:p>50864</text:p>
          </table:table-cell>
          <table:table-cell office:value-type="float" office:value="33167" calcext:value-type="float">
            <text:p>33167</text:p>
          </table:table-cell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>
          <table:table-cell/>
          <table:table-cell office:value-type="float" office:value="7188650" calcext:value-type="float">
            <text:p>7188650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98959" calcext:value-type="float">
            <text:p>98959</text:p>
          </table:table-cell>
          <table:table-cell office:value-type="float" office:value="65210" calcext:value-type="float">
            <text:p>65210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88652" calcext:value-type="float">
            <text:p>7188652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195134" calcext:value-type="float">
            <text:p>195134</text:p>
          </table:table-cell>
          <table:table-cell office:value-type="float" office:value="129312" calcext:value-type="float">
            <text:p>129312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88653" calcext:value-type="float">
            <text:p>7188653</text:p>
          </table:table-cell>
          <table:table-cell office:value-type="float" office:value="64" calcext:value-type="float">
            <text:p>64</text:p>
          </table:table-cell>
          <table:table-cell office:value-type="float" office:value="2000" calcext:value-type="float">
            <text:p>2000</text:p>
          </table:table-cell>
          <table:table-cell office:value-type="float" office:value="387443" calcext:value-type="float">
            <text:p>387443</text:p>
          </table:table-cell>
          <table:table-cell office:value-type="float" office:value="257551" calcext:value-type="float">
            <text:p>257551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88654" calcext:value-type="float">
            <text:p>7188654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771987" calcext:value-type="float">
            <text:p>771987</text:p>
          </table:table-cell>
          <table:table-cell office:value-type="float" office:value="513782" calcext:value-type="float">
            <text:p>513782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891" calcext:value-type="float">
            <text:p>7192891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98967" calcext:value-type="float">
            <text:p>98967</text:p>
          </table:table-cell>
          <table:table-cell office:value-type="float" office:value="68967" calcext:value-type="float">
            <text:p>68967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894" calcext:value-type="float">
            <text:p>7192894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195097" calcext:value-type="float">
            <text:p>195097</text:p>
          </table:table-cell>
          <table:table-cell office:value-type="float" office:value="129366" calcext:value-type="float">
            <text:p>129366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897" calcext:value-type="float">
            <text:p>7192897</text:p>
          </table:table-cell>
          <table:table-cell office:value-type="float" office:value="64" calcext:value-type="float">
            <text:p>64</text:p>
          </table:table-cell>
          <table:table-cell office:value-type="float" office:value="2000" calcext:value-type="float">
            <text:p>2000</text:p>
          </table:table-cell>
          <table:table-cell office:value-type="float" office:value="387446" calcext:value-type="float">
            <text:p>387446</text:p>
          </table:table-cell>
          <table:table-cell office:value-type="float" office:value="257509" calcext:value-type="float">
            <text:p>257509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898" calcext:value-type="float">
            <text:p>7192898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771987" calcext:value-type="float">
            <text:p>771987</text:p>
          </table:table-cell>
          <table:table-cell office:value-type="float" office:value="513806" calcext:value-type="float">
            <text:p>513806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04" calcext:value-type="float">
            <text:p>7192904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98961" calcext:value-type="float">
            <text:p>98961</text:p>
          </table:table-cell>
          <table:table-cell office:value-type="float" office:value="68961" calcext:value-type="float">
            <text:p>68961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08" calcext:value-type="float">
            <text:p>7192908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195101" calcext:value-type="float">
            <text:p>195101</text:p>
          </table:table-cell>
          <table:table-cell office:value-type="float" office:value="129344" calcext:value-type="float">
            <text:p>129344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10" calcext:value-type="float">
            <text:p>7192910</text:p>
          </table:table-cell>
          <table:table-cell office:value-type="float" office:value="64" calcext:value-type="float">
            <text:p>64</text:p>
          </table:table-cell>
          <table:table-cell office:value-type="float" office:value="2000" calcext:value-type="float">
            <text:p>2000</text:p>
          </table:table-cell>
          <table:table-cell office:value-type="float" office:value="387389" calcext:value-type="float">
            <text:p>387389</text:p>
          </table:table-cell>
          <table:table-cell office:value-type="float" office:value="257513" calcext:value-type="float">
            <text:p>257513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11" calcext:value-type="float">
            <text:p>719291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771958" calcext:value-type="float">
            <text:p>771958</text:p>
          </table:table-cell>
          <table:table-cell office:value-type="float" office:value="513765" calcext:value-type="float">
            <text:p>513765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14" calcext:value-type="float">
            <text:p>7192914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98958" calcext:value-type="float">
            <text:p>98958</text:p>
          </table:table-cell>
          <table:table-cell office:value-type="float" office:value="68958" calcext:value-type="float">
            <text:p>68958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15" calcext:value-type="float">
            <text:p>7192915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195127" calcext:value-type="float">
            <text:p>195127</text:p>
          </table:table-cell>
          <table:table-cell office:value-type="float" office:value="129348" calcext:value-type="float">
            <text:p>129348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16" calcext:value-type="float">
            <text:p>7192916</text:p>
          </table:table-cell>
          <table:table-cell office:value-type="float" office:value="64" calcext:value-type="float">
            <text:p>64</text:p>
          </table:table-cell>
          <table:table-cell office:value-type="float" office:value="2000" calcext:value-type="float">
            <text:p>2000</text:p>
          </table:table-cell>
          <table:table-cell office:value-type="float" office:value="387413" calcext:value-type="float">
            <text:p>387413</text:p>
          </table:table-cell>
          <table:table-cell office:value-type="float" office:value="257469" calcext:value-type="float">
            <text:p>257469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17" calcext:value-type="float">
            <text:p>7192917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772002" calcext:value-type="float">
            <text:p>772002</text:p>
          </table:table-cell>
          <table:table-cell office:value-type="float" office:value="513758" calcext:value-type="float">
            <text:p>513758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20" calcext:value-type="float">
            <text:p>7192920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98949" calcext:value-type="float">
            <text:p>98949</text:p>
          </table:table-cell>
          <table:table-cell office:value-type="float" office:value="68949" calcext:value-type="float">
            <text:p>68949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22" calcext:value-type="float">
            <text:p>7192922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195100" calcext:value-type="float">
            <text:p>195100</text:p>
          </table:table-cell>
          <table:table-cell office:value-type="float" office:value="129315" calcext:value-type="float">
            <text:p>129315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25" calcext:value-type="float">
            <text:p>7192925</text:p>
          </table:table-cell>
          <table:table-cell office:value-type="float" office:value="64" calcext:value-type="float">
            <text:p>64</text:p>
          </table:table-cell>
          <table:table-cell office:value-type="float" office:value="2000" calcext:value-type="float">
            <text:p>2000</text:p>
          </table:table-cell>
          <table:table-cell office:value-type="float" office:value="387417" calcext:value-type="float">
            <text:p>387417</text:p>
          </table:table-cell>
          <table:table-cell office:value-type="float" office:value="257513" calcext:value-type="float">
            <text:p>257513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26" calcext:value-type="float">
            <text:p>7192926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772018" calcext:value-type="float">
            <text:p>772018</text:p>
          </table:table-cell>
          <table:table-cell office:value-type="float" office:value="513797" calcext:value-type="float">
            <text:p>513797</text:p>
          </table:table-cell>
          <table:table-cell table:number-columns-repeated="8"/>
        </table:table-row>
      </table:table>
      <table:table table:name="Time" table:style-name="ta1">
        <table:shapes>
          <draw:frame draw:z-index="0" draw:style-name="gr1" draw:text-style-name="P1" svg:width="135mm" svg:height="76mm" svg:x="72.07mm" svg:y="198.56mm">
            <draw:object draw:notify-on-update-of-ranges="Time.D13:Time.D20 Time.D13:Time.D20 Time.E5:Time.E5 Time.E13:Time.E20 Time.D13:Time.D20 Time.J5:Time.J5 Time.J13:Time.J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5mm" svg:height="76mm" svg:x="222.96mm" svg:y="199.09mm">
            <draw:object draw:notify-on-update-of-ranges="Time.C22:Time.C26 Time.C22:Time.C26 Time.E5:Time.E5 Time.E22:Time.E26 Time.C22:Time.C26 Time.J5:Time.J5 Time.J22:Time.J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5mm" svg:height="76mm" svg:x="72.03mm" svg:y="282.28mm">
            <draw:object draw:notify-on-update-of-ranges="Time.D13:Time.D20 Time.D13:Time.D20 Time.E5:Time.E5 Time.F13:Time.F20 Time.D13:Time.D20 Time.J5:Time.J5 Time.K13:Time.K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35mm" svg:height="76mm" svg:x="222.66mm" svg:y="281.71mm">
            <draw:object draw:notify-on-update-of-ranges="Time.C22:Time.C26 Time.C22:Time.C26 Time.E5:Time.E5 Time.F22:Time.F26 Time.C22:Time.C26 Time.J5:Time.J5 Time.K22:Time.K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35mm" svg:height="76mm" svg:x="72.57mm" svg:y="367.39mm">
            <draw:object draw:notify-on-update-of-ranges="Time.D13:Time.D20 Time.D13:Time.D20 Time.E5:Time.E5 Time.I13:Time.I20 Time.D13:Time.D20 Time.J5:Time.J5 Time.N13:Time.N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35mm" svg:height="76mm" svg:x="222.66mm" svg:y="368.15mm">
            <draw:object draw:notify-on-update-of-ranges="Time.C22:Time.C26 Time.C22:Time.C26 Time.E5:Time.E5 Time.I22:Time.I26 Time.C22:Time.C26 Time.J5:Time.J5 Time.N22:Time.N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35mm" svg:height="76mm" svg:x="72.58mm" svg:y="454.1mm">
            <draw:object draw:notify-on-update-of-ranges="Time.D13:Time.D20 Time.E5:Time.E5 Time.O13:Time.O20 Time.J5:Time.J5 Time.P13:Time.P2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7" draw:style-name="gr1" draw:text-style-name="P1" svg:width="135mm" svg:height="76mm" svg:x="223.53mm" svg:y="453.47mm">
            <draw:object draw:notify-on-update-of-ranges="Time.D13:Time.D20 Time.D13:Time.D20 Time.E5:Time.E5 Time.O22:Time.O26 Time.D13:Time.D20 Time.J5:Time.J5 Time.P22:Time.P2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3" table:default-cell-style-name="Default"/>
        <table:table-column table:style-name="co1" table:number-columns-repeated="33" table:default-cell-style-name="Default"/>
        <table:table-row table:style-name="ro1">
          <table:table-cell table:number-columns-repeated="47"/>
        </table:table-row>
        <table:table-row table:style-name="ro1">
          <table:table-cell/>
          <table:table-cell table:style-name="ce1" office:value-type="string" calcext:value-type="string">
            <text:p>TIME BENCHMARK</text:p>
          </table:table-cell>
          <table:table-cell table:style-name="ce5" table:number-columns-repeated="13"/>
          <table:table-cell table:number-columns-repeated="32"/>
        </table:table-row>
        <table:table-row table:style-name="ro1">
          <table:table-cell table:number-columns-repeated="47"/>
        </table:table-row>
        <table:table-row table:style-name="ro1">
          <table:table-cell/>
          <table:table-cell table:style-name="ce2" table:number-columns-repeated="3"/>
          <table:table-cell table:style-name="ce7" office:value-type="string" calcext:value-type="string" table:number-columns-spanned="10" table:number-rows-spanned="1">
            <text:p>TIMES (MEAN OF 100 TASKS)</text:p>
          </table:table-cell>
          <table:covered-table-cell table:number-columns-repeated="9" table:style-name="ce7"/>
          <table:table-cell table:number-columns-repeated="33"/>
        </table:table-row>
        <table:table-row table:style-name="ro1">
          <table:table-cell/>
          <table:table-cell table:style-name="ce2" table:number-columns-repeated="3"/>
          <table:table-cell table:style-name="ce7" office:value-type="string" calcext:value-type="string" table:number-columns-spanned="5" table:number-rows-spanned="1">
            <text:p>OP</text:p>
          </table:table-cell>
          <table:covered-table-cell table:number-columns-repeated="4" table:style-name="ce7"/>
          <table:table-cell table:style-name="ce7" office:value-type="string" calcext:value-type="string" table:number-columns-spanned="5" table:number-rows-spanned="1">
            <text:p>Streams</text:p>
          </table:table-cell>
          <table:covered-table-cell table:number-columns-repeated="4" table:style-name="ce7"/>
          <table:table-cell table:number-columns-repeated="33"/>
        </table:table-row>
        <table:table-row table:style-name="ro1">
          <table:table-cell/>
          <table:table-cell table:style-name="ce7" office:value-type="string" calcext:value-type="string">
            <text:p>JOB ID</text:p>
          </table:table-cell>
          <table:table-cell table:style-name="ce7" office:value-type="string" calcext:value-type="string">
            <text:p>NUM OBJ</text:p>
          </table:table-cell>
          <table:table-cell table:style-name="ce7" office:value-type="string" calcext:value-type="string">
            <text:p>OBJ SIZE</text:p>
          </table:table-cell>
          <table:table-cell table:style-name="ce7" office:value-type="string" calcext:value-type="string">
            <text:p>TA</text:p>
          </table:table-cell>
          <table:table-cell table:style-name="ce7" office:value-type="string" calcext:value-type="string">
            <text:p>TD</text:p>
          </table:table-cell>
          <table:table-cell table:style-name="ce7" office:value-type="string" calcext:value-type="string">
            <text:p>EXEC</text:p>
          </table:table-cell>
          <table:table-cell table:style-name="ce7" office:value-type="string" calcext:value-type="string">
            <text:p>TRANSFER</text:p>
          </table:table-cell>
          <table:table-cell table:style-name="ce7" office:value-type="string" calcext:value-type="string">
            <text:p>TOTAL EXEC</text:p>
          </table:table-cell>
          <table:table-cell table:style-name="ce7" office:value-type="string" calcext:value-type="string">
            <text:p>TA</text:p>
          </table:table-cell>
          <table:table-cell table:style-name="ce7" office:value-type="string" calcext:value-type="string">
            <text:p>TD</text:p>
          </table:table-cell>
          <table:table-cell table:style-name="ce7" office:value-type="string" calcext:value-type="string">
            <text:p>EXEC</text:p>
          </table:table-cell>
          <table:table-cell table:style-name="ce7" office:value-type="string" calcext:value-type="string">
            <text:p>TRANSFER</text:p>
          </table:table-cell>
          <table:table-cell table:style-name="ce7" office:value-type="string" calcext:value-type="string">
            <text:p>TOTAL EXEC</text:p>
          </table:table-cell>
          <table:table-cell table:number-columns-repeated="33"/>
        </table:table-row>
        <table:table-row table:style-name="ro1">
          <table:table-cell/>
          <table:table-cell table:style-name="ce8" office:value-type="float" office:value="7126629" calcext:value-type="float">
            <text:p>712662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48576" calcext:value-type="float">
            <text:p>1048576</text:p>
          </table:table-cell>
          <table:table-cell table:style-name="ce8" office:value-type="float" office:value="0.534137" calcext:value-type="float">
            <text:p>0.534137</text:p>
          </table:table-cell>
          <table:table-cell table:style-name="ce8" office:value-type="float" office:value="2.108485" calcext:value-type="float">
            <text:p>2.108485</text:p>
          </table:table-cell>
          <table:table-cell table:style-name="ce8" office:value-type="float" office:value="1.129313" calcext:value-type="float">
            <text:p>1.129313</text:p>
          </table:table-cell>
          <table:table-cell table:style-name="ce8" office:value-type="float" office:value="7.847452" calcext:value-type="float">
            <text:p>7.847452</text:p>
          </table:table-cell>
          <table:table-cell table:style-name="ce8" office:value-type="float" office:value="8.976765" calcext:value-type="float">
            <text:p>8.976765</text:p>
          </table:table-cell>
          <table:table-cell table:style-name="ce8" office:value-type="float" office:value="0.602236" calcext:value-type="float">
            <text:p>0.602236</text:p>
          </table:table-cell>
          <table:table-cell table:style-name="ce8" office:value-type="float" office:value="2.225987" calcext:value-type="float">
            <text:p>2.225987</text:p>
          </table:table-cell>
          <table:table-cell table:style-name="ce8" office:value-type="float" office:value="1.155115" calcext:value-type="float">
            <text:p>1.155115</text:p>
          </table:table-cell>
          <table:table-cell table:style-name="ce8" office:value-type="float" office:value="8.245501" calcext:value-type="float">
            <text:p>8.245501</text:p>
          </table:table-cell>
          <table:table-cell table:style-name="ce8" office:value-type="float" office:value="9.400616" calcext:value-type="float">
            <text:p>9.400616</text:p>
          </table:table-cell>
          <table:table-cell table:number-columns-repeated="33"/>
        </table:table-row>
        <table:table-row table:style-name="ro1">
          <table:table-cell/>
          <table:table-cell table:style-name="ce8" office:value-type="float" office:value="7126630" calcext:value-type="float">
            <text:p>712663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242880" calcext:value-type="float">
            <text:p>5242880</text:p>
          </table:table-cell>
          <table:table-cell table:style-name="ce8" office:value-type="float" office:value="0.553351" calcext:value-type="float">
            <text:p>0.553351</text:p>
          </table:table-cell>
          <table:table-cell table:style-name="ce8" office:value-type="float" office:value="2.156801" calcext:value-type="float">
            <text:p>2.156801</text:p>
          </table:table-cell>
          <table:table-cell table:style-name="ce8" office:value-type="float" office:value="1.289575" calcext:value-type="float">
            <text:p>1.289575</text:p>
          </table:table-cell>
          <table:table-cell table:style-name="ce8" office:value-type="float" office:value="27.527781" calcext:value-type="float">
            <text:p>27.527781</text:p>
          </table:table-cell>
          <table:table-cell table:style-name="ce8" office:value-type="float" office:value="28.817356" calcext:value-type="float">
            <text:p>28.817356</text:p>
          </table:table-cell>
          <table:table-cell table:style-name="ce8" office:value-type="float" office:value="0.638668" calcext:value-type="float">
            <text:p>0.638668</text:p>
          </table:table-cell>
          <table:table-cell table:style-name="ce8" office:value-type="float" office:value="2.294461" calcext:value-type="float">
            <text:p>2.294461</text:p>
          </table:table-cell>
          <table:table-cell table:style-name="ce8" office:value-type="float" office:value="1.33727" calcext:value-type="float">
            <text:p>1.33727</text:p>
          </table:table-cell>
          <table:table-cell table:style-name="ce8" office:value-type="float" office:value="27.767723" calcext:value-type="float">
            <text:p>27.767723</text:p>
          </table:table-cell>
          <table:table-cell table:style-name="ce8" office:value-type="float" office:value="29.104993" calcext:value-type="float">
            <text:p>29.104993</text:p>
          </table:table-cell>
          <table:table-cell table:number-columns-repeated="33"/>
        </table:table-row>
        <table:table-row table:style-name="ro1">
          <table:table-cell/>
          <table:table-cell table:style-name="ce8" office:value-type="float" office:value="7126631" calcext:value-type="float">
            <text:p>712663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48576" calcext:value-type="float">
            <text:p>1048576</text:p>
          </table:table-cell>
          <table:table-cell table:style-name="ce8" office:value-type="float" office:value="0.517066" calcext:value-type="float">
            <text:p>0.517066</text:p>
          </table:table-cell>
          <table:table-cell table:style-name="ce8" office:value-type="float" office:value="2.133832" calcext:value-type="float">
            <text:p>2.133832</text:p>
          </table:table-cell>
          <table:table-cell table:style-name="ce8" office:value-type="float" office:value="1.365383" calcext:value-type="float">
            <text:p>1.365383</text:p>
          </table:table-cell>
          <table:table-cell table:style-name="ce8" office:value-type="float" office:value="11.988369" calcext:value-type="float">
            <text:p>11.988369</text:p>
          </table:table-cell>
          <table:table-cell table:style-name="ce8" office:value-type="float" office:value="13.353752" calcext:value-type="float">
            <text:p>13.353752</text:p>
          </table:table-cell>
          <table:table-cell table:style-name="ce8" office:value-type="float" office:value="0.586345" calcext:value-type="float">
            <text:p>0.586345</text:p>
          </table:table-cell>
          <table:table-cell table:style-name="ce8" office:value-type="float" office:value="2.381217" calcext:value-type="float">
            <text:p>2.381217</text:p>
          </table:table-cell>
          <table:table-cell table:style-name="ce8" office:value-type="float" office:value="1.413625" calcext:value-type="float">
            <text:p>1.413625</text:p>
          </table:table-cell>
          <table:table-cell table:style-name="ce8" office:value-type="float" office:value="12.408433" calcext:value-type="float">
            <text:p>12.408433</text:p>
          </table:table-cell>
          <table:table-cell table:style-name="ce8" office:value-type="float" office:value="13.822058" calcext:value-type="float">
            <text:p>13.822058</text:p>
          </table:table-cell>
          <table:table-cell table:number-columns-repeated="33"/>
        </table:table-row>
        <table:table-row table:style-name="ro1">
          <table:table-cell/>
          <table:table-cell table:style-name="ce8" office:value-type="float" office:value="7126632" calcext:value-type="float">
            <text:p>712663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242880" calcext:value-type="float">
            <text:p>5242880</text:p>
          </table:table-cell>
          <table:table-cell table:style-name="ce8" office:value-type="float" office:value="0.555501" calcext:value-type="float">
            <text:p>0.555501</text:p>
          </table:table-cell>
          <table:table-cell table:style-name="ce8" office:value-type="float" office:value="2.198358" calcext:value-type="float">
            <text:p>2.198358</text:p>
          </table:table-cell>
          <table:table-cell table:style-name="ce8" office:value-type="float" office:value="1.356232" calcext:value-type="float">
            <text:p>1.356232</text:p>
          </table:table-cell>
          <table:table-cell table:style-name="ce8" office:value-type="float" office:value="51.981512" calcext:value-type="float">
            <text:p>51.981512</text:p>
          </table:table-cell>
          <table:table-cell table:style-name="ce8" office:value-type="float" office:value="53.337744" calcext:value-type="float">
            <text:p>53.337744</text:p>
          </table:table-cell>
          <table:table-cell table:style-name="ce8" office:value-type="float" office:value="0.646053" calcext:value-type="float">
            <text:p>0.646053</text:p>
          </table:table-cell>
          <table:table-cell table:style-name="ce8" office:value-type="float" office:value="2.338019" calcext:value-type="float">
            <text:p>2.338019</text:p>
          </table:table-cell>
          <table:table-cell table:style-name="ce8" office:value-type="float" office:value="1.404189" calcext:value-type="float">
            <text:p>1.404189</text:p>
          </table:table-cell>
          <table:table-cell table:style-name="ce8" office:value-type="float" office:value="52.302874" calcext:value-type="float">
            <text:p>52.302874</text:p>
          </table:table-cell>
          <table:table-cell table:style-name="ce8" office:value-type="float" office:value="53.707063" calcext:value-type="float">
            <text:p>53.707063</text:p>
          </table:table-cell>
          <table:table-cell table:number-columns-repeated="33"/>
        </table:table-row>
        <table:table-row table:style-name="ro1" table:visibility="collapse">
          <table:table-cell/>
          <table:table-cell table:style-name="ce4" table:number-columns-repeated="13"/>
          <table:table-cell table:number-columns-repeated="33"/>
        </table:table-row>
        <table:table-row table:style-name="ro1">
          <table:table-cell/>
          <table:table-cell table:style-name="ce4" table:number-columns-repeated="3"/>
          <table:table-cell/>
          <table:table-cell table:style-name="ce4" table:number-columns-repeated="9"/>
          <table:table-cell table:number-columns-repeated="4"/>
          <table:table-cell office:value-type="string" calcext:value-type="string">
            <text:p>OLD</text:p>
          </table:table-cell>
          <table:table-cell table:number-columns-repeated="28"/>
        </table:table-row>
        <table:table-row table:style-name="ro1">
          <table:table-cell/>
          <table:table-cell table:style-name="ce4" office:value-type="float" office:value="7169853" calcext:value-type="float">
            <text:p>716985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.528393" calcext:value-type="float">
            <text:p>0.528393</text:p>
          </table:table-cell>
          <table:table-cell table:style-name="ce4" office:value-type="float" office:value="2.117432" calcext:value-type="float">
            <text:p>2.117432</text:p>
          </table:table-cell>
          <table:table-cell table:style-name="ce4" office:value-type="float" office:value="1.076403" calcext:value-type="float">
            <text:p>1.076403</text:p>
          </table:table-cell>
          <table:table-cell table:style-name="ce4" office:value-type="float" office:value="7.515095" calcext:value-type="float">
            <text:p>7.515095</text:p>
          </table:table-cell>
          <table:table-cell table:style-name="ce4" office:value-type="float" office:value="8.591498" calcext:value-type="float">
            <text:p>8.591498</text:p>
          </table:table-cell>
          <table:table-cell table:style-name="ce4" office:value-type="float" office:value="0.490792" calcext:value-type="float">
            <text:p>0.490792</text:p>
          </table:table-cell>
          <table:table-cell table:style-name="ce4" office:value-type="float" office:value="2.112365" calcext:value-type="float">
            <text:p>2.112365</text:p>
          </table:table-cell>
          <table:table-cell table:style-name="ce4" office:value-type="float" office:value="206.369773" calcext:value-type="float">
            <text:p>206.369773</text:p>
          </table:table-cell>
          <table:table-cell table:style-name="ce4" office:value-type="float" office:value="2.53669" calcext:value-type="float">
            <text:p>2.53669</text:p>
          </table:table-cell>
          <table:table-cell table:style-name="ce4" office:value-type="float" office:value="208.906463" calcext:value-type="float">
            <text:p>208.906463</text:p>
          </table:table-cell>
          <table:table-cell table:style-name="ce4" office:value-type="float" office:value="7800" calcext:value-type="float">
            <text:p>7800</text:p>
          </table:table-cell>
          <table:table-cell table:style-name="ce4" office:value-type="float" office:value="39732" calcext:value-type="float">
            <text:p>39732</text:p>
          </table:table-cell>
          <table:table-cell table:number-columns-repeated="2"/>
          <table:table-cell table:style-name="ce4" office:value-type="float" office:value="7132994" calcext:value-type="float">
            <text:p>713299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.519304" calcext:value-type="float">
            <text:p>0.519304</text:p>
          </table:table-cell>
          <table:table-cell table:style-name="ce4" office:value-type="float" office:value="2.149599" calcext:value-type="float">
            <text:p>2.149599</text:p>
          </table:table-cell>
          <table:table-cell table:style-name="ce4" office:value-type="float" office:value="1.082834" calcext:value-type="float">
            <text:p>1.082834</text:p>
          </table:table-cell>
          <table:table-cell table:style-name="ce4" office:value-type="float" office:value="7.21347" calcext:value-type="float">
            <text:p>7.21347</text:p>
          </table:table-cell>
          <table:table-cell table:style-name="ce4" office:value-type="float" office:value="8.296304" calcext:value-type="float">
            <text:p>8.296304</text:p>
          </table:table-cell>
          <table:table-cell table:style-name="ce4" office:value-type="float" office:value="0.506455" calcext:value-type="float">
            <text:p>0.506455</text:p>
          </table:table-cell>
          <table:table-cell table:style-name="ce4" office:value-type="float" office:value="2.144116" calcext:value-type="float">
            <text:p>2.144116</text:p>
          </table:table-cell>
          <table:table-cell table:style-name="ce4" office:value-type="float" office:value="206.041009" calcext:value-type="float">
            <text:p>206.041009</text:p>
          </table:table-cell>
          <table:table-cell table:style-name="ce4" office:value-type="float" office:value="2.53398" calcext:value-type="float">
            <text:p>2.53398</text:p>
          </table:table-cell>
          <table:table-cell table:style-name="ce4" office:value-type="float" office:value="208.574989" calcext:value-type="float">
            <text:p>208.574989</text:p>
          </table:table-cell>
          <table:table-cell table:number-columns-repeated="16"/>
        </table:table-row>
        <table:table-row table:style-name="ro1">
          <table:table-cell/>
          <table:table-cell table:style-name="ce4" office:value-type="float" office:value="7169854" calcext:value-type="float">
            <text:p>716985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520417" calcext:value-type="float">
            <text:p>0.520417</text:p>
          </table:table-cell>
          <table:table-cell table:style-name="ce4" office:value-type="float" office:value="2.162927" calcext:value-type="float">
            <text:p>2.162927</text:p>
          </table:table-cell>
          <table:table-cell table:style-name="ce4" office:value-type="float" office:value="1.148541" calcext:value-type="float">
            <text:p>1.148541</text:p>
          </table:table-cell>
          <table:table-cell table:style-name="ce4" office:value-type="float" office:value="11.76947" calcext:value-type="float">
            <text:p>11.76947</text:p>
          </table:table-cell>
          <table:table-cell table:style-name="ce4" office:value-type="float" office:value="12.918011" calcext:value-type="float">
            <text:p>12.918011</text:p>
          </table:table-cell>
          <table:table-cell table:style-name="ce4" office:value-type="float" office:value="0.484567" calcext:value-type="float">
            <text:p>0.484567</text:p>
          </table:table-cell>
          <table:table-cell table:style-name="ce4" office:value-type="float" office:value="2.121075" calcext:value-type="float">
            <text:p>2.121075</text:p>
          </table:table-cell>
          <table:table-cell table:style-name="ce4" office:value-type="float" office:value="205.726676" calcext:value-type="float">
            <text:p>205.726676</text:p>
          </table:table-cell>
          <table:table-cell table:style-name="ce4" office:value-type="float" office:value="2.500753" calcext:value-type="float">
            <text:p>2.500753</text:p>
          </table:table-cell>
          <table:table-cell table:style-name="ce4" office:value-type="float" office:value="208.227429" calcext:value-type="float">
            <text:p>208.227429</text:p>
          </table:table-cell>
          <table:table-cell table:style-name="ce4" office:value-type="float" office:value="8785" calcext:value-type="float">
            <text:p>8785</text:p>
          </table:table-cell>
          <table:table-cell table:style-name="ce4" office:value-type="float" office:value="40301" calcext:value-type="float">
            <text:p>40301</text:p>
          </table:table-cell>
          <table:table-cell table:number-columns-repeated="2"/>
          <table:table-cell table:style-name="ce4" office:value-type="float" office:value="7132995" calcext:value-type="float">
            <text:p>713299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533962" calcext:value-type="float">
            <text:p>0.533962</text:p>
          </table:table-cell>
          <table:table-cell table:style-name="ce4" office:value-type="float" office:value="2.136222" calcext:value-type="float">
            <text:p>2.136222</text:p>
          </table:table-cell>
          <table:table-cell table:style-name="ce4" office:value-type="float" office:value="1.13385" calcext:value-type="float">
            <text:p>1.13385</text:p>
          </table:table-cell>
          <table:table-cell table:style-name="ce4" office:value-type="float" office:value="11.851328" calcext:value-type="float">
            <text:p>11.851328</text:p>
          </table:table-cell>
          <table:table-cell table:style-name="ce4" office:value-type="float" office:value="12.985178" calcext:value-type="float">
            <text:p>12.985178</text:p>
          </table:table-cell>
          <table:table-cell table:style-name="ce4" office:value-type="float" office:value="0.494737" calcext:value-type="float">
            <text:p>0.494737</text:p>
          </table:table-cell>
          <table:table-cell table:style-name="ce4" office:value-type="float" office:value="2.07952" calcext:value-type="float">
            <text:p>2.07952</text:p>
          </table:table-cell>
          <table:table-cell table:style-name="ce4" office:value-type="float" office:value="205.98757" calcext:value-type="float">
            <text:p>205.98757</text:p>
          </table:table-cell>
          <table:table-cell table:style-name="ce4" office:value-type="float" office:value="2.567905" calcext:value-type="float">
            <text:p>2.567905</text:p>
          </table:table-cell>
          <table:table-cell table:style-name="ce4" office:value-type="float" office:value="208.555475" calcext:value-type="float">
            <text:p>208.555475</text:p>
          </table:table-cell>
          <table:table-cell table:number-columns-repeated="16"/>
        </table:table-row>
        <table:table-row table:style-name="ro1">
          <table:table-cell/>
          <table:table-cell table:style-name="ce4" office:value-type="float" office:value="7169856" calcext:value-type="float">
            <text:p>716985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522791" calcext:value-type="float">
            <text:p>0.522791</text:p>
          </table:table-cell>
          <table:table-cell table:style-name="ce4" office:value-type="float" office:value="2.14888" calcext:value-type="float">
            <text:p>2.14888</text:p>
          </table:table-cell>
          <table:table-cell table:style-name="ce4" office:value-type="float" office:value="1.169232" calcext:value-type="float">
            <text:p>1.169232</text:p>
          </table:table-cell>
          <table:table-cell table:style-name="ce4" office:value-type="float" office:value="18.604637" calcext:value-type="float">
            <text:p>18.604637</text:p>
          </table:table-cell>
          <table:table-cell table:style-name="ce4" office:value-type="float" office:value="19.773869" calcext:value-type="float">
            <text:p>19.773869</text:p>
          </table:table-cell>
          <table:table-cell table:style-name="ce4" office:value-type="float" office:value="0.486396" calcext:value-type="float">
            <text:p>0.486396</text:p>
          </table:table-cell>
          <table:table-cell table:style-name="ce4" office:value-type="float" office:value="2.1052" calcext:value-type="float">
            <text:p>2.1052</text:p>
          </table:table-cell>
          <table:table-cell table:style-name="ce4" office:value-type="float" office:value="205.897799" calcext:value-type="float">
            <text:p>205.897799</text:p>
          </table:table-cell>
          <table:table-cell table:style-name="ce4" office:value-type="float" office:value="2.462774" calcext:value-type="float">
            <text:p>2.462774</text:p>
          </table:table-cell>
          <table:table-cell table:style-name="ce4" office:value-type="float" office:value="208.360573" calcext:value-type="float">
            <text:p>208.360573</text:p>
          </table:table-cell>
          <table:table-cell table:style-name="ce4" office:value-type="float" office:value="10499" calcext:value-type="float">
            <text:p>10499</text:p>
          </table:table-cell>
          <table:table-cell table:style-name="ce4" office:value-type="float" office:value="41471" calcext:value-type="float">
            <text:p>41471</text:p>
          </table:table-cell>
          <table:table-cell table:number-columns-repeated="2"/>
          <table:table-cell table:style-name="ce4" office:value-type="float" office:value="7132997" calcext:value-type="float">
            <text:p>713299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547911" calcext:value-type="float">
            <text:p>0.547911</text:p>
          </table:table-cell>
          <table:table-cell table:style-name="ce4" office:value-type="float" office:value="2.14888" calcext:value-type="float">
            <text:p>2.14888</text:p>
          </table:table-cell>
          <table:table-cell table:style-name="ce4" office:value-type="float" office:value="1.191004" calcext:value-type="float">
            <text:p>1.191004</text:p>
          </table:table-cell>
          <table:table-cell table:style-name="ce4" office:value-type="float" office:value="20.931753" calcext:value-type="float">
            <text:p>20.931753</text:p>
          </table:table-cell>
          <table:table-cell table:style-name="ce4" office:value-type="float" office:value="22.122757" calcext:value-type="float">
            <text:p>22.122757</text:p>
          </table:table-cell>
          <table:table-cell table:style-name="ce4" office:value-type="float" office:value="0.504109" calcext:value-type="float">
            <text:p>0.504109</text:p>
          </table:table-cell>
          <table:table-cell table:style-name="ce4" office:value-type="float" office:value="2.081954" calcext:value-type="float">
            <text:p>2.081954</text:p>
          </table:table-cell>
          <table:table-cell table:style-name="ce4" office:value-type="float" office:value="206.103263" calcext:value-type="float">
            <text:p>206.103263</text:p>
          </table:table-cell>
          <table:table-cell table:style-name="ce4" office:value-type="float" office:value="2.484585" calcext:value-type="float">
            <text:p>2.484585</text:p>
          </table:table-cell>
          <table:table-cell table:style-name="ce4" office:value-type="float" office:value="208.587848" calcext:value-type="float">
            <text:p>208.587848</text:p>
          </table:table-cell>
          <table:table-cell table:number-columns-repeated="16"/>
        </table:table-row>
        <table:table-row table:style-name="ro1">
          <table:table-cell/>
          <table:table-cell table:style-name="ce4" office:value-type="float" office:value="7169857" calcext:value-type="float">
            <text:p>716985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53543" calcext:value-type="float">
            <text:p>0.53543</text:p>
          </table:table-cell>
          <table:table-cell table:style-name="ce4" office:value-type="float" office:value="2.137649" calcext:value-type="float">
            <text:p>2.137649</text:p>
          </table:table-cell>
          <table:table-cell table:style-name="ce4" office:value-type="float" office:value="1.49182" calcext:value-type="float">
            <text:p>1.49182</text:p>
          </table:table-cell>
          <table:table-cell table:style-name="ce4" office:value-type="float" office:value="39.578184" calcext:value-type="float">
            <text:p>39.578184</text:p>
          </table:table-cell>
          <table:table-cell table:style-name="ce4" office:value-type="float" office:value="41.070004" calcext:value-type="float">
            <text:p>41.070004</text:p>
          </table:table-cell>
          <table:table-cell table:style-name="ce4" office:value-type="float" office:value="0.49412" calcext:value-type="float">
            <text:p>0.49412</text:p>
          </table:table-cell>
          <table:table-cell table:style-name="ce4" office:value-type="float" office:value="2.075548" calcext:value-type="float">
            <text:p>2.075548</text:p>
          </table:table-cell>
          <table:table-cell table:style-name="ce4" office:value-type="float" office:value="205.516516" calcext:value-type="float">
            <text:p>205.516516</text:p>
          </table:table-cell>
          <table:table-cell table:style-name="ce4" office:value-type="float" office:value="2.572477" calcext:value-type="float">
            <text:p>2.572477</text:p>
          </table:table-cell>
          <table:table-cell table:style-name="ce4" office:value-type="float" office:value="208.088993" calcext:value-type="float">
            <text:p>208.088993</text:p>
          </table:table-cell>
          <table:table-cell table:style-name="ce4" office:value-type="float" office:value="14534" calcext:value-type="float">
            <text:p>14534</text:p>
          </table:table-cell>
          <table:table-cell table:style-name="ce4" office:value-type="float" office:value="43922" calcext:value-type="float">
            <text:p>43922</text:p>
          </table:table-cell>
          <table:table-cell table:number-columns-repeated="2"/>
          <table:table-cell table:style-name="ce4" office:value-type="float" office:value="7132999" calcext:value-type="float">
            <text:p>713299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552053" calcext:value-type="float">
            <text:p>0.552053</text:p>
          </table:table-cell>
          <table:table-cell table:style-name="ce4" office:value-type="float" office:value="2.104949" calcext:value-type="float">
            <text:p>2.104949</text:p>
          </table:table-cell>
          <table:table-cell table:style-name="ce4" office:value-type="float" office:value="1.619547" calcext:value-type="float">
            <text:p>1.619547</text:p>
          </table:table-cell>
          <table:table-cell table:style-name="ce4" office:value-type="float" office:value="37.549361" calcext:value-type="float">
            <text:p>37.549361</text:p>
          </table:table-cell>
          <table:table-cell table:style-name="ce4" office:value-type="float" office:value="39.168908" calcext:value-type="float">
            <text:p>39.168908</text:p>
          </table:table-cell>
          <table:table-cell table:style-name="ce4" office:value-type="float" office:value="0.501735" calcext:value-type="float">
            <text:p>0.501735</text:p>
          </table:table-cell>
          <table:table-cell table:style-name="ce4" office:value-type="float" office:value="2.075548" calcext:value-type="float">
            <text:p>2.075548</text:p>
          </table:table-cell>
          <table:table-cell table:style-name="ce4" office:value-type="float" office:value="206.166542" calcext:value-type="float">
            <text:p>206.166542</text:p>
          </table:table-cell>
          <table:table-cell table:style-name="ce4" office:value-type="float" office:value="2.498836" calcext:value-type="float">
            <text:p>2.498836</text:p>
          </table:table-cell>
          <table:table-cell table:style-name="ce4" office:value-type="float" office:value="208.665378" calcext:value-type="float">
            <text:p>208.665378</text:p>
          </table:table-cell>
          <table:table-cell table:number-columns-repeated="16"/>
        </table:table-row>
        <table:table-row table:style-name="ro1">
          <table:table-cell/>
          <table:table-cell table:style-name="ce4" office:value-type="float" office:value="7169859" calcext:value-type="float">
            <text:p>716985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.539588" calcext:value-type="float">
            <text:p>0.539588</text:p>
          </table:table-cell>
          <table:table-cell table:style-name="ce4" office:value-type="float" office:value="2.186615" calcext:value-type="float">
            <text:p>2.186615</text:p>
          </table:table-cell>
          <table:table-cell table:style-name="ce4" office:value-type="float" office:value="1.62722" calcext:value-type="float">
            <text:p>1.62722</text:p>
          </table:table-cell>
          <table:table-cell table:style-name="ce4" office:value-type="float" office:value="74.044246" calcext:value-type="float">
            <text:p>74.044246</text:p>
          </table:table-cell>
          <table:table-cell table:style-name="ce4" office:value-type="float" office:value="75.671466" calcext:value-type="float">
            <text:p>75.671466</text:p>
          </table:table-cell>
          <table:table-cell table:style-name="ce4" office:value-type="float" office:value="0.489009" calcext:value-type="float">
            <text:p>0.489009</text:p>
          </table:table-cell>
          <table:table-cell table:style-name="ce4" office:value-type="float" office:value="2.082673" calcext:value-type="float">
            <text:p>2.082673</text:p>
          </table:table-cell>
          <table:table-cell table:style-name="ce4" office:value-type="float" office:value="205.892974" calcext:value-type="float">
            <text:p>205.892974</text:p>
          </table:table-cell>
          <table:table-cell table:style-name="ce4" office:value-type="float" office:value="2.534007" calcext:value-type="float">
            <text:p>2.534007</text:p>
          </table:table-cell>
          <table:table-cell table:style-name="ce4" office:value-type="float" office:value="208.426981" calcext:value-type="float">
            <text:p>208.426981</text:p>
          </table:table-cell>
          <table:table-cell table:style-name="ce4" office:value-type="float" office:value="22220" calcext:value-type="float">
            <text:p>22220</text:p>
          </table:table-cell>
          <table:table-cell table:style-name="ce4" office:value-type="float" office:value="49147" calcext:value-type="float">
            <text:p>49147</text:p>
          </table:table-cell>
          <table:table-cell table:number-columns-repeated="2"/>
          <table:table-cell table:style-name="ce4" office:value-type="float" office:value="7133002" calcext:value-type="float">
            <text:p>71330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.563547" calcext:value-type="float">
            <text:p>0.563547</text:p>
          </table:table-cell>
          <table:table-cell table:style-name="ce4" office:value-type="float" office:value="2.171196" calcext:value-type="float">
            <text:p>2.171196</text:p>
          </table:table-cell>
          <table:table-cell table:style-name="ce4" office:value-type="float" office:value="1.371992" calcext:value-type="float">
            <text:p>1.371992</text:p>
          </table:table-cell>
          <table:table-cell table:style-name="ce4" office:value-type="float" office:value="74.228427" calcext:value-type="float">
            <text:p>74.228427</text:p>
          </table:table-cell>
          <table:table-cell table:style-name="ce4" office:value-type="float" office:value="75.600419" calcext:value-type="float">
            <text:p>75.600419</text:p>
          </table:table-cell>
          <table:table-cell table:style-name="ce4" office:value-type="float" office:value="0.503901" calcext:value-type="float">
            <text:p>0.503901</text:p>
          </table:table-cell>
          <table:table-cell table:style-name="ce4" office:value-type="float" office:value="2.082673" calcext:value-type="float">
            <text:p>2.082673</text:p>
          </table:table-cell>
          <table:table-cell table:style-name="ce4" office:value-type="float" office:value="205.694214" calcext:value-type="float">
            <text:p>205.694214</text:p>
          </table:table-cell>
          <table:table-cell table:style-name="ce4" office:value-type="float" office:value="2.86652" calcext:value-type="float">
            <text:p>2.86652</text:p>
          </table:table-cell>
          <table:table-cell table:style-name="ce4" office:value-type="float" office:value="208.560734" calcext:value-type="float">
            <text:p>208.560734</text:p>
          </table:table-cell>
          <table:table-cell table:number-columns-repeated="16"/>
        </table:table-row>
        <table:table-row table:style-name="ro1">
          <table:table-cell/>
          <table:table-cell table:style-name="ce4" office:value-type="float" office:value="7169861" calcext:value-type="float">
            <text:p>716986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0.525567" calcext:value-type="float">
            <text:p>0.525567</text:p>
          </table:table-cell>
          <table:table-cell table:style-name="ce4" office:value-type="float" office:value="2.199804" calcext:value-type="float">
            <text:p>2.199804</text:p>
          </table:table-cell>
          <table:table-cell table:style-name="ce4" office:value-type="float" office:value="2.839512" calcext:value-type="float">
            <text:p>2.839512</text:p>
          </table:table-cell>
          <table:table-cell table:style-name="ce4" office:value-type="float" office:value="131.660386" calcext:value-type="float">
            <text:p>131.660386</text:p>
          </table:table-cell>
          <table:table-cell table:style-name="ce4" office:value-type="float" office:value="134.499898" calcext:value-type="float">
            <text:p>134.499898</text:p>
          </table:table-cell>
          <table:table-cell table:style-name="ce4" office:value-type="float" office:value="0.474285" calcext:value-type="float">
            <text:p>0.474285</text:p>
          </table:table-cell>
          <table:table-cell table:style-name="ce4" office:value-type="float" office:value="2.089844" calcext:value-type="float">
            <text:p>2.089844</text:p>
          </table:table-cell>
          <table:table-cell table:style-name="ce4" office:value-type="float" office:value="205.594161" calcext:value-type="float">
            <text:p>205.594161</text:p>
          </table:table-cell>
          <table:table-cell table:style-name="ce4" office:value-type="float" office:value="2.449582" calcext:value-type="float">
            <text:p>2.449582</text:p>
          </table:table-cell>
          <table:table-cell table:style-name="ce4" office:value-type="float" office:value="208.043743" calcext:value-type="float">
            <text:p>208.043743</text:p>
          </table:table-cell>
          <table:table-cell table:style-name="ce4" office:value-type="float" office:value="36172" calcext:value-type="float">
            <text:p>36172</text:p>
          </table:table-cell>
          <table:table-cell table:style-name="ce4" office:value-type="float" office:value="59259" calcext:value-type="float">
            <text:p>59259</text:p>
          </table:table-cell>
          <table:table-cell table:number-columns-repeated="2"/>
          <table:table-cell table:style-name="ce4" office:value-type="float" office:value="7133004" calcext:value-type="float">
            <text:p>71330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0.569798" calcext:value-type="float">
            <text:p>0.569798</text:p>
          </table:table-cell>
          <table:table-cell table:style-name="ce4" office:value-type="float" office:value="2.211186" calcext:value-type="float">
            <text:p>2.211186</text:p>
          </table:table-cell>
          <table:table-cell table:style-name="ce4" office:value-type="float" office:value="2.772225" calcext:value-type="float">
            <text:p>2.772225</text:p>
          </table:table-cell>
          <table:table-cell table:style-name="ce4" office:value-type="float" office:value="135.144572" calcext:value-type="float">
            <text:p>135.144572</text:p>
          </table:table-cell>
          <table:table-cell table:style-name="ce4" office:value-type="float" office:value="137.916797" calcext:value-type="float">
            <text:p>137.916797</text:p>
          </table:table-cell>
          <table:table-cell table:style-name="ce4" office:value-type="float" office:value="0.504953" calcext:value-type="float">
            <text:p>0.504953</text:p>
          </table:table-cell>
          <table:table-cell table:style-name="ce4" office:value-type="float" office:value="2.089844" calcext:value-type="float">
            <text:p>2.089844</text:p>
          </table:table-cell>
          <table:table-cell table:style-name="ce4" office:value-type="float" office:value="205.918059" calcext:value-type="float">
            <text:p>205.918059</text:p>
          </table:table-cell>
          <table:table-cell table:style-name="ce4" office:value-type="float" office:value="2.654538" calcext:value-type="float">
            <text:p>2.654538</text:p>
          </table:table-cell>
          <table:table-cell table:style-name="ce4" office:value-type="float" office:value="208.572597" calcext:value-type="float">
            <text:p>208.572597</text:p>
          </table:table-cell>
          <table:table-cell table:number-columns-repeated="16"/>
        </table:table-row>
        <table:table-row table:style-name="ro1">
          <table:table-cell/>
          <table:table-cell table:style-name="ce4" office:value-type="float" office:value="7169862" calcext:value-type="float">
            <text:p>716986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0.552296" calcext:value-type="float">
            <text:p>0.552296</text:p>
          </table:table-cell>
          <table:table-cell table:style-name="ce4" office:value-type="float" office:value="2.169926" calcext:value-type="float">
            <text:p>2.169926</text:p>
          </table:table-cell>
          <table:table-cell table:style-name="ce4" office:value-type="float" office:value="2.37282" calcext:value-type="float">
            <text:p>2.37282</text:p>
          </table:table-cell>
          <table:table-cell table:style-name="ce4" office:value-type="float" office:value="280.740612" calcext:value-type="float">
            <text:p>280.740612</text:p>
          </table:table-cell>
          <table:table-cell table:style-name="ce4" office:value-type="float" office:value="283.113432" calcext:value-type="float">
            <text:p>283.113432</text:p>
          </table:table-cell>
          <table:table-cell table:style-name="ce4" office:value-type="float" office:value="0.471328" calcext:value-type="float">
            <text:p>0.471328</text:p>
          </table:table-cell>
          <table:table-cell table:style-name="ce4" office:value-type="float" office:value="2.081954" calcext:value-type="float">
            <text:p>2.081954</text:p>
          </table:table-cell>
          <table:table-cell table:style-name="ce4" office:value-type="float" office:value="206.026025" calcext:value-type="float">
            <text:p>206.026025</text:p>
          </table:table-cell>
          <table:table-cell table:style-name="ce4" office:value-type="float" office:value="2.398277" calcext:value-type="float">
            <text:p>2.398277</text:p>
          </table:table-cell>
          <table:table-cell table:style-name="ce4" office:value-type="float" office:value="208.424302" calcext:value-type="float">
            <text:p>208.424302</text:p>
          </table:table-cell>
          <table:table-cell table:style-name="ce4" office:value-type="float" office:value="67032" calcext:value-type="float">
            <text:p>67032</text:p>
          </table:table-cell>
          <table:table-cell table:style-name="ce4" office:value-type="float" office:value="79019" calcext:value-type="float">
            <text:p>79019</text:p>
          </table:table-cell>
          <table:table-cell table:number-columns-repeated="2"/>
          <table:table-cell table:style-name="ce4" office:value-type="float" office:value="7135348" calcext:value-type="float">
            <text:p>713534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0.576518" calcext:value-type="float">
            <text:p>0.576518</text:p>
          </table:table-cell>
          <table:table-cell table:style-name="ce4" office:value-type="float" office:value="2.26047" calcext:value-type="float">
            <text:p>2.26047</text:p>
          </table:table-cell>
          <table:table-cell table:style-name="ce4" office:value-type="float" office:value="2.501371" calcext:value-type="float">
            <text:p>2.501371</text:p>
          </table:table-cell>
          <table:table-cell table:style-name="ce4" office:value-type="float" office:value="259.988442" calcext:value-type="float">
            <text:p>259.988442</text:p>
          </table:table-cell>
          <table:table-cell table:style-name="ce4" office:value-type="float" office:value="262.489813" calcext:value-type="float">
            <text:p>262.489813</text:p>
          </table:table-cell>
          <table:table-cell table:style-name="ce4" office:value-type="float" office:value="0.51647" calcext:value-type="float">
            <text:p>0.51647</text:p>
          </table:table-cell>
          <table:table-cell table:style-name="ce4" office:value-type="float" office:value="2.06189" calcext:value-type="float">
            <text:p>2.06189</text:p>
          </table:table-cell>
          <table:table-cell table:style-name="ce4" office:value-type="float" office:value="205.918379" calcext:value-type="float">
            <text:p>205.918379</text:p>
          </table:table-cell>
          <table:table-cell table:style-name="ce4" office:value-type="float" office:value="2.534618" calcext:value-type="float">
            <text:p>2.534618</text:p>
          </table:table-cell>
          <table:table-cell table:style-name="ce4" office:value-type="float" office:value="208.452997" calcext:value-type="float">
            <text:p>208.452997</text:p>
          </table:table-cell>
          <table:table-cell table:number-columns-repeated="16"/>
        </table:table-row>
        <table:table-row table:style-name="ro1">
          <table:table-cell/>
          <table:table-cell table:style-name="ce4" office:value-type="float" office:value="7169864" calcext:value-type="float">
            <text:p>716986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0.542004" calcext:value-type="float">
            <text:p>0.542004</text:p>
          </table:table-cell>
          <table:table-cell table:style-name="ce4" office:value-type="float" office:value="2.173074" calcext:value-type="float">
            <text:p>2.173074</text:p>
          </table:table-cell>
          <table:table-cell table:style-name="ce4" office:value-type="float" office:value="2.147259" calcext:value-type="float">
            <text:p>2.147259</text:p>
          </table:table-cell>
          <table:table-cell table:style-name="ce4" office:value-type="float" office:value="444.351688" calcext:value-type="float">
            <text:p>444.351688</text:p>
          </table:table-cell>
          <table:table-cell table:style-name="ce4" office:value-type="float" office:value="446.498947" calcext:value-type="float">
            <text:p>446.498947</text:p>
          </table:table-cell>
          <table:table-cell table:style-name="ce4" office:value-type="float" office:value="0.480335" calcext:value-type="float">
            <text:p>0.480335</text:p>
          </table:table-cell>
          <table:table-cell table:style-name="ce4" office:value-type="float" office:value="2.096992" calcext:value-type="float">
            <text:p>2.096992</text:p>
          </table:table-cell>
          <table:table-cell table:style-name="ce4" office:value-type="float" office:value="205.488596" calcext:value-type="float">
            <text:p>205.488596</text:p>
          </table:table-cell>
          <table:table-cell table:style-name="ce4" office:value-type="float" office:value="2.768731" calcext:value-type="float">
            <text:p>2.768731</text:p>
          </table:table-cell>
          <table:table-cell table:style-name="ce4" office:value-type="float" office:value="208.257327" calcext:value-type="float">
            <text:p>208.257327</text:p>
          </table:table-cell>
          <table:table-cell table:style-name="ce4" office:value-type="float" office:value="115830" calcext:value-type="float">
            <text:p>115830</text:p>
          </table:table-cell>
          <table:table-cell table:style-name="ce4" office:value-type="float" office:value="119987" calcext:value-type="float">
            <text:p>119987</text:p>
          </table:table-cell>
          <table:table-cell table:number-columns-repeated="2"/>
          <table:table-cell table:style-name="ce4" office:value-type="float" office:value="7135349" calcext:value-type="float">
            <text:p>713534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0.583518" calcext:value-type="float">
            <text:p>0.583518</text:p>
          </table:table-cell>
          <table:table-cell table:style-name="ce4" office:value-type="float" office:value="2.264234" calcext:value-type="float">
            <text:p>2.264234</text:p>
          </table:table-cell>
          <table:table-cell table:style-name="ce4" office:value-type="float" office:value="1.96848" calcext:value-type="float">
            <text:p>1.96848</text:p>
          </table:table-cell>
          <table:table-cell table:style-name="ce4" office:value-type="float" office:value="530.799308" calcext:value-type="float">
            <text:p>530.799308</text:p>
          </table:table-cell>
          <table:table-cell table:style-name="ce4" office:value-type="float" office:value="532.767788" calcext:value-type="float">
            <text:p>532.767788</text:p>
          </table:table-cell>
          <table:table-cell table:style-name="ce4" office:value-type="float" office:value="0.501966" calcext:value-type="float">
            <text:p>0.501966</text:p>
          </table:table-cell>
          <table:table-cell table:style-name="ce4" office:value-type="float" office:value="2.096992" calcext:value-type="float">
            <text:p>2.096992</text:p>
          </table:table-cell>
          <table:table-cell table:style-name="ce4" office:value-type="float" office:value="205.981445" calcext:value-type="float">
            <text:p>205.981445</text:p>
          </table:table-cell>
          <table:table-cell table:style-name="ce4" office:value-type="float" office:value="2.476291" calcext:value-type="float">
            <text:p>2.476291</text:p>
          </table:table-cell>
          <table:table-cell table:style-name="ce4" office:value-type="float" office:value="208.457736" calcext:value-type="float">
            <text:p>208.457736</text:p>
          </table:table-cell>
          <table:table-cell table:number-columns-repeated="16"/>
        </table:table-row>
        <table:table-row table:style-name="ro1">
          <table:table-cell/>
          <table:table-cell table:style-name="ce4" table:number-columns-repeated="13"/>
          <table:table-cell table:number-columns-repeated="4"/>
          <table:table-cell office:value-type="string" calcext:value-type="string">
            <text:p>Dummy Scheduler</text:p>
          </table:table-cell>
          <table:table-cell table:number-columns-repeated="13"/>
          <table:table-cell office:value-type="string" calcext:value-type="string">
            <text:p>NUM SCALE EXTRA TIMERS</text:p>
          </table:table-cell>
          <table:table-cell table:number-columns-repeated="14"/>
        </table:table-row>
        <table:table-row table:style-name="ro1">
          <table:table-cell/>
          <table:table-cell table:style-name="ce4" office:value-type="float" office:value="7169001" calcext:value-type="float">
            <text:p>71690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388608" calcext:value-type="float">
            <text:p>8388608</text:p>
          </table:table-cell>
          <table:table-cell table:style-name="ce4" office:value-type="float" office:value="0.548999" calcext:value-type="float">
            <text:p>0.548999</text:p>
          </table:table-cell>
          <table:table-cell table:style-name="ce4" office:value-type="float" office:value="2.15818" calcext:value-type="float">
            <text:p>2.15818</text:p>
          </table:table-cell>
          <table:table-cell table:style-name="ce4" office:value-type="float" office:value="1.215033" calcext:value-type="float">
            <text:p>1.215033</text:p>
          </table:table-cell>
          <table:table-cell table:style-name="ce4" office:value-type="float" office:value="39.642497" calcext:value-type="float">
            <text:p>39.642497</text:p>
          </table:table-cell>
          <table:table-cell table:style-name="ce4" office:value-type="float" office:value="40.85753" calcext:value-type="float">
            <text:p>40.85753</text:p>
          </table:table-cell>
          <table:table-cell table:style-name="ce4" office:value-type="float" office:value="0.485232" calcext:value-type="float">
            <text:p>0.485232</text:p>
          </table:table-cell>
          <table:table-cell table:style-name="ce4" office:value-type="float" office:value="2.166129" calcext:value-type="float">
            <text:p>2.166129</text:p>
          </table:table-cell>
          <table:table-cell table:style-name="ce4" office:value-type="float" office:value="205.984816" calcext:value-type="float">
            <text:p>205.984816</text:p>
          </table:table-cell>
          <table:table-cell table:style-name="ce4" office:value-type="float" office:value="2.541075" calcext:value-type="float">
            <text:p>2.541075</text:p>
          </table:table-cell>
          <table:table-cell table:style-name="ce4" office:value-type="float" office:value="208.525891" calcext:value-type="float">
            <text:p>208.525891</text:p>
          </table:table-cell>
          <table:table-cell table:style-name="ce4" office:value-type="float" office:value="14250" calcext:value-type="float">
            <text:p>14250</text:p>
          </table:table-cell>
          <table:table-cell table:style-name="ce4" office:value-type="float" office:value="43931" calcext:value-type="float">
            <text:p>43931</text:p>
          </table:table-cell>
          <table:table-cell table:number-columns-repeated="2"/>
          <table:table-cell table:style-name="ce4" office:value-type="float" office:value="7133011" calcext:value-type="float">
            <text:p>71330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388608" calcext:value-type="float">
            <text:p>8388608</text:p>
          </table:table-cell>
          <table:table-cell table:style-name="ce4" office:value-type="float" office:value="0.567846" calcext:value-type="float">
            <text:p>0.567846</text:p>
          </table:table-cell>
          <table:table-cell table:style-name="ce4" office:value-type="float" office:value="2.190595" calcext:value-type="float">
            <text:p>2.190595</text:p>
          </table:table-cell>
          <table:table-cell table:style-name="ce4" office:value-type="float" office:value="1.494544" calcext:value-type="float">
            <text:p>1.494544</text:p>
          </table:table-cell>
          <table:table-cell table:style-name="ce4" office:value-type="float" office:value="39.985411" calcext:value-type="float">
            <text:p>39.985411</text:p>
          </table:table-cell>
          <table:table-cell table:style-name="ce4" office:value-type="float" office:value="41.479955" calcext:value-type="float">
            <text:p>41.479955</text:p>
          </table:table-cell>
          <table:table-cell table:style-name="ce4" office:value-type="float" office:value="0.487079" calcext:value-type="float">
            <text:p>0.487079</text:p>
          </table:table-cell>
          <table:table-cell table:style-name="ce4" office:value-type="float" office:value="2.091891" calcext:value-type="float">
            <text:p>2.091891</text:p>
          </table:table-cell>
          <table:table-cell table:style-name="ce4" office:value-type="float" office:value="206.180283" calcext:value-type="float">
            <text:p>206.180283</text:p>
          </table:table-cell>
          <table:table-cell table:style-name="ce4" office:value-type="float" office:value="2.428127" calcext:value-type="float">
            <text:p>2.428127</text:p>
          </table:table-cell>
          <table:table-cell table:style-name="ce4" office:value-type="float" office:value="208.60841" calcext:value-type="float">
            <text:p>208.60841</text:p>
          </table:table-cell>
          <table:table-cell/>
          <table:table-cell office:value-type="float" office:value="7170592" calcext:value-type="float">
            <text:p>7170592</text:p>
          </table:table-cell>
          <table:table-cell office:value-type="float" office:value="1" calcext:value-type="float">
            <text:p>1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0.566363" calcext:value-type="float">
            <text:p>0.566363</text:p>
          </table:table-cell>
          <table:table-cell office:value-type="float" office:value="2.215102" calcext:value-type="float">
            <text:p>2.215102</text:p>
          </table:table-cell>
          <table:table-cell office:value-type="float" office:value="1.252742" calcext:value-type="float">
            <text:p>1.252742</text:p>
          </table:table-cell>
          <table:table-cell office:value-type="float" office:value="35.825912" calcext:value-type="float">
            <text:p>35.825912</text:p>
          </table:table-cell>
          <table:table-cell office:value-type="float" office:value="37.078654" calcext:value-type="float">
            <text:p>37.078654</text:p>
          </table:table-cell>
          <table:table-cell office:value-type="float" office:value="0.478097" calcext:value-type="float">
            <text:p>0.478097</text:p>
          </table:table-cell>
          <table:table-cell office:value-type="float" office:value="2.113127" calcext:value-type="float">
            <text:p>2.113127</text:p>
          </table:table-cell>
          <table:table-cell office:value-type="float" office:value="205.891724" calcext:value-type="float">
            <text:p>205.891724</text:p>
          </table:table-cell>
          <table:table-cell office:value-type="float" office:value="2.495901" calcext:value-type="float">
            <text:p>2.495901</text:p>
          </table:table-cell>
          <table:table-cell office:value-type="float" office:value="208.387625" calcext:value-type="float">
            <text:p>208.387625</text:p>
          </table:table-cell>
          <table:table-cell office:value-type="float" office:value="14250" calcext:value-type="float">
            <text:p>14250</text:p>
          </table:table-cell>
          <table:table-cell office:value-type="float" office:value="43931" calcext:value-type="float">
            <text:p>43931</text:p>
          </table:table-cell>
        </table:table-row>
        <table:table-row table:style-name="ro1">
          <table:table-cell/>
          <table:table-cell table:style-name="ce4" office:value-type="float" office:value="7169002" calcext:value-type="float">
            <text:p>716900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388608" calcext:value-type="float">
            <text:p>8388608</text:p>
          </table:table-cell>
          <table:table-cell table:style-name="ce4" office:value-type="float" office:value="0.556381" calcext:value-type="float">
            <text:p>0.556381</text:p>
          </table:table-cell>
          <table:table-cell table:style-name="ce4" office:value-type="float" office:value="2.166805" calcext:value-type="float">
            <text:p>2.166805</text:p>
          </table:table-cell>
          <table:table-cell table:style-name="ce4" office:value-type="float" office:value="1.461062" calcext:value-type="float">
            <text:p>1.461062</text:p>
          </table:table-cell>
          <table:table-cell table:style-name="ce4" office:value-type="float" office:value="70.014093" calcext:value-type="float">
            <text:p>70.014093</text:p>
          </table:table-cell>
          <table:table-cell table:style-name="ce4" office:value-type="float" office:value="71.475155" calcext:value-type="float">
            <text:p>71.475155</text:p>
          </table:table-cell>
          <table:table-cell table:style-name="ce4" office:value-type="float" office:value="0.482583" calcext:value-type="float">
            <text:p>0.482583</text:p>
          </table:table-cell>
          <table:table-cell table:style-name="ce4" office:value-type="float" office:value="2.175601" calcext:value-type="float">
            <text:p>2.175601</text:p>
          </table:table-cell>
          <table:table-cell table:style-name="ce4" office:value-type="float" office:value="205.770954" calcext:value-type="float">
            <text:p>205.770954</text:p>
          </table:table-cell>
          <table:table-cell table:style-name="ce4" office:value-type="float" office:value="2.46925" calcext:value-type="float">
            <text:p>2.46925</text:p>
          </table:table-cell>
          <table:table-cell table:style-name="ce4" office:value-type="float" office:value="208.240204" calcext:value-type="float">
            <text:p>208.240204</text:p>
          </table:table-cell>
          <table:table-cell table:style-name="ce4" office:value-type="float" office:value="21920" calcext:value-type="float">
            <text:p>21920</text:p>
          </table:table-cell>
          <table:table-cell table:style-name="ce4" office:value-type="float" office:value="48986" calcext:value-type="float">
            <text:p>48986</text:p>
          </table:table-cell>
          <table:table-cell table:number-columns-repeated="2"/>
          <table:table-cell table:style-name="ce4" office:value-type="float" office:value="7133013" calcext:value-type="float">
            <text:p>71330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388608" calcext:value-type="float">
            <text:p>8388608</text:p>
          </table:table-cell>
          <table:table-cell table:style-name="ce4" office:value-type="float" office:value="0.559214" calcext:value-type="float">
            <text:p>0.559214</text:p>
          </table:table-cell>
          <table:table-cell table:style-name="ce4" office:value-type="float" office:value="2.192806" calcext:value-type="float">
            <text:p>2.192806</text:p>
          </table:table-cell>
          <table:table-cell table:style-name="ce4" office:value-type="float" office:value="1.465182" calcext:value-type="float">
            <text:p>1.465182</text:p>
          </table:table-cell>
          <table:table-cell table:style-name="ce4" office:value-type="float" office:value="69.665729" calcext:value-type="float">
            <text:p>69.665729</text:p>
          </table:table-cell>
          <table:table-cell table:style-name="ce4" office:value-type="float" office:value="71.130911" calcext:value-type="float">
            <text:p>71.130911</text:p>
          </table:table-cell>
          <table:table-cell table:style-name="ce4" office:value-type="float" office:value="0.494909" calcext:value-type="float">
            <text:p>0.494909</text:p>
          </table:table-cell>
          <table:table-cell table:style-name="ce4" office:value-type="float" office:value="2.152469" calcext:value-type="float">
            <text:p>2.152469</text:p>
          </table:table-cell>
          <table:table-cell table:style-name="ce4" office:value-type="float" office:value="205.728326" calcext:value-type="float">
            <text:p>205.728326</text:p>
          </table:table-cell>
          <table:table-cell table:style-name="ce4" office:value-type="float" office:value="2.606815" calcext:value-type="float">
            <text:p>2.606815</text:p>
          </table:table-cell>
          <table:table-cell table:style-name="ce4" office:value-type="float" office:value="208.335141" calcext:value-type="float">
            <text:p>208.335141</text:p>
          </table:table-cell>
          <table:table-cell/>
          <table:table-cell office:value-type="float" office:value="7170593" calcext:value-type="float">
            <text:p>7170593</text:p>
          </table:table-cell>
          <table:table-cell office:value-type="float" office:value="2" calcext:value-type="float">
            <text:p>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0.550438" calcext:value-type="float">
            <text:p>0.550438</text:p>
          </table:table-cell>
          <table:table-cell office:value-type="float" office:value="2.223925" calcext:value-type="float">
            <text:p>2.223925</text:p>
          </table:table-cell>
          <table:table-cell office:value-type="float" office:value="1.972762" calcext:value-type="float">
            <text:p>1.972762</text:p>
          </table:table-cell>
          <table:table-cell office:value-type="float" office:value="71.875921" calcext:value-type="float">
            <text:p>71.875921</text:p>
          </table:table-cell>
          <table:table-cell office:value-type="float" office:value="73.848683" calcext:value-type="float">
            <text:p>73.848683</text:p>
          </table:table-cell>
          <table:table-cell office:value-type="float" office:value="0.483294" calcext:value-type="float">
            <text:p>0.483294</text:p>
          </table:table-cell>
          <table:table-cell office:value-type="float" office:value="2.10579" calcext:value-type="float">
            <text:p>2.10579</text:p>
          </table:table-cell>
          <table:table-cell office:value-type="float" office:value="206.031268" calcext:value-type="float">
            <text:p>206.031268</text:p>
          </table:table-cell>
          <table:table-cell office:value-type="float" office:value="2.470032" calcext:value-type="float">
            <text:p>2.470032</text:p>
          </table:table-cell>
          <table:table-cell office:value-type="float" office:value="208.5013" calcext:value-type="float">
            <text:p>208.5013</text:p>
          </table:table-cell>
          <table:table-cell office:value-type="float" office:value="21920" calcext:value-type="float">
            <text:p>21920</text:p>
          </table:table-cell>
          <table:table-cell office:value-type="float" office:value="48986" calcext:value-type="float">
            <text:p>48986</text:p>
          </table:table-cell>
        </table:table-row>
        <table:table-row table:style-name="ro1">
          <table:table-cell/>
          <table:table-cell table:style-name="ce4" office:value-type="float" office:value="7169005" calcext:value-type="float">
            <text:p>716900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388608" calcext:value-type="float">
            <text:p>8388608</text:p>
          </table:table-cell>
          <table:table-cell table:style-name="ce4" office:value-type="float" office:value="0.558156" calcext:value-type="float">
            <text:p>0.558156</text:p>
          </table:table-cell>
          <table:table-cell table:style-name="ce4" office:value-type="float" office:value="2.178464" calcext:value-type="float">
            <text:p>2.178464</text:p>
          </table:table-cell>
          <table:table-cell table:style-name="ce4" office:value-type="float" office:value="4.435069" calcext:value-type="float">
            <text:p>4.435069</text:p>
          </table:table-cell>
          <table:table-cell table:style-name="ce4" office:value-type="float" office:value="129.648503" calcext:value-type="float">
            <text:p>129.648503</text:p>
          </table:table-cell>
          <table:table-cell table:style-name="ce4" office:value-type="float" office:value="134.083572" calcext:value-type="float">
            <text:p>134.083572</text:p>
          </table:table-cell>
          <table:table-cell table:style-name="ce4" office:value-type="float" office:value="0.486347" calcext:value-type="float">
            <text:p>0.486347</text:p>
          </table:table-cell>
          <table:table-cell table:style-name="ce4" office:value-type="float" office:value="2.174398" calcext:value-type="float">
            <text:p>2.174398</text:p>
          </table:table-cell>
          <table:table-cell table:style-name="ce4" office:value-type="float" office:value="206.068086" calcext:value-type="float">
            <text:p>206.068086</text:p>
          </table:table-cell>
          <table:table-cell table:style-name="ce4" office:value-type="float" office:value="2.50164" calcext:value-type="float">
            <text:p>2.50164</text:p>
          </table:table-cell>
          <table:table-cell table:style-name="ce4" office:value-type="float" office:value="208.569726" calcext:value-type="float">
            <text:p>208.569726</text:p>
          </table:table-cell>
          <table:table-cell table:style-name="ce4" office:value-type="float" office:value="37375" calcext:value-type="float">
            <text:p>37375</text:p>
          </table:table-cell>
          <table:table-cell table:style-name="ce4" office:value-type="float" office:value="58554" calcext:value-type="float">
            <text:p>58554</text:p>
          </table:table-cell>
          <table:table-cell table:number-columns-repeated="2"/>
          <table:table-cell table:style-name="ce4" office:value-type="float" office:value="7133014" calcext:value-type="float">
            <text:p>71330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388608" calcext:value-type="float">
            <text:p>8388608</text:p>
          </table:table-cell>
          <table:table-cell table:style-name="ce4" office:value-type="float" office:value="0.545367" calcext:value-type="float">
            <text:p>0.545367</text:p>
          </table:table-cell>
          <table:table-cell table:style-name="ce4" office:value-type="float" office:value="2.209866" calcext:value-type="float">
            <text:p>2.209866</text:p>
          </table:table-cell>
          <table:table-cell table:style-name="ce4" office:value-type="float" office:value="4.388777" calcext:value-type="float">
            <text:p>4.388777</text:p>
          </table:table-cell>
          <table:table-cell table:style-name="ce4" office:value-type="float" office:value="139.602697" calcext:value-type="float">
            <text:p>139.602697</text:p>
          </table:table-cell>
          <table:table-cell table:style-name="ce4" office:value-type="float" office:value="143.991474" calcext:value-type="float">
            <text:p>143.991474</text:p>
          </table:table-cell>
          <table:table-cell table:style-name="ce4" office:value-type="float" office:value="0.494708" calcext:value-type="float">
            <text:p>0.494708</text:p>
          </table:table-cell>
          <table:table-cell table:style-name="ce4" office:value-type="float" office:value="2.108959" calcext:value-type="float">
            <text:p>2.108959</text:p>
          </table:table-cell>
          <table:table-cell table:style-name="ce4" office:value-type="float" office:value="205.890823" calcext:value-type="float">
            <text:p>205.890823</text:p>
          </table:table-cell>
          <table:table-cell table:style-name="ce4" office:value-type="float" office:value="2.489885" calcext:value-type="float">
            <text:p>2.489885</text:p>
          </table:table-cell>
          <table:table-cell table:style-name="ce4" office:value-type="float" office:value="208.380708" calcext:value-type="float">
            <text:p>208.380708</text:p>
          </table:table-cell>
          <table:table-cell/>
          <table:table-cell office:value-type="float" office:value="7170595" calcext:value-type="float">
            <text:p>7170595</text:p>
          </table:table-cell>
          <table:table-cell office:value-type="float" office:value="4" calcext:value-type="float">
            <text:p>4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0.556142" calcext:value-type="float">
            <text:p>0.556142</text:p>
          </table:table-cell>
          <table:table-cell office:value-type="float" office:value="2.194566" calcext:value-type="float">
            <text:p>2.194566</text:p>
          </table:table-cell>
          <table:table-cell office:value-type="float" office:value="4.801467" calcext:value-type="float">
            <text:p>4.801467</text:p>
          </table:table-cell>
          <table:table-cell office:value-type="float" office:value="140.953744" calcext:value-type="float">
            <text:p>140.953744</text:p>
          </table:table-cell>
          <table:table-cell office:value-type="float" office:value="145.755211" calcext:value-type="float">
            <text:p>145.755211</text:p>
          </table:table-cell>
          <table:table-cell office:value-type="float" office:value="0.478812" calcext:value-type="float">
            <text:p>0.478812</text:p>
          </table:table-cell>
          <table:table-cell office:value-type="float" office:value="2.06201" calcext:value-type="float">
            <text:p>2.06201</text:p>
          </table:table-cell>
          <table:table-cell office:value-type="float" office:value="205.765849" calcext:value-type="float">
            <text:p>205.765849</text:p>
          </table:table-cell>
          <table:table-cell office:value-type="float" office:value="2.502456" calcext:value-type="float">
            <text:p>2.502456</text:p>
          </table:table-cell>
          <table:table-cell office:value-type="float" office:value="208.268305" calcext:value-type="float">
            <text:p>208.268305</text:p>
          </table:table-cell>
          <table:table-cell office:value-type="float" office:value="37375" calcext:value-type="float">
            <text:p>37375</text:p>
          </table:table-cell>
          <table:table-cell office:value-type="float" office:value="58554" calcext:value-type="float">
            <text:p>58554</text:p>
          </table:table-cell>
        </table:table-row>
        <table:table-row table:style-name="ro1">
          <table:table-cell/>
          <table:table-cell table:style-name="ce4" office:value-type="float" office:value="7169007" calcext:value-type="float">
            <text:p>716900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388608" calcext:value-type="float">
            <text:p>8388608</text:p>
          </table:table-cell>
          <table:table-cell table:style-name="ce4" office:value-type="float" office:value="0.566145" calcext:value-type="float">
            <text:p>0.566145</text:p>
          </table:table-cell>
          <table:table-cell table:style-name="ce4" office:value-type="float" office:value="2.202954" calcext:value-type="float">
            <text:p>2.202954</text:p>
          </table:table-cell>
          <table:table-cell table:style-name="ce4" office:value-type="float" office:value="3.583116" calcext:value-type="float">
            <text:p>3.583116</text:p>
          </table:table-cell>
          <table:table-cell table:style-name="ce4" office:value-type="float" office:value="292.319315" calcext:value-type="float">
            <text:p>292.319315</text:p>
          </table:table-cell>
          <table:table-cell table:style-name="ce4" office:value-type="float" office:value="295.902431" calcext:value-type="float">
            <text:p>295.902431</text:p>
          </table:table-cell>
          <table:table-cell table:style-name="ce4" office:value-type="float" office:value="0.480023" calcext:value-type="float">
            <text:p>0.480023</text:p>
          </table:table-cell>
          <table:table-cell table:style-name="ce4" office:value-type="float" office:value="2.165307" calcext:value-type="float">
            <text:p>2.165307</text:p>
          </table:table-cell>
          <table:table-cell table:style-name="ce4" office:value-type="float" office:value="206.079585" calcext:value-type="float">
            <text:p>206.079585</text:p>
          </table:table-cell>
          <table:table-cell table:style-name="ce4" office:value-type="float" office:value="2.341495" calcext:value-type="float">
            <text:p>2.341495</text:p>
          </table:table-cell>
          <table:table-cell table:style-name="ce4" office:value-type="float" office:value="208.42108" calcext:value-type="float">
            <text:p>208.42108</text:p>
          </table:table-cell>
          <table:table-cell table:style-name="ce4" office:value-type="float" office:value="64459" calcext:value-type="float">
            <text:p>64459</text:p>
          </table:table-cell>
          <table:table-cell table:style-name="ce4" office:value-type="float" office:value="76567" calcext:value-type="float">
            <text:p>76567</text:p>
          </table:table-cell>
          <table:table-cell table:number-columns-repeated="2"/>
          <table:table-cell table:style-name="ce4" office:value-type="float" office:value="7133015" calcext:value-type="float">
            <text:p>713301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388608" calcext:value-type="float">
            <text:p>8388608</text:p>
          </table:table-cell>
          <table:table-cell table:style-name="ce4" office:value-type="float" office:value="0.554833" calcext:value-type="float">
            <text:p>0.554833</text:p>
          </table:table-cell>
          <table:table-cell table:style-name="ce4" office:value-type="float" office:value="2.183826" calcext:value-type="float">
            <text:p>2.183826</text:p>
          </table:table-cell>
          <table:table-cell table:style-name="ce4" office:value-type="float" office:value="3.941592" calcext:value-type="float">
            <text:p>3.941592</text:p>
          </table:table-cell>
          <table:table-cell table:style-name="ce4" office:value-type="float" office:value="272.901112" calcext:value-type="float">
            <text:p>272.901112</text:p>
          </table:table-cell>
          <table:table-cell table:style-name="ce4" office:value-type="float" office:value="276.842704" calcext:value-type="float">
            <text:p>276.842704</text:p>
          </table:table-cell>
          <table:table-cell table:style-name="ce4" office:value-type="float" office:value="0.514865" calcext:value-type="float">
            <text:p>0.514865</text:p>
          </table:table-cell>
          <table:table-cell table:style-name="ce4" office:value-type="float" office:value="2.125409" calcext:value-type="float">
            <text:p>2.125409</text:p>
          </table:table-cell>
          <table:table-cell table:style-name="ce4" office:value-type="float" office:value="205.690858" calcext:value-type="float">
            <text:p>205.690858</text:p>
          </table:table-cell>
          <table:table-cell table:style-name="ce4" office:value-type="float" office:value="2.435958" calcext:value-type="float">
            <text:p>2.435958</text:p>
          </table:table-cell>
          <table:table-cell table:style-name="ce4" office:value-type="float" office:value="208.126816" calcext:value-type="float">
            <text:p>208.126816</text:p>
          </table:table-cell>
          <table:table-cell/>
          <table:table-cell office:value-type="float" office:value="7170596" calcext:value-type="float">
            <text:p>7170596</text:p>
          </table:table-cell>
          <table:table-cell office:value-type="float" office:value="8" calcext:value-type="float">
            <text:p>8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0.566764" calcext:value-type="float">
            <text:p>0.566764</text:p>
          </table:table-cell>
          <table:table-cell office:value-type="float" office:value="2.166038" calcext:value-type="float">
            <text:p>2.166038</text:p>
          </table:table-cell>
          <table:table-cell office:value-type="float" office:value="3.299517" calcext:value-type="float">
            <text:p>3.299517</text:p>
          </table:table-cell>
          <table:table-cell office:value-type="float" office:value="251.204022" calcext:value-type="float">
            <text:p>251.204022</text:p>
          </table:table-cell>
          <table:table-cell office:value-type="float" office:value="254.503539" calcext:value-type="float">
            <text:p>254.503539</text:p>
          </table:table-cell>
          <table:table-cell office:value-type="float" office:value="0.485698" calcext:value-type="float">
            <text:p>0.485698</text:p>
          </table:table-cell>
          <table:table-cell office:value-type="float" office:value="2.051786" calcext:value-type="float">
            <text:p>2.051786</text:p>
          </table:table-cell>
          <table:table-cell office:value-type="float" office:value="205.68593" calcext:value-type="float">
            <text:p>205.68593</text:p>
          </table:table-cell>
          <table:table-cell office:value-type="float" office:value="2.452947" calcext:value-type="float">
            <text:p>2.452947</text:p>
          </table:table-cell>
          <table:table-cell office:value-type="float" office:value="208.138877" calcext:value-type="float">
            <text:p>208.138877</text:p>
          </table:table-cell>
          <table:table-cell office:value-type="float" office:value="64459" calcext:value-type="float">
            <text:p>64459</text:p>
          </table:table-cell>
          <table:table-cell office:value-type="float" office:value="76567" calcext:value-type="float">
            <text:p>76567</text:p>
          </table:table-cell>
        </table:table-row>
        <table:table-row table:style-name="ro1">
          <table:table-cell/>
          <table:table-cell table:style-name="ce4" office:value-type="float" office:value="7169008" calcext:value-type="float">
            <text:p>716900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388608" calcext:value-type="float">
            <text:p>8388608</text:p>
          </table:table-cell>
          <table:table-cell table:style-name="ce4" office:value-type="float" office:value="0.595687" calcext:value-type="float">
            <text:p>0.595687</text:p>
          </table:table-cell>
          <table:table-cell table:style-name="ce4" office:value-type="float" office:value="2.255562" calcext:value-type="float">
            <text:p>2.255562</text:p>
          </table:table-cell>
          <table:table-cell table:style-name="ce4" office:value-type="float" office:value="1.252668" calcext:value-type="float">
            <text:p>1.252668</text:p>
          </table:table-cell>
          <table:table-cell table:style-name="ce4" office:value-type="float" office:value="543.193681" calcext:value-type="float">
            <text:p>543.193681</text:p>
          </table:table-cell>
          <table:table-cell table:style-name="ce4" office:value-type="float" office:value="544.446349" calcext:value-type="float">
            <text:p>544.446349</text:p>
          </table:table-cell>
          <table:table-cell table:style-name="ce4" office:value-type="float" office:value="0.481119" calcext:value-type="float">
            <text:p>0.481119</text:p>
          </table:table-cell>
          <table:table-cell table:style-name="ce4" office:value-type="float" office:value="2.173472" calcext:value-type="float">
            <text:p>2.173472</text:p>
          </table:table-cell>
          <table:table-cell table:style-name="ce4" office:value-type="float" office:value="205.757284" calcext:value-type="float">
            <text:p>205.757284</text:p>
          </table:table-cell>
          <table:table-cell table:style-name="ce4" office:value-type="float" office:value="2.442879" calcext:value-type="float">
            <text:p>2.442879</text:p>
          </table:table-cell>
          <table:table-cell table:style-name="ce4" office:value-type="float" office:value="208.200163" calcext:value-type="float">
            <text:p>208.200163</text:p>
          </table:table-cell>
          <table:table-cell table:style-name="ce4" office:value-type="float" office:value="126831" calcext:value-type="float">
            <text:p>126831</text:p>
          </table:table-cell>
          <table:table-cell table:style-name="ce4" office:value-type="float" office:value="115815" calcext:value-type="float">
            <text:p>115815</text:p>
          </table:table-cell>
          <table:table-cell office:value-type="float" office:value="2.14380515384615" calcext:value-type="float">
            <text:p>2.14380515384615</text:p>
          </table:table-cell>
          <table:table-cell/>
          <table:table-cell table:style-name="ce4" office:value-type="float" office:value="7133017" calcext:value-type="float">
            <text:p>713301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388608" calcext:value-type="float">
            <text:p>8388608</text:p>
          </table:table-cell>
          <table:table-cell table:style-name="ce4" office:value-type="float" office:value="0.595687" calcext:value-type="float">
            <text:p>0.595687</text:p>
          </table:table-cell>
          <table:table-cell table:style-name="ce4" office:value-type="float" office:value="2.206001" calcext:value-type="float">
            <text:p>2.206001</text:p>
          </table:table-cell>
          <table:table-cell table:style-name="ce4" office:value-type="float" office:value="2.000152" calcext:value-type="float">
            <text:p>2.000152</text:p>
          </table:table-cell>
          <table:table-cell table:style-name="ce4" office:value-type="float" office:value="530.187163" calcext:value-type="float">
            <text:p>530.187163</text:p>
          </table:table-cell>
          <table:table-cell table:style-name="ce4" office:value-type="float" office:value="532.187315" calcext:value-type="float">
            <text:p>532.187315</text:p>
          </table:table-cell>
          <table:table-cell table:style-name="ce4" office:value-type="float" office:value="0.519246" calcext:value-type="float">
            <text:p>0.519246</text:p>
          </table:table-cell>
          <table:table-cell table:style-name="ce4" office:value-type="float" office:value="2.076836" calcext:value-type="float">
            <text:p>2.076836</text:p>
          </table:table-cell>
          <table:table-cell table:style-name="ce4" office:value-type="float" office:value="205.420204" calcext:value-type="float">
            <text:p>205.420204</text:p>
          </table:table-cell>
          <table:table-cell table:style-name="ce4" office:value-type="float" office:value="2.5245" calcext:value-type="float">
            <text:p>2.5245</text:p>
          </table:table-cell>
          <table:table-cell table:style-name="ce4" office:value-type="float" office:value="207.944704" calcext:value-type="float">
            <text:p>207.944704</text:p>
          </table:table-cell>
          <table:table-cell/>
          <table:table-cell office:value-type="float" office:value="7170599" calcext:value-type="float">
            <text:p>7170599</text:p>
          </table:table-cell>
          <table:table-cell office:value-type="float" office:value="16" calcext:value-type="float">
            <text:p>16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0.56307" calcext:value-type="float">
            <text:p>0.56307</text:p>
          </table:table-cell>
          <table:table-cell office:value-type="float" office:value="2.355562" calcext:value-type="float">
            <text:p>2.355562</text:p>
          </table:table-cell>
          <table:table-cell office:value-type="float" office:value="1.58945" calcext:value-type="float">
            <text:p>1.58945</text:p>
          </table:table-cell>
          <table:table-cell office:value-type="float" office:value="547.741805" calcext:value-type="float">
            <text:p>547.741805</text:p>
          </table:table-cell>
          <table:table-cell office:value-type="float" office:value="549.331255" calcext:value-type="float">
            <text:p>549.331255</text:p>
          </table:table-cell>
          <table:table-cell office:value-type="float" office:value="0.493585" calcext:value-type="float">
            <text:p>0.493585</text:p>
          </table:table-cell>
          <table:table-cell office:value-type="float" office:value="2.06464" calcext:value-type="float">
            <text:p>2.06464</text:p>
          </table:table-cell>
          <table:table-cell office:value-type="float" office:value="206.031698" calcext:value-type="float">
            <text:p>206.031698</text:p>
          </table:table-cell>
          <table:table-cell office:value-type="float" office:value="2.409246" calcext:value-type="float">
            <text:p>2.409246</text:p>
          </table:table-cell>
          <table:table-cell office:value-type="float" office:value="208.440944" calcext:value-type="float">
            <text:p>208.440944</text:p>
          </table:table-cell>
          <table:table-cell office:value-type="float" office:value="126831" calcext:value-type="float">
            <text:p>126831</text:p>
          </table:table-cell>
          <table:table-cell office:value-type="float" office:value="115815" calcext:value-type="float">
            <text:p>115815</text:p>
          </table:table-cell>
        </table:table-row>
        <table:table-row table:style-name="ro1">
          <table:table-cell table:number-columns-repeated="4"/>
          <table:table-cell office:value-type="float" office:value="0.624" calcext:value-type="float">
            <text:p>0.624</text:p>
          </table:table-cell>
          <table:table-cell table:number-columns-repeated="42"/>
        </table:table-row>
        <table:table-row table:style-name="ro1" table:number-rows-repeated="2">
          <table:table-cell table:number-columns-repeated="47"/>
        </table:table-row>
        <table:table-row table:style-name="ro2">
          <table:table-cell table:number-columns-repeated="47"/>
        </table:table-row>
        <table:table-row table:style-name="ro2">
          <table:table-cell/>
          <table:table-cell table:style-name="ce10" office:value-type="string" calcext:value-type="string">
            <text:p>TASK ANALYSIS</text:p>
          </table:table-cell>
          <table:table-cell table:number-columns-repeated="45"/>
        </table:table-row>
        <table:table-row table:style-name="ro2" table:number-rows-repeated="17">
          <table:table-cell table:number-columns-repeated="47"/>
        </table:table-row>
        <table:table-row table:style-name="ro2">
          <table:table-cell/>
          <table:table-cell table:style-name="ce10" office:value-type="string" calcext:value-type="string">
            <text:p>TASK SCHEDULE</text:p>
          </table:table-cell>
          <table:table-cell table:number-columns-repeated="45"/>
        </table:table-row>
        <table:table-row table:style-name="ro2" table:number-rows-repeated="18">
          <table:table-cell table:number-columns-repeated="47"/>
        </table:table-row>
        <table:table-row table:style-name="ro2">
          <table:table-cell/>
          <table:table-cell table:style-name="ce10" office:value-type="string" calcext:value-type="string">
            <text:p>TASK EXECUTION</text:p>
          </table:table-cell>
          <table:table-cell table:number-columns-repeated="45"/>
        </table:table-row>
        <table:table-row table:style-name="ro2" table:number-rows-repeated="18">
          <table:table-cell table:number-columns-repeated="47"/>
        </table:table-row>
        <table:table-row table:style-name="ro2">
          <table:table-cell/>
          <table:table-cell table:style-name="ce10" office:value-type="string" calcext:value-type="string">
            <text:p>EXECUTION TIME</text:p>
          </table:table-cell>
          <table:table-cell table:number-columns-repeated="45"/>
        </table:table-row>
      </table:table>
      <table:table table:name="Scalability RW" table:style-name="ta1">
        <table:shapes>
          <draw:frame draw:z-index="0" draw:style-name="gr1" draw:text-style-name="P1" svg:width="112.84mm" svg:height="77.59mm" svg:x="389.58mm" svg:y="21.74mm">
            <draw:object draw:notify-on-update-of-ranges="'Scalability RW'.D5:'Scalability RW'.D8 'Scalability RW'.D5:'Scalability RW'.D8 'Scalability RW'.C5:'Scalability RW'.C5 'Scalability RW'.F5:'Scalability RW'.F8 'Scalability RW'.D5:'Scalability RW'.D8 'Scalability RW'.C9:'Scalability RW'.C9 'Scalability RW'.F9:'Scalability RW'.F12 'Scalability RW'.D5:'Scalability RW'.D8 'Scalability RW'.C13:'Scalability RW'.C13 'Scalability RW'.F13:'Scalability RW'.F16 'Scalability RW'.D5:'Scalability RW'.D8 'Scalability RW'.C17:'Scalability RW'.C17 'Scalability RW'.F17:'Scalability RW'.F2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73.64mm" svg:height="52.9mm" svg:x="273.17mm" svg:y="148.8mm">
            <draw:object draw:notify-on-update-of-ranges="'Scalability RW'.C47:'Scalability RW'.D47 'Scalability RW'.C47:'Scalability RW'.D47 'Scalability RW'.C28:'Scalability RW'.C28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73.64mm" svg:height="52.9mm" svg:x="368.2mm" svg:y="149.57mm">
            <draw:object draw:notify-on-update-of-ranges="'Scalability RW'.C47:'Scalability RW'.D47 'Scalability RW'.C47:'Scalability RW'.D47 'Scalability RW'.C34:'Scalability RW'.D3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3" draw:style-name="gr1" draw:text-style-name="P1" svg:width="73.64mm" svg:height="52.9mm" svg:x="273.41mm" svg:y="207mm">
            <draw:object draw:notify-on-update-of-ranges="'Scalability RW'.C47:'Scalability RW'.D47 'Scalability RW'.C47:'Scalability RW'.D47 'Scalability RW'.C40:'Scalability RW'.F4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4" draw:style-name="gr2" draw:text-style-name="P1" svg:width="73.64mm" svg:height="52.9mm" svg:x="368.49mm" svg:y="207.01mm">
            <draw:object draw:notify-on-update-of-ranges="'Scalability RW'.C47:'Scalability RW'.J47 'Scalability RW'.C47:'Scalability RW'.J47 'Scalability RW'.C46:'Scalability RW'.J46" xlink:href="./Object 16" xlink:type="simple" xlink:show="embed" xlink:actuate="onLoad">
              <loext:p text:style-name="P2">º</loext:p>
            </draw:object>
            <draw:image xlink:href="./ObjectReplacements/Object 16" xlink:type="simple" xlink:show="embed" xlink:actuate="onLoad"/>
          </draw:frame>
          <draw:frame draw:z-index="5" draw:style-name="gr1" draw:text-style-name="P1" svg:width="110.13mm" svg:height="77.59mm" svg:x="526.62mm" svg:y="21.15mm">
            <draw:object draw:notify-on-update-of-ranges="'Scalability RW'.D5:'Scalability RW'.D8 'Scalability RW'.D5:'Scalability RW'.D8 'Scalability RW'.C5:'Scalability RW'.C5 'Scalability RW'.O5:'Scalability RW'.O8 'Scalability RW'.D5:'Scalability RW'.D8 'Scalability RW'.C9:'Scalability RW'.C9 'Scalability RW'.O9:'Scalability RW'.O12 'Scalability RW'.D5:'Scalability RW'.D8 'Scalability RW'.C13:'Scalability RW'.C13 'Scalability RW'.O13:'Scalability RW'.O16 'Scalability RW'.D5:'Scalability RW'.D8 'Scalability RW'.C17:'Scalability RW'.C17 'Scalability RW'.O17:'Scalability RW'.O20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ce4"/>
        <table:table-column table:style-name="co2" table:number-columns-repeated="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9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CALABILITY RW</text:p>
          </table:table-cell>
          <table:table-cell table:style-name="ce5" table:number-columns-repeated="12"/>
          <table:table-cell/>
        </table:table-row>
        <table:table-row table:style-name="ro1">
          <table:table-cell/>
          <table:table-cell table:style-name="Default" table:number-columns-repeated="9"/>
          <table:table-cell table:number-columns-repeated="5"/>
        </table:table-row>
        <table:table-row table:style-name="ro1">
          <table:table-cell/>
          <table:table-cell table:style-name="ce24" office:value-type="string" calcext:value-type="string">
            <text:p>JOB</text:p>
          </table:table-cell>
          <table:table-cell table:style-name="ce24" office:value-type="string" calcext:value-type="string">
            <text:p>NUM WRITERS</text:p>
          </table:table-cell>
          <table:table-cell table:style-name="ce24" office:value-type="string" calcext:value-type="string">
            <text:p>NUM READERS</text:p>
          </table:table-cell>
          <table:table-cell table:style-name="ce24" office:value-type="string" calcext:value-type="string">
            <text:p>ELEMS</text:p>
          </table:table-cell>
          <table:table-cell table:style-name="ce24" office:value-type="string" calcext:value-type="string">
            <text:p>TIME</text:p>
          </table:table-cell>
          <table:table-cell table:style-name="ce24" office:value-type="string" calcext:value-type="string" table:number-columns-spanned="8" table:number-rows-spanned="1">
            <text:p>TASKS PER READER</text:p>
          </table:table-cell>
          <table:covered-table-cell table:number-columns-repeated="3"/>
          <table:covered-table-cell table:number-columns-repeated="4" table:style-name="ce4"/>
          <table:table-cell table:style-name="ce4" office:value-type="string" calcext:value-type="string">
            <text:p>Eficiency</text:p>
          </table:table-cell>
        </table:table-row>
        <table:table-row table:style-name="ro1">
          <table:table-cell/>
          <table:table-cell office:value-type="float" office:value="7201420" calcext:value-type="float">
            <text:p>7201420</text:p>
          </table:table-cell>
          <table:table-cell office:value-type="string" calcext:value-type="string">
            <text:p>1 Writer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9743" calcext:value-type="float">
            <text:p>129743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4" table:number-columns-repeated="4"/>
          <table:table-cell table:style-name="ce4" table:formula="of:=(100000/[.F5])*100" office:value-type="float" office:value="77.07544915718" calcext:value-type="float">
            <text:p>77.07544915718</text:p>
          </table:table-cell>
        </table:table-row>
        <table:table-row table:style-name="ro1">
          <table:table-cell/>
          <table:table-cell office:value-type="float" office:value="7201421" calcext:value-type="float">
            <text:p>72014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84220" calcext:value-type="float">
            <text:p>842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4" table:number-columns-repeated="4"/>
          <table:table-cell table:style-name="ce4" table:formula="of:=(50000/[.F6])*100" office:value-type="float" office:value="59.3683210638803" calcext:value-type="float">
            <text:p>59.3683210638803</text:p>
          </table:table-cell>
        </table:table-row>
        <table:table-row table:style-name="ro1">
          <table:table-cell/>
          <table:table-cell office:value-type="float" office:value="7201424" calcext:value-type="float">
            <text:p>72014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8363" calcext:value-type="float">
            <text:p>4836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style-name="ce4" table:number-columns-repeated="4"/>
          <table:table-cell table:style-name="ce4" table:formula="of:=(25000/[.F7])*100" office:value-type="float" office:value="51.692409486591" calcext:value-type="float">
            <text:p>51.692409486591</text:p>
          </table:table-cell>
        </table:table-row>
        <table:table-row table:style-name="ro1">
          <table:table-cell/>
          <table:table-cell office:value-type="float" office:value="7201428" calcext:value-type="float">
            <text:p>72014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6788" calcext:value-type="float">
            <text:p>2678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(13000/[.F8])*100" office:value-type="float" office:value="48.529192175601" calcext:value-type="float">
            <text:p>48.529192175601</text:p>
          </table:table-cell>
        </table:table-row>
        <table:table-row table:style-name="ro1">
          <table:table-cell/>
          <table:table-cell office:value-type="float" office:value="7192452" calcext:value-type="float">
            <text:p>7192452</text:p>
          </table:table-cell>
          <table:table-cell office:value-type="string" calcext:value-type="string">
            <text:p>2 Writer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4904" calcext:value-type="float">
            <text:p>114904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4" table:number-columns-repeated="4"/>
          <table:table-cell table:style-name="ce4" table:formula="of:=(100000/[.F9])*100" office:value-type="float" office:value="87.0291721785142" calcext:value-type="float">
            <text:p>87.0291721785142</text:p>
          </table:table-cell>
        </table:table-row>
        <table:table-row table:style-name="ro1">
          <table:table-cell/>
          <table:table-cell office:value-type="float" office:value="7192453" calcext:value-type="float">
            <text:p>71924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5939" calcext:value-type="float">
            <text:p>75939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4" table:number-columns-repeated="4"/>
          <table:table-cell table:style-name="ce4" table:formula="of:=(50000/[.F10])*100" office:value-type="float" office:value="65.8423208101239" calcext:value-type="float">
            <text:p>65.8423208101239</text:p>
          </table:table-cell>
        </table:table-row>
        <table:table-row table:style-name="ro1">
          <table:table-cell/>
          <table:table-cell office:value-type="float" office:value="7192457" calcext:value-type="float">
            <text:p>719245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3764" calcext:value-type="float">
            <text:p>4376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style-name="ce4" table:number-columns-repeated="4"/>
          <table:table-cell table:style-name="ce4" table:formula="of:=(25000/[.F11])*100" office:value-type="float" office:value="57.1245772781281" calcext:value-type="float">
            <text:p>57.1245772781281</text:p>
          </table:table-cell>
        </table:table-row>
        <table:table-row table:style-name="ro1">
          <table:table-cell/>
          <table:table-cell office:value-type="float" office:value="7201855" calcext:value-type="float">
            <text:p>720185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4553" calcext:value-type="float">
            <text:p>2455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(13000/[.F12])*100" office:value-type="float" office:value="52.9466867592555" calcext:value-type="float">
            <text:p>52.9466867592555</text:p>
          </table:table-cell>
        </table:table-row>
        <table:table-row table:style-name="ro1">
          <table:table-cell/>
          <table:table-cell office:value-type="float" office:value="7192463" calcext:value-type="float">
            <text:p>7192463</text:p>
          </table:table-cell>
          <table:table-cell office:value-type="string" calcext:value-type="string">
            <text:p>4 Writer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7493" calcext:value-type="float">
            <text:p>107493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4" table:number-columns-repeated="4"/>
          <table:table-cell table:style-name="ce4" table:formula="of:=(100000/[.F13])*100" office:value-type="float" office:value="93.0293135366954" calcext:value-type="float">
            <text:p>93.0293135366954</text:p>
          </table:table-cell>
        </table:table-row>
        <table:table-row table:style-name="ro1">
          <table:table-cell/>
          <table:table-cell office:value-type="float" office:value="7192466" calcext:value-type="float">
            <text:p>719246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1907" calcext:value-type="float">
            <text:p>71907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style-name="ce4" table:number-columns-repeated="4"/>
          <table:table-cell table:style-name="ce4" table:formula="of:=(50000/[.F14])*100" office:value-type="float" office:value="69.5342595296703" calcext:value-type="float">
            <text:p>69.5342595296703</text:p>
          </table:table-cell>
        </table:table-row>
        <table:table-row table:style-name="ro1">
          <table:table-cell/>
          <table:table-cell office:value-type="float" office:value="7192468" calcext:value-type="float">
            <text:p>71924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9706" calcext:value-type="float">
            <text:p>4970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table:style-name="ce4" table:number-columns-repeated="4"/>
          <table:table-cell table:style-name="ce4" table:formula="of:=(25000/[.F15])*100" office:value-type="float" office:value="50.2957389449966" calcext:value-type="float">
            <text:p>50.2957389449966</text:p>
          </table:table-cell>
        </table:table-row>
        <table:table-row table:style-name="ro1">
          <table:table-cell/>
          <table:table-cell office:value-type="float" office:value="7192471" calcext:value-type="float">
            <text:p>719247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26466" calcext:value-type="float">
            <text:p>26466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1" calcext:value-type="float">
            <text:p>11</text:p>
          </table:table-cell>
          <table:table-cell table:style-name="ce4" table:formula="of:=(13000/[.F16])*100" office:value-type="float" office:value="49.1196251794756" calcext:value-type="float">
            <text:p>49.1196251794756</text:p>
          </table:table-cell>
        </table:table-row>
        <table:table-row table:style-name="ro1">
          <table:table-cell/>
          <table:table-cell office:value-type="float" office:value="7192472" calcext:value-type="float">
            <text:p>7192472</text:p>
          </table:table-cell>
          <table:table-cell office:value-type="string" calcext:value-type="string">
            <text:p>8 Writer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5788" calcext:value-type="float">
            <text:p>105788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4" table:number-columns-repeated="4"/>
          <table:table-cell table:style-name="ce4" table:formula="of:=(100000/[.F17])*100" office:value-type="float" office:value="94.5286800015125" calcext:value-type="float">
            <text:p>94.5286800015125</text:p>
          </table:table-cell>
        </table:table-row>
        <table:table-row table:style-name="ro1">
          <table:table-cell/>
          <table:table-cell office:value-type="float" office:value="7201894" calcext:value-type="float">
            <text:p>72018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68479" calcext:value-type="float">
            <text:p>68479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4" table:number-columns-repeated="4"/>
          <table:table-cell table:style-name="ce4" table:formula="of:=(50000/[.F18])*100" office:value-type="float" office:value="73.0150849165438" calcext:value-type="float">
            <text:p>73.0150849165438</text:p>
          </table:table-cell>
        </table:table-row>
        <table:table-row table:style-name="ro1">
          <table:table-cell/>
          <table:table-cell office:value-type="float" office:value="7201895" calcext:value-type="float">
            <text:p>720189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46986" calcext:value-type="float">
            <text:p>46986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style-name="ce4" table:number-columns-repeated="4"/>
          <table:table-cell table:style-name="ce4" table:formula="of:=(25000/[.F19])*100" office:value-type="float" office:value="53.2073383561061" calcext:value-type="float">
            <text:p>53.2073383561061</text:p>
          </table:table-cell>
        </table:table-row>
        <table:table-row table:style-name="ro1">
          <table:table-cell/>
          <table:table-cell office:value-type="float" office:value="7201897" calcext:value-type="float">
            <text:p>720189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29400" calcext:value-type="float">
            <text:p>2940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(13000/[.F20])*100" office:value-type="float" office:value="44.2176870748299" calcext:value-type="float">
            <text:p>44.2176870748299</text:p>
          </table:table-cell>
        </table:table-row>
        <table:table-row table:style-name="ro2" table:number-rows-repeated="2">
          <table:table-cell/>
          <table:table-cell table:style-name="Default" table:number-columns-repeated="9"/>
          <table:table-cell table:number-columns-repeated="5"/>
        </table:table-row>
        <table:table-row table:style-name="ro2">
          <table:table-cell table:number-columns-repeated="2"/>
          <table:table-cell table:style-name="ce24" office:value-type="string" calcext:value-type="string">
            <text:p>1R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2">
          <table:table-cell/>
          <table:table-cell table:style-name="ce21" office:value-type="string" calcext:value-type="string">
            <text:p>MEAN</text:p>
          </table:table-cell>
          <table:table-cell table:style-name="ce22" table:formula="of:=SUM([.C24:.C27])/4" office:value-type="float" office:value="100" calcext:value-type="float">
            <text:p>100</text:p>
          </table:table-cell>
          <table:table-cell table:style-name="ce22" table:number-columns-repeated="7"/>
          <table:table-cell table:number-columns-repeated="5"/>
        </table:table-row>
        <table:table-row table:style-name="ro2">
          <table:table-cell table:number-columns-repeated="2"/>
          <table:table-cell table:style-name="ce24" office:value-type="string" calcext:value-type="string">
            <text:p>2R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table:number-columns-repeated="11"/>
        </table:table-row>
        <table:table-row table:style-name="ro2">
          <table:table-cell/>
          <table:table-cell table:style-name="ce21" office:value-type="string" calcext:value-type="string">
            <text:p>MEAN</text:p>
          </table:table-cell>
          <table:table-cell table:style-name="ce22" table:formula="of:=SUM([.C30:.C33])/4" office:value-type="float" office:value="71" calcext:value-type="float">
            <text:p>71</text:p>
          </table:table-cell>
          <table:table-cell table:style-name="ce22" table:formula="of:=SUM([.D30:.D33])/4" office:value-type="float" office:value="28" calcext:value-type="float">
            <text:p>28</text:p>
          </table:table-cell>
          <table:table-cell table:style-name="ce22" table:number-columns-repeated="6"/>
          <table:table-cell table:number-columns-repeated="5"/>
        </table:table-row>
        <table:table-row table:style-name="ro2">
          <table:table-cell table:number-columns-repeated="2"/>
          <table:table-cell table:style-name="ce24" office:value-type="string" calcext:value-type="string">
            <text:p>4R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/>
          <table:table-cell table:style-name="ce21" office:value-type="string" calcext:value-type="string">
            <text:p>MEAN</text:p>
          </table:table-cell>
          <table:table-cell table:style-name="ce22" table:formula="of:=SUM([.C36:.C39])/4" office:value-type="float" office:value="41.25" calcext:value-type="float">
            <text:p>41.25</text:p>
          </table:table-cell>
          <table:table-cell table:style-name="ce22" table:formula="of:=SUM([.D36:.D39])/4" office:value-type="float" office:value="28.5" calcext:value-type="float">
            <text:p>28.5</text:p>
          </table:table-cell>
          <table:table-cell table:style-name="ce22" table:formula="of:=SUM([.E36:.E39])/4" office:value-type="float" office:value="17.75" calcext:value-type="float">
            <text:p>17.75</text:p>
          </table:table-cell>
          <table:table-cell table:style-name="ce22" table:formula="of:=SUM([.F36:.F39])/4" office:value-type="float" office:value="11.5" calcext:value-type="float">
            <text:p>11.5</text:p>
          </table:table-cell>
          <table:table-cell table:style-name="ce22" table:number-columns-repeated="4"/>
          <table:table-cell table:number-columns-repeated="5"/>
        </table:table-row>
        <table:table-row table:style-name="ro2">
          <table:table-cell table:number-columns-repeated="2"/>
          <table:table-cell table:style-name="ce24" office:value-type="string" calcext:value-type="string">
            <text:p>8R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MEAN</text:p>
          </table:table-cell>
          <table:table-cell table:style-name="ce22" table:formula="of:=SUM([.C42:.C45])/4" office:value-type="float" office:value="23.75" calcext:value-type="float">
            <text:p>23.75</text:p>
          </table:table-cell>
          <table:table-cell table:style-name="ce22" table:formula="of:=SUM([.D42:.D45])/4" office:value-type="float" office:value="19.25" calcext:value-type="float">
            <text:p>19.25</text:p>
          </table:table-cell>
          <table:table-cell table:style-name="ce22" table:formula="of:=SUM([.E42:.E45])/4" office:value-type="float" office:value="15" calcext:value-type="float">
            <text:p>15</text:p>
          </table:table-cell>
          <table:table-cell table:style-name="ce22" table:formula="of:=SUM([.F42:.F45])/4" office:value-type="float" office:value="12.75" calcext:value-type="float">
            <text:p>12.75</text:p>
          </table:table-cell>
          <table:table-cell table:style-name="ce22" table:formula="of:=SUM([.G42:.G45])/4" office:value-type="float" office:value="8.25" calcext:value-type="float">
            <text:p>8.25</text:p>
          </table:table-cell>
          <table:table-cell table:style-name="ce22" table:formula="of:=SUM([.H42:.H45])/4" office:value-type="float" office:value="7.75" calcext:value-type="float">
            <text:p>7.75</text:p>
          </table:table-cell>
          <table:table-cell table:style-name="ce22" table:formula="of:=SUM([.I42:.I45])/4" office:value-type="float" office:value="7.25" calcext:value-type="float">
            <text:p>7.25</text:p>
          </table:table-cell>
          <table:table-cell table:style-name="ce22" table:formula="of:=SUM([.J42:.J45])/4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Reader 1</text:p>
          </table:table-cell>
          <table:table-cell table:style-name="Default" office:value-type="string" calcext:value-type="string">
            <text:p>Reader 2</text:p>
          </table:table-cell>
          <table:table-cell table:style-name="Default" office:value-type="string" calcext:value-type="string">
            <text:p>Reader 3</text:p>
          </table:table-cell>
          <table:table-cell table:style-name="Default" office:value-type="string" calcext:value-type="string">
            <text:p>Reader 4</text:p>
          </table:table-cell>
          <table:table-cell table:style-name="Default" office:value-type="string" calcext:value-type="string">
            <text:p>Reader 5</text:p>
          </table:table-cell>
          <table:table-cell table:style-name="Default" office:value-type="string" calcext:value-type="string">
            <text:p>Reader 6</text:p>
          </table:table-cell>
          <table:table-cell table:style-name="Default" office:value-type="string" calcext:value-type="string">
            <text:p>Reader 7</text:p>
          </table:table-cell>
          <table:table-cell table:style-name="Default" office:value-type="string" calcext:value-type="string">
            <text:p>Reader 8</text:p>
          </table:table-cell>
          <table:table-cell table:number-columns-repeated="5"/>
        </table:table-row>
      </table:table>
      <table:named-expressions/>
      <table:database-ranges>
        <table:database-range table:name="__Anonymous_Sheet_DB__3" table:target-range-address="'Scalability RW'.G6:'Scalability RW'.H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12:28:47.313844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6:26:15.220237880</meta:creation-date>
    <dc:date>2020-01-08T17:10:02.336727036</dc:date>
    <meta:editing-duration>PT13H38M32S</meta:editing-duration>
    <meta:editing-cycles>32</meta:editing-cycles>
    <meta:generator>LibreOffice/6.2.7.1$Linux_X86_64 LibreOffice_project/20$Build-1</meta:generator>
    <meta:document-statistic meta:table-count="4" meta:cell-count="1140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28" chart:origin="0" chart:interval-major="3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45" chart:maximum="0.6" chart:origin="0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01cm" svg:height="7.601cm" xlink:href=".." xlink:type="simple" chart:class="chart:scatter" chart:column-mapping="0 1" chart:style-name="ch1">
        <chart:legend chart:legend-position="top" svg:x="4.716cm" svg:y="0.185cm" style:legend-expansion="wide" chart:style-name="ch2"/>
        <chart:plot-area chart:style-name="ch3" table:cell-range-address="Time.D13:Time.E20 Time.E5:Time.E5 Time.J5:Time.J5 Time.J13:Time.J20" chart:data-source-has-labels="both" svg:x="1.281cm" svg:y="0.935cm" svg:width="11.95cm" svg:height="5.533cm">
          <chartooo:coordinate-region svg:x="2.193cm" svg:y="1.134cm" svg:width="10.759cm" svg:height="4.687cm"/>
          <chart:axis chart:dimension="x" chart:name="primary-x" chart:style-name="ch4" chartooo:axis-type="auto">
            <chart:title svg:x="5.995cm" svg:y="6.62cm" chart:style-name="ch5">
              <text:p>Object Size (MB)</text:p>
            </chart:title>
            <chart:categories table:cell-range-address="Time.D13:Time.D20"/>
          </chart:axis>
          <chart:axis chart:dimension="y" chart:name="primary-y" chart:style-name="ch6">
            <chart:title svg:x="0.451cm" svg:y="4.473cm" chart:style-name="ch7">
              <text:p>Time (ms)</text:p>
            </chart:title>
            <chart:grid chart:style-name="ch8" chart:class="major"/>
          </chart:axis>
          <chart:series chart:style-name="ch9" chart:values-cell-range-address="Time.E13:Time.E20" chart:label-cell-address="Time.E5:Time.E5" chart:class="chart:scatter">
            <chart:domain table:cell-range-address="Time.D13:Time.D20"/>
            <chart:data-point chart:repeated="8"/>
          </chart:series>
          <chart:series chart:style-name="ch10" chart:values-cell-range-address="Time.J13:Time.J20" chart:label-cell-address="Time.J5:Time.J5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OP</text:p>
                <draw:g>
                  <svg:desc>Time.E5:Time.E5</svg:desc>
                </draw:g>
              </table:table-cell>
              <table:table-cell office:value-type="string">
                <text:p>Streams</text:p>
                <draw:g>
                  <svg:desc>Time.J5:Time.J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ime.D13:Time.D20</svg:desc>
                </draw:g>
              </table:table-cell>
              <table:table-cell office:value-type="float" office:value="1">
                <text:p>1</text:p>
                <draw:g>
                  <svg:desc>Time.D13:Time.D20</svg:desc>
                </draw:g>
              </table:table-cell>
              <table:table-cell office:value-type="float" office:value="0.528393">
                <text:p>0.528393</text:p>
                <draw:g>
                  <svg:desc>Time.E13:Time.E20</svg:desc>
                </draw:g>
              </table:table-cell>
              <table:table-cell office:value-type="float" office:value="0.490792">
                <text:p>0.490792</text:p>
                <draw:g>
                  <svg:desc>Time.J13:Time.J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20417">
                <text:p>0.520417</text:p>
              </table:table-cell>
              <table:table-cell office:value-type="float" office:value="0.484567">
                <text:p>0.4845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22791">
                <text:p>0.522791</text:p>
              </table:table-cell>
              <table:table-cell office:value-type="float" office:value="0.486396">
                <text:p>0.48639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3543">
                <text:p>0.53543</text:p>
              </table:table-cell>
              <table:table-cell office:value-type="float" office:value="0.49412">
                <text:p>0.494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39588">
                <text:p>0.539588</text:p>
              </table:table-cell>
              <table:table-cell office:value-type="float" office:value="0.489009">
                <text:p>0.48900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525567">
                <text:p>0.525567</text:p>
              </table:table-cell>
              <table:table-cell office:value-type="float" office:value="0.474285">
                <text:p>0.47428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552296">
                <text:p>0.552296</text:p>
              </table:table-cell>
              <table:table-cell office:value-type="float" office:value="0.471328">
                <text:p>0.47132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542004">
                <text:p>0.542004</text:p>
              </table:table-cell>
              <table:table-cell office:value-type="float" office:value="0.480335">
                <text:p>0.4803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01cm" svg:height="7.601cm" xlink:href=".." xlink:type="simple" chart:class="chart:line" chart:style-name="ch1">
        <chart:legend chart:legend-position="end" svg:x="10.861cm" svg:y="3.252cm" style:legend-expansion="high" chart:style-name="ch2"/>
        <chart:plot-area chart:style-name="ch3" table:cell-range-address="Time.D13:Time.D20 Time.E5:Time.E5 Time.O13:Time.P20 Time.J5:Time.J5" chart:data-source-has-labels="both" svg:x="1.281cm" svg:y="0.152cm" svg:width="9.31cm" svg:height="6.316cm">
          <chartooo:coordinate-region svg:x="2.458cm" svg:y="0.351cm" svg:width="7.668cm" svg:height="5.47cm"/>
          <chart:axis chart:dimension="x" chart:name="primary-x" chart:style-name="ch4" chartooo:axis-type="auto">
            <chartooo:date-scale/>
            <chart:title svg:x="4.675cm" svg:y="6.62cm" chart:style-name="ch5">
              <text:p>Object Size (MB)</text:p>
            </chart:title>
            <chart:categories table:cell-range-address="Time.D13:Time.D20"/>
          </chart:axis>
          <chart:axis chart:dimension="y" chart:name="primary-y" chart:style-name="ch6">
            <chart:title svg:x="0.451cm" svg:y="4.082cm" chart:style-name="ch7">
              <text:p>Time (ms)</text:p>
            </chart:title>
            <chart:grid chart:style-name="ch8" chart:class="major"/>
          </chart:axis>
          <chart:series chart:style-name="ch9" chart:values-cell-range-address="Time.O13:Time.O20" chart:label-cell-address="Time.E5:Time.E5" chart:class="chart:line">
            <chart:data-point chart:repeated="8"/>
          </chart:series>
          <chart:series chart:style-name="ch10" chart:values-cell-range-address="Time.P13:Time.P20" chart:label-cell-address="Time.J5:Time.J5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</text:p>
                <draw:g>
                  <svg:desc>Time.E5:Time.E5</svg:desc>
                </draw:g>
              </table:table-cell>
              <table:table-cell office:value-type="string">
                <text:p>Streams</text:p>
                <draw:g>
                  <svg:desc>Time.J5:Time.J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ime.D13:Time.D20</svg:desc>
                </draw:g>
              </table:table-cell>
              <table:table-cell office:value-type="float" office:value="7800">
                <text:p>7800</text:p>
                <draw:g>
                  <svg:desc>Time.O13:Time.O20</svg:desc>
                </draw:g>
              </table:table-cell>
              <table:table-cell office:value-type="float" office:value="39732">
                <text:p>39732</text:p>
                <draw:g>
                  <svg:desc>Time.P13:Time.P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785">
                <text:p>8785</text:p>
              </table:table-cell>
              <table:table-cell office:value-type="float" office:value="40301">
                <text:p>403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499">
                <text:p>10499</text:p>
              </table:table-cell>
              <table:table-cell office:value-type="float" office:value="41471">
                <text:p>414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534">
                <text:p>14534</text:p>
              </table:table-cell>
              <table:table-cell office:value-type="float" office:value="43922">
                <text:p>439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220">
                <text:p>22220</text:p>
              </table:table-cell>
              <table:table-cell office:value-type="float" office:value="49147">
                <text:p>4914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6172">
                <text:p>36172</text:p>
              </table:table-cell>
              <table:table-cell office:value-type="float" office:value="59259">
                <text:p>5925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7032">
                <text:p>67032</text:p>
              </table:table-cell>
              <table:table-cell office:value-type="float" office:value="79019">
                <text:p>7901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15830">
                <text:p>115830</text:p>
              </table:table-cell>
              <table:table-cell office:value-type="float" office:value="119987">
                <text:p>11998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6" chart:origin="0" chart:interval-maj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01cm" svg:height="7.601cm" xlink:href=".." xlink:type="simple" chart:class="chart:scatter" chart:style-name="ch1">
        <chart:legend chart:legend-position="top" svg:x="4.716cm" svg:y="0.185cm" style:legend-expansion="wide" chart:style-name="ch2"/>
        <chart:plot-area chart:style-name="ch3" table:cell-range-address="Time.D13:Time.D20 Time.E5:Time.E5 Time.O22:Time.P26 Time.J5:Time.J5" chart:data-source-has-labels="both" svg:x="1.281cm" svg:y="0.935cm" svg:width="11.95cm" svg:height="5.533cm">
          <chartooo:coordinate-region svg:x="2.458cm" svg:y="1.134cm" svg:width="10.401cm" svg:height="4.687cm"/>
          <chart:axis chart:dimension="x" chart:name="primary-x" chart:style-name="ch4" chartooo:axis-type="auto">
            <chart:title svg:x="5.624cm" svg:y="6.62cm" chart:style-name="ch5">
              <text:p>Number of Objects (u)</text:p>
            </chart:title>
            <chart:categories table:cell-range-address="Time.D13:Time.D20"/>
          </chart:axis>
          <chart:axis chart:dimension="y" chart:name="primary-y" chart:style-name="ch6">
            <chart:title svg:x="0.451cm" svg:y="4.473cm" chart:style-name="ch7">
              <text:p>Time (ms)</text:p>
            </chart:title>
            <chart:grid chart:style-name="ch8" chart:class="major"/>
          </chart:axis>
          <chart:series chart:style-name="ch9" chart:values-cell-range-address="Time.O22:Time.O26" chart:label-cell-address="Time.E5:Time.E5" chart:class="chart:scatter">
            <chart:domain table:cell-range-address="Time.D13:Time.D20"/>
            <chart:data-point chart:repeated="8"/>
          </chart:series>
          <chart:series chart:style-name="ch10" chart:values-cell-range-address="Time.P22:Time.P26" chart:label-cell-address="Time.J5:Time.J5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OP</text:p>
                <draw:g>
                  <svg:desc>Time.E5:Time.E5</svg:desc>
                </draw:g>
              </table:table-cell>
              <table:table-cell office:value-type="string">
                <text:p>Streams</text:p>
                <draw:g>
                  <svg:desc>Time.J5:Time.J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ime.D13:Time.D20</svg:desc>
                </draw:g>
              </table:table-cell>
              <table:table-cell office:value-type="float" office:value="1">
                <text:p>1</text:p>
                <draw:g>
                  <svg:desc>Time.D13:Time.D20</svg:desc>
                </draw:g>
              </table:table-cell>
              <table:table-cell office:value-type="float" office:value="14250">
                <text:p>14250</text:p>
                <draw:g>
                  <svg:desc>Time.O22:Time.O26</svg:desc>
                </draw:g>
              </table:table-cell>
              <table:table-cell office:value-type="float" office:value="43931">
                <text:p>43931</text:p>
                <draw:g>
                  <svg:desc>Time.P22:Time.P2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920">
                <text:p>21920</text:p>
              </table:table-cell>
              <table:table-cell office:value-type="float" office:value="48986">
                <text:p>489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7375">
                <text:p>37375</text:p>
              </table:table-cell>
              <table:table-cell office:value-type="float" office:value="58554">
                <text:p>585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4459">
                <text:p>64459</text:p>
              </table:table-cell>
              <table:table-cell office:value-type="float" office:value="76567">
                <text:p>765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6831">
                <text:p>126831</text:p>
              </table:table-cell>
              <table:table-cell office:value-type="float" office:value="115815">
                <text:p>11581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maximum="8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a1467e" draw:fill-color="#a1467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85cm" svg:height="7.76cm" xlink:href=".." xlink:type="simple" chart:class="chart:scatter" chart:style-name="ch1">
        <chart:legend chart:legend-position="top" svg:x="0.714cm" svg:y="0.185cm" style:legend-expansion="wide" chart:style-name="ch2"/>
        <chart:plot-area chart:style-name="ch3" table:cell-range-address="'Scalability RW'.D5:'Scalability RW'.D8 'Scalability RW'.C5:'Scalability RW'.C5 'Scalability RW'.F5:'Scalability RW'.F20 'Scalability RW'.C9:'Scalability RW'.C9 'Scalability RW'.C13:'Scalability RW'.C13 'Scalability RW'.C17:'Scalability RW'.C17" chart:data-source-has-labels="both" svg:x="1.236cm" svg:y="0.938cm" svg:width="9.824cm" svg:height="5.686cm">
          <chartooo:coordinate-region svg:x="2.413cm" svg:y="1.137cm" svg:width="8.368cm" svg:height="4.84cm"/>
          <chart:axis chart:dimension="x" chart:name="primary-x" chart:style-name="ch4" chartooo:axis-type="auto">
            <chart:title svg:x="4.437cm" svg:y="6.779cm" chart:style-name="ch5">
              <text:p>Number of Readers (u)</text:p>
            </chart:title>
            <chart:categories table:cell-range-address="'Scalability RW'.D5:'Scalability RW'.D8"/>
          </chart:axis>
          <chart:axis chart:dimension="y" chart:name="primary-y" chart:style-name="ch6">
            <chart:title svg:x="0.451cm" svg:y="5.307cm" chart:style-name="ch7">
              <text:p>Execution Time (ms)</text:p>
            </chart:title>
            <chart:grid chart:style-name="ch8" chart:class="major"/>
          </chart:axis>
          <chart:series chart:style-name="ch9" chart:values-cell-range-address="'Scalability RW'.F5:'Scalability RW'.F8" chart:label-cell-address="'Scalability RW'.C5:'Scalability RW'.C5" chart:class="chart:scatter">
            <chart:domain table:cell-range-address="'Scalability RW'.D5:'Scalability RW'.D8"/>
            <chart:data-point chart:repeated="4"/>
          </chart:series>
          <chart:series chart:style-name="ch10" chart:values-cell-range-address="'Scalability RW'.F9:'Scalability RW'.F12" chart:label-cell-address="'Scalability RW'.C9:'Scalability RW'.C9" chart:class="chart:scatter">
            <chart:data-point chart:repeated="4"/>
          </chart:series>
          <chart:series chart:style-name="ch11" chart:values-cell-range-address="'Scalability RW'.F13:'Scalability RW'.F16" chart:label-cell-address="'Scalability RW'.C13:'Scalability RW'.C13" chart:class="chart:scatter">
            <chart:data-point chart:repeated="4"/>
          </chart:series>
          <chart:series chart:style-name="ch12" chart:values-cell-range-address="'Scalability RW'.F17:'Scalability RW'.F20" chart:label-cell-address="'Scalability RW'.C17:'Scalability RW'.C17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1 Writer</text:p>
                <draw:g>
                  <svg:desc>'Scalability RW'.C5:'Scalability RW'.C5</svg:desc>
                </draw:g>
              </table:table-cell>
              <table:table-cell office:value-type="string">
                <text:p>2 Writers</text:p>
                <draw:g>
                  <svg:desc>'Scalability RW'.C9:'Scalability RW'.C9</svg:desc>
                </draw:g>
              </table:table-cell>
              <table:table-cell office:value-type="string">
                <text:p>4 Writers</text:p>
                <draw:g>
                  <svg:desc>'Scalability RW'.C13:'Scalability RW'.C13</svg:desc>
                </draw:g>
              </table:table-cell>
              <table:table-cell office:value-type="string">
                <text:p>8 Writers</text:p>
                <draw:g>
                  <svg:desc>'Scalability RW'.C17:'Scalability RW'.C1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calability RW'.D5:'Scalability RW'.D8</svg:desc>
                </draw:g>
              </table:table-cell>
              <table:table-cell office:value-type="float" office:value="1">
                <text:p>1</text:p>
                <draw:g>
                  <svg:desc>'Scalability RW'.D5:'Scalability RW'.D8</svg:desc>
                </draw:g>
              </table:table-cell>
              <table:table-cell office:value-type="float" office:value="129743">
                <text:p>129743</text:p>
                <draw:g>
                  <svg:desc>'Scalability RW'.F5:'Scalability RW'.F8</svg:desc>
                </draw:g>
              </table:table-cell>
              <table:table-cell office:value-type="float" office:value="114904">
                <text:p>114904</text:p>
                <draw:g>
                  <svg:desc>'Scalability RW'.F9:'Scalability RW'.F12</svg:desc>
                </draw:g>
              </table:table-cell>
              <table:table-cell office:value-type="float" office:value="107493">
                <text:p>107493</text:p>
                <draw:g>
                  <svg:desc>'Scalability RW'.F13:'Scalability RW'.F16</svg:desc>
                </draw:g>
              </table:table-cell>
              <table:table-cell office:value-type="float" office:value="105788">
                <text:p>105788</text:p>
                <draw:g>
                  <svg:desc>'Scalability RW'.F17:'Scalability RW'.F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4220">
                <text:p>84220</text:p>
              </table:table-cell>
              <table:table-cell office:value-type="float" office:value="75939">
                <text:p>75939</text:p>
              </table:table-cell>
              <table:table-cell office:value-type="float" office:value="71907">
                <text:p>71907</text:p>
              </table:table-cell>
              <table:table-cell office:value-type="float" office:value="68479">
                <text:p>684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8363">
                <text:p>48363</text:p>
              </table:table-cell>
              <table:table-cell office:value-type="float" office:value="43764">
                <text:p>43764</text:p>
              </table:table-cell>
              <table:table-cell office:value-type="float" office:value="49706">
                <text:p>49706</text:p>
              </table:table-cell>
              <table:table-cell office:value-type="float" office:value="46986">
                <text:p>469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6788">
                <text:p>26788</text:p>
              </table:table-cell>
              <table:table-cell office:value-type="float" office:value="24553">
                <text:p>24553</text:p>
              </table:table-cell>
              <table:table-cell office:value-type="float" office:value="26466">
                <text:p>26466</text:p>
              </table:table-cell>
              <table:table-cell office:value-type="float" office:value="29400">
                <text:p>2940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series-source="rows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365cm" svg:height="5.291cm" xlink:href=".." xlink:type="simple" chart:class="chart:circle" chart:style-name="ch1">
        <chart:plot-area chart:style-name="ch2" table:cell-range-address="'Scalability RW'.C47:'Scalability RW'.D47 'Scalability RW'.C28:'Scalability RW'.C28" chart:data-source-has-labels="both" svg:x="0.147cm" svg:y="0.105cm" svg:width="7.071cm" svg:height="5.081cm">
          <chartooo:coordinate-region svg:x="1.142cm" svg:y="0.106cm" svg:width="5.08cm" svg:height="5.08cm"/>
          <chart:axis chart:dimension="x" chart:name="primary-x" chart:style-name="ch3" chartooo:axis-type="auto">
            <chartooo:date-scale/>
            <chart:categories table:cell-range-address="'Scalability RW'.C47:'Scalability RW'.D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calability RW'.C28:'Scalability RW'.C28" chart:label-cell-address="'Scalability RW'.C47:'Scalability RW'.D47" chart:class="chart:circle"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er 1</text:p>
                <draw:g>
                  <svg:desc>'Scalability RW'.C47:'Scalability RW'.D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ader 1 Reader 2</text:p>
                <text:list>
                  <text:list-item>
                    <text:p>Reader 1</text:p>
                  </text:list-item>
                  <text:list-item>
                    <text:p>Reader 2</text:p>
                  </text:list-item>
                </text:list>
                <draw:g>
                  <svg:desc>'Scalability RW'.C47:'Scalability RW'.D47</svg:desc>
                </draw:g>
              </table:table-cell>
              <table:table-cell office:value-type="float" office:value="100">
                <text:p>100</text:p>
                <draw:g>
                  <svg:desc>'Scalability RW'.C28:'Scalability RW'.C28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series-source="rows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365cm" svg:height="5.291cm" xlink:href=".." xlink:type="simple" chart:class="chart:circle" chart:style-name="ch1">
        <chart:plot-area chart:style-name="ch2" table:cell-range-address="'Scalability RW'.C47:'Scalability RW'.D47 'Scalability RW'.C34:'Scalability RW'.D34" chart:data-source-has-labels="both" svg:x="0.147cm" svg:y="0.105cm" svg:width="7.071cm" svg:height="5.081cm">
          <chartooo:coordinate-region svg:x="1.142cm" svg:y="0.106cm" svg:width="5.08cm" svg:height="5.08cm"/>
          <chart:axis chart:dimension="x" chart:name="primary-x" chart:style-name="ch3" chartooo:axis-type="auto">
            <chartooo:date-scale/>
            <chart:categories table:cell-range-address="'Scalability RW'.C47:'Scalability RW'.D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calability RW'.C34:'Scalability RW'.D34" chart:label-cell-address="'Scalability RW'.C47:'Scalability RW'.D47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er 1</text:p>
                <draw:g>
                  <svg:desc>'Scalability RW'.C47:'Scalability RW'.D47</svg:desc>
                </draw:g>
              </table:table-cell>
              <table:table-cell office:value-type="string">
                <text:p>Reader 2</text:p>
              </table:table-cell>
            </table:table-row>
          </table:table-header-rows>
          <table:table-rows>
            <table:table-row>
              <table:table-cell office:value-type="string">
                <text:p>Reader 1 Reader 2</text:p>
                <text:list>
                  <text:list-item>
                    <text:p>Reader 1</text:p>
                  </text:list-item>
                  <text:list-item>
                    <text:p>Reader 2</text:p>
                  </text:list-item>
                </text:list>
                <draw:g>
                  <svg:desc>'Scalability RW'.C47:'Scalability RW'.D47</svg:desc>
                </draw:g>
              </table:table-cell>
              <table:table-cell office:value-type="float" office:value="71">
                <text:p>71</text:p>
                <draw:g>
                  <svg:desc>'Scalability RW'.C34:'Scalability RW'.D34</svg:desc>
                </draw:g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series-source="rows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365cm" svg:height="5.291cm" xlink:href=".." xlink:type="simple" chart:class="chart:circle" chart:style-name="ch1">
        <chart:plot-area chart:style-name="ch2" table:cell-range-address="'Scalability RW'.C47:'Scalability RW'.D47 'Scalability RW'.C40:'Scalability RW'.F40" chart:data-source-has-labels="both" svg:x="0.147cm" svg:y="0.105cm" svg:width="7.071cm" svg:height="5.081cm">
          <chartooo:coordinate-region svg:x="1.142cm" svg:y="0.106cm" svg:width="5.08cm" svg:height="5.08cm"/>
          <chart:axis chart:dimension="x" chart:name="primary-x" chart:style-name="ch3" chartooo:axis-type="auto">
            <chartooo:date-scale/>
            <chart:categories table:cell-range-address="'Scalability RW'.C47:'Scalability RW'.D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calability RW'.C40:'Scalability RW'.F40" chart:label-cell-address="'Scalability RW'.C47:'Scalability RW'.D47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er 1</text:p>
                <draw:g>
                  <svg:desc>'Scalability RW'.C47:'Scalability RW'.D47</svg:desc>
                </draw:g>
              </table:table-cell>
              <table:table-cell office:value-type="string">
                <text:p>Reader 2</text:p>
              </table:table-cell>
            </table:table-row>
          </table:table-header-rows>
          <table:table-rows>
            <table:table-row>
              <table:table-cell office:value-type="string">
                <text:p>Reader 1 Reader 2</text:p>
                <text:list>
                  <text:list-item>
                    <text:p>Reader 1</text:p>
                  </text:list-item>
                  <text:list-item>
                    <text:p>Reader 2</text:p>
                  </text:list-item>
                </text:list>
                <draw:g>
                  <svg:desc>'Scalability RW'.C47:'Scalability RW'.D47</svg:desc>
                </draw:g>
              </table:table-cell>
              <table:table-cell office:value-type="float" office:value="41.25">
                <text:p>41.25</text:p>
                <draw:g>
                  <svg:desc>'Scalability RW'.C40:'Scalability RW'.F40</svg:desc>
                </draw:g>
              </table:table-cell>
              <table:table-cell office:value-type="float" office:value="28.5">
                <text:p>28.5</text:p>
              </table:table-cell>
              <table:table-cell office:value-type="float" office:value="17.75">
                <text:p>17.75</text:p>
              </table:table-cell>
              <table:table-cell office:value-type="float" office:value="11.5">
                <text:p>11.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7.365cm" svg:height="5.291cm" xlink:href=".." xlink:type="simple" chart:class="chart:circle" chart:style-name="ch1">
        <chart:legend chart:legend-position="end" svg:x="5.234cm" svg:y="0.603cm" style:legend-expansion="high" chart:style-name="ch2"/>
        <chart:plot-area chart:style-name="ch3" table:cell-range-address="'Scalability RW'.C46:'Scalability RW'.J47" chart:data-source-has-labels="both" svg:x="0.147cm" svg:y="0.105cm" svg:width="4.94cm" svg:height="5.081cm">
          <chartooo:coordinate-region svg:x="0.147cm" svg:y="0.176cm" svg:width="4.94cm" svg:height="4.94cm"/>
          <chart:axis chart:dimension="x" chart:name="primary-x" chart:style-name="ch4" chartooo:axis-type="auto">
            <chartooo:date-scale/>
            <chart:categories table:cell-range-address="'Scalability RW'.C47:'Scalability RW'.J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calability RW'.C46:'Scalability RW'.J46" chart:label-cell-address="'Scalability RW'.C47:'Scalability RW'.J4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er 1</text:p>
                <draw:g>
                  <svg:desc>'Scalability RW'.C47:'Scalability RW'.J47</svg:desc>
                </draw:g>
              </table:table-cell>
              <table:table-cell office:value-type="string">
                <text:p>Reader 2</text:p>
              </table:table-cell>
              <table:table-cell office:value-type="string">
                <text:p>Reader 3</text:p>
              </table:table-cell>
              <table:table-cell office:value-type="string">
                <text:p>Reader 4</text:p>
              </table:table-cell>
              <table:table-cell office:value-type="string">
                <text:p>Reader 5</text:p>
              </table:table-cell>
              <table:table-cell office:value-type="string">
                <text:p>Reader 6</text:p>
              </table:table-cell>
              <table:table-cell office:value-type="string">
                <text:p>Reader 7</text:p>
              </table:table-cell>
              <table:table-cell office:value-type="string">
                <text:p>Reader 8</text:p>
              </table:table-cell>
            </table:table-row>
          </table:table-header-rows>
          <table:table-rows>
            <table:table-row>
              <table:table-cell office:value-type="string">
                <text:p>Reader 1 Reader 2 Reader 3 Reader 4 Reader 5 Reader 6 Reader 7 Reader 8</text:p>
                <text:list>
                  <text:list-item>
                    <text:p>Reader 1</text:p>
                  </text:list-item>
                  <text:list-item>
                    <text:p>Reader 2</text:p>
                  </text:list-item>
                  <text:list-item>
                    <text:p>Reader 3</text:p>
                  </text:list-item>
                  <text:list-item>
                    <text:p>Reader 4</text:p>
                  </text:list-item>
                  <text:list-item>
                    <text:p>Reader 5</text:p>
                  </text:list-item>
                  <text:list-item>
                    <text:p>Reader 6</text:p>
                  </text:list-item>
                  <text:list-item>
                    <text:p>Reader 7</text:p>
                  </text:list-item>
                  <text:list-item>
                    <text:p>Reader 8</text:p>
                  </text:list-item>
                </text:list>
                <draw:g>
                  <svg:desc>'Scalability RW'.C47:'Scalability RW'.J47</svg:desc>
                </draw:g>
              </table:table-cell>
              <table:table-cell office:value-type="float" office:value="23.75">
                <text:p>23.75</text:p>
                <draw:g>
                  <svg:desc>'Scalability RW'.C46:'Scalability RW'.J46</svg:desc>
                </draw:g>
              </table:table-cell>
              <table:table-cell office:value-type="float" office:value="19.25">
                <text:p>19.25</text:p>
              </table:table-cell>
              <table:table-cell office:value-type="float" office:value="15">
                <text:p>15</text:p>
              </table:table-cell>
              <table:table-cell office:value-type="float" office:value="12.75">
                <text:p>12.75</text:p>
              </table:table-cell>
              <table:table-cell office:value-type="float" office:value="8.25">
                <text:p>8.25</text:p>
              </table:table-cell>
              <table:table-cell office:value-type="float" office:value="7.75">
                <text:p>7.75</text:p>
              </table:table-cell>
              <table:table-cell office:value-type="float" office:value="7.25">
                <text:p>7.2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maximum="8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a1467e" draw:fill-color="#a1467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014cm" svg:height="7.76cm" xlink:href=".." xlink:type="simple" chart:class="chart:scatter" chart:style-name="ch1">
        <chart:legend chart:legend-position="top" svg:x="0.579cm" svg:y="0.185cm" style:legend-expansion="wide" chart:style-name="ch2"/>
        <chart:plot-area chart:style-name="ch3" table:cell-range-address="'Scalability RW'.D5:'Scalability RW'.D8 'Scalability RW'.C5:'Scalability RW'.C5 'Scalability RW'.O5:'Scalability RW'.O20 'Scalability RW'.C9:'Scalability RW'.C9 'Scalability RW'.C13:'Scalability RW'.C13 'Scalability RW'.C17:'Scalability RW'.C17" chart:data-source-has-labels="both" svg:x="1.231cm" svg:y="0.938cm" svg:width="9.563cm" svg:height="5.686cm">
          <chartooo:coordinate-region svg:x="1.852cm" svg:y="1.137cm" svg:width="8.662cm" svg:height="4.84cm"/>
          <chart:axis chart:dimension="x" chart:name="primary-x" chart:style-name="ch4" chartooo:axis-type="auto">
            <chart:title svg:x="4.301cm" svg:y="6.779cm" chart:style-name="ch5">
              <text:p>Number of Readers (u)</text:p>
            </chart:title>
            <chart:categories table:cell-range-address="'Scalability RW'.D5:'Scalability RW'.D8"/>
          </chart:axis>
          <chart:axis chart:dimension="y" chart:name="primary-y" chart:style-name="ch6">
            <chart:title svg:x="0.451cm" svg:y="4.817cm" chart:style-name="ch7">
              <text:p>Efficiency (%)</text:p>
            </chart:title>
            <chart:grid chart:style-name="ch8" chart:class="major"/>
          </chart:axis>
          <chart:series chart:style-name="ch9" chart:values-cell-range-address="'Scalability RW'.O5:'Scalability RW'.O8" chart:label-cell-address="'Scalability RW'.C5:'Scalability RW'.C5" chart:class="chart:scatter">
            <chart:domain table:cell-range-address="'Scalability RW'.D5:'Scalability RW'.D8"/>
            <chart:data-point chart:repeated="4"/>
          </chart:series>
          <chart:series chart:style-name="ch10" chart:values-cell-range-address="'Scalability RW'.O9:'Scalability RW'.O12" chart:label-cell-address="'Scalability RW'.C9:'Scalability RW'.C9" chart:class="chart:scatter">
            <chart:data-point chart:repeated="4"/>
          </chart:series>
          <chart:series chart:style-name="ch11" chart:values-cell-range-address="'Scalability RW'.O13:'Scalability RW'.O16" chart:label-cell-address="'Scalability RW'.C13:'Scalability RW'.C13" chart:class="chart:scatter">
            <chart:data-point chart:repeated="4"/>
          </chart:series>
          <chart:series chart:style-name="ch12" chart:values-cell-range-address="'Scalability RW'.O17:'Scalability RW'.O20" chart:label-cell-address="'Scalability RW'.C17:'Scalability RW'.C17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1 Writer</text:p>
                <draw:g>
                  <svg:desc>'Scalability RW'.C5:'Scalability RW'.C5</svg:desc>
                </draw:g>
              </table:table-cell>
              <table:table-cell office:value-type="string">
                <text:p>2 Writers</text:p>
                <draw:g>
                  <svg:desc>'Scalability RW'.C9:'Scalability RW'.C9</svg:desc>
                </draw:g>
              </table:table-cell>
              <table:table-cell office:value-type="string">
                <text:p>4 Writers</text:p>
                <draw:g>
                  <svg:desc>'Scalability RW'.C13:'Scalability RW'.C13</svg:desc>
                </draw:g>
              </table:table-cell>
              <table:table-cell office:value-type="string">
                <text:p>8 Writers</text:p>
                <draw:g>
                  <svg:desc>'Scalability RW'.C17:'Scalability RW'.C1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calability RW'.D5:'Scalability RW'.D8</svg:desc>
                </draw:g>
              </table:table-cell>
              <table:table-cell office:value-type="float" office:value="1">
                <text:p>1</text:p>
                <draw:g>
                  <svg:desc>'Scalability RW'.D5:'Scalability RW'.D8</svg:desc>
                </draw:g>
              </table:table-cell>
              <table:table-cell office:value-type="float" office:value="77.07544915718">
                <text:p>77.07544915718</text:p>
                <draw:g>
                  <svg:desc>'Scalability RW'.O5:'Scalability RW'.O8</svg:desc>
                </draw:g>
              </table:table-cell>
              <table:table-cell office:value-type="float" office:value="87.0291721785142">
                <text:p>87.0291721785142</text:p>
                <draw:g>
                  <svg:desc>'Scalability RW'.O9:'Scalability RW'.O12</svg:desc>
                </draw:g>
              </table:table-cell>
              <table:table-cell office:value-type="float" office:value="93.0293135366954">
                <text:p>93.0293135366954</text:p>
                <draw:g>
                  <svg:desc>'Scalability RW'.O13:'Scalability RW'.O16</svg:desc>
                </draw:g>
              </table:table-cell>
              <table:table-cell office:value-type="float" office:value="94.5286800015125">
                <text:p>94.5286800015125</text:p>
                <draw:g>
                  <svg:desc>'Scalability RW'.O17:'Scalability RW'.O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9.3683210638803">
                <text:p>59.3683210638803</text:p>
              </table:table-cell>
              <table:table-cell office:value-type="float" office:value="65.8423208101239">
                <text:p>65.8423208101239</text:p>
              </table:table-cell>
              <table:table-cell office:value-type="float" office:value="69.5342595296703">
                <text:p>69.5342595296703</text:p>
              </table:table-cell>
              <table:table-cell office:value-type="float" office:value="73.0150849165438">
                <text:p>73.01508491654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1.692409486591">
                <text:p>51.692409486591</text:p>
              </table:table-cell>
              <table:table-cell office:value-type="float" office:value="57.1245772781281">
                <text:p>57.1245772781281</text:p>
              </table:table-cell>
              <table:table-cell office:value-type="float" office:value="50.2957389449966">
                <text:p>50.2957389449966</text:p>
              </table:table-cell>
              <table:table-cell office:value-type="float" office:value="53.2073383561061">
                <text:p>53.20733835610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8.529192175601">
                <text:p>48.529192175601</text:p>
              </table:table-cell>
              <table:table-cell office:value-type="float" office:value="52.9466867592555">
                <text:p>52.9466867592555</text:p>
              </table:table-cell>
              <table:table-cell office:value-type="float" office:value="49.1196251794756">
                <text:p>49.1196251794756</text:p>
              </table:table-cell>
              <table:table-cell office:value-type="float" office:value="44.2176870748299">
                <text:p>44.217687074829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6" chart:origin="0" chart:interval-maj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45" chart:maximum="0.6" chart:origin="0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01cm" svg:height="7.601cm" xlink:href=".." xlink:type="simple" chart:class="chart:scatter" chart:column-mapping="0 1" chart:style-name="ch1">
        <chart:legend chart:legend-position="top" svg:x="4.716cm" svg:y="0.185cm" style:legend-expansion="wide" chart:style-name="ch2"/>
        <chart:plot-area chart:style-name="ch3" table:cell-range-address="Time.C22:Time.C26 Time.E5:Time.E5 Time.E22:Time.E26 Time.J5:Time.J5 Time.J22:Time.J26" chart:data-source-has-labels="both" svg:x="1.281cm" svg:y="0.935cm" svg:width="11.95cm" svg:height="5.533cm">
          <chartooo:coordinate-region svg:x="2.193cm" svg:y="1.134cm" svg:width="10.852cm" svg:height="4.687cm"/>
          <chart:axis chart:dimension="x" chart:name="primary-x" chart:style-name="ch4" chartooo:axis-type="auto">
            <chart:title svg:x="5.624cm" svg:y="6.62cm" chart:style-name="ch5">
              <text:p>Number of Objects (u)</text:p>
            </chart:title>
            <chart:categories table:cell-range-address="Time.C22:Time.C26"/>
          </chart:axis>
          <chart:axis chart:dimension="y" chart:name="primary-y" chart:style-name="ch6">
            <chart:title svg:x="0.451cm" svg:y="4.473cm" chart:style-name="ch7">
              <text:p>Time (ms)</text:p>
            </chart:title>
            <chart:grid chart:style-name="ch8" chart:class="major"/>
          </chart:axis>
          <chart:series chart:style-name="ch9" chart:values-cell-range-address="Time.E22:Time.E26" chart:label-cell-address="Time.E5:Time.E5" chart:class="chart:scatter">
            <chart:domain table:cell-range-address="Time.C22:Time.C26"/>
            <chart:data-point chart:repeated="5"/>
          </chart:series>
          <chart:series chart:style-name="ch10" chart:values-cell-range-address="Time.J22:Time.J26" chart:label-cell-address="Time.J5:Time.J5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P</text:p>
                <draw:g>
                  <svg:desc>Time.E5:Time.E5</svg:desc>
                </draw:g>
              </table:table-cell>
              <table:table-cell office:value-type="string">
                <text:p>Streams</text:p>
                <draw:g>
                  <svg:desc>Time.J5:Time.J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ime.C22:Time.C26</svg:desc>
                </draw:g>
              </table:table-cell>
              <table:table-cell office:value-type="float" office:value="1">
                <text:p>1</text:p>
                <draw:g>
                  <svg:desc>Time.C22:Time.C26</svg:desc>
                </draw:g>
              </table:table-cell>
              <table:table-cell office:value-type="float" office:value="0.548999">
                <text:p>0.548999</text:p>
                <draw:g>
                  <svg:desc>Time.E22:Time.E26</svg:desc>
                </draw:g>
              </table:table-cell>
              <table:table-cell office:value-type="float" office:value="0.485232">
                <text:p>0.485232</text:p>
                <draw:g>
                  <svg:desc>Time.J22:Time.J2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56381">
                <text:p>0.556381</text:p>
              </table:table-cell>
              <table:table-cell office:value-type="float" office:value="0.482583">
                <text:p>0.4825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58156">
                <text:p>0.558156</text:p>
              </table:table-cell>
              <table:table-cell office:value-type="float" office:value="0.486347">
                <text:p>0.4863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66145">
                <text:p>0.566145</text:p>
              </table:table-cell>
              <table:table-cell office:value-type="float" office:value="0.480023">
                <text:p>0.48002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95687">
                <text:p>0.595687</text:p>
              </table:table-cell>
              <table:table-cell office:value-type="float" office:value="0.481119">
                <text:p>0.4811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28" chart:origin="1" chart:interval-major="3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.05" chart:maximum="2.3" chart:origin="0" chart:interval-major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01cm" svg:height="7.601cm" xlink:href=".." xlink:type="simple" chart:class="chart:scatter" chart:style-name="ch1">
        <chart:legend chart:legend-position="top" svg:x="4.716cm" svg:y="0.185cm" style:legend-expansion="wide" chart:style-name="ch2"/>
        <chart:plot-area chart:style-name="ch3" table:cell-range-address="Time.D13:Time.D20 Time.E5:Time.E5 Time.F13:Time.F20 Time.J5:Time.J5 Time.K13:Time.K20" chart:data-source-has-labels="both" svg:x="1.281cm" svg:y="0.935cm" svg:width="11.95cm" svg:height="5.533cm">
          <chartooo:coordinate-region svg:x="2.107cm" svg:y="1.134cm" svg:width="10.844cm" svg:height="4.687cm"/>
          <chart:axis chart:dimension="x" chart:name="primary-x" chart:style-name="ch4" chartooo:axis-type="auto">
            <chart:title svg:x="5.995cm" svg:y="6.62cm" chart:style-name="ch5">
              <text:p>Object Size (MB)</text:p>
            </chart:title>
            <chart:categories table:cell-range-address="Time.D13:Time.D20"/>
          </chart:axis>
          <chart:axis chart:dimension="y" chart:name="primary-y" chart:style-name="ch6">
            <chart:title svg:x="0.451cm" svg:y="4.473cm" chart:style-name="ch7">
              <text:p>Time (ms)</text:p>
            </chart:title>
            <chart:grid chart:style-name="ch8" chart:class="major"/>
          </chart:axis>
          <chart:series chart:style-name="ch9" chart:values-cell-range-address="Time.F13:Time.F20" chart:label-cell-address="Time.E5:Time.E5" chart:class="chart:scatter">
            <chart:domain table:cell-range-address="Time.D13:Time.D20"/>
            <chart:data-point chart:repeated="8"/>
          </chart:series>
          <chart:series chart:style-name="ch10" chart:values-cell-range-address="Time.K13:Time.K20" chart:label-cell-address="Time.J5:Time.J5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OP</text:p>
                <draw:g>
                  <svg:desc>Time.E5:Time.E5</svg:desc>
                </draw:g>
              </table:table-cell>
              <table:table-cell office:value-type="string">
                <text:p>Streams</text:p>
                <draw:g>
                  <svg:desc>Time.J5:Time.J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ime.D13:Time.D20</svg:desc>
                </draw:g>
              </table:table-cell>
              <table:table-cell office:value-type="float" office:value="1">
                <text:p>1</text:p>
                <draw:g>
                  <svg:desc>Time.D13:Time.D20</svg:desc>
                </draw:g>
              </table:table-cell>
              <table:table-cell office:value-type="float" office:value="2.117432">
                <text:p>2.117432</text:p>
                <draw:g>
                  <svg:desc>Time.F13:Time.F20</svg:desc>
                </draw:g>
              </table:table-cell>
              <table:table-cell office:value-type="float" office:value="2.112365">
                <text:p>2.112365</text:p>
                <draw:g>
                  <svg:desc>Time.K13:Time.K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62927">
                <text:p>2.162927</text:p>
              </table:table-cell>
              <table:table-cell office:value-type="float" office:value="2.121075">
                <text:p>2.1210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14888">
                <text:p>2.14888</text:p>
              </table:table-cell>
              <table:table-cell office:value-type="float" office:value="2.1052">
                <text:p>2.10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137649">
                <text:p>2.137649</text:p>
              </table:table-cell>
              <table:table-cell office:value-type="float" office:value="2.075548">
                <text:p>2.07554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186615">
                <text:p>2.186615</text:p>
              </table:table-cell>
              <table:table-cell office:value-type="float" office:value="2.082673">
                <text:p>2.08267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.199804">
                <text:p>2.199804</text:p>
              </table:table-cell>
              <table:table-cell office:value-type="float" office:value="2.089844">
                <text:p>2.08984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.169926">
                <text:p>2.169926</text:p>
              </table:table-cell>
              <table:table-cell office:value-type="float" office:value="2.081954">
                <text:p>2.08195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.173074">
                <text:p>2.173074</text:p>
              </table:table-cell>
              <table:table-cell office:value-type="float" office:value="2.096992">
                <text:p>2.0969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6" chart:origin="0" chart:interval-maj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.05" chart:maximum="2.3" chart:origin="0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01cm" svg:height="7.601cm" xlink:href=".." xlink:type="simple" chart:class="chart:scatter" chart:style-name="ch1">
        <chart:legend chart:legend-position="top" svg:x="4.716cm" svg:y="0.185cm" style:legend-expansion="wide" chart:style-name="ch2"/>
        <chart:plot-area chart:style-name="ch3" table:cell-range-address="Time.C22:Time.C26 Time.E5:Time.E5 Time.F22:Time.F26 Time.J5:Time.J5 Time.K22:Time.K26" chart:data-source-has-labels="both" svg:x="1.281cm" svg:y="0.935cm" svg:width="11.95cm" svg:height="5.533cm">
          <chartooo:coordinate-region svg:x="2.193cm" svg:y="1.134cm" svg:width="10.852cm" svg:height="4.687cm"/>
          <chart:axis chart:dimension="x" chart:name="primary-x" chart:style-name="ch4" chartooo:axis-type="auto">
            <chart:title svg:x="5.624cm" svg:y="6.62cm" chart:style-name="ch5">
              <text:p>Number of Objects (u)</text:p>
            </chart:title>
            <chart:categories table:cell-range-address="Time.C22:Time.C26"/>
          </chart:axis>
          <chart:axis chart:dimension="y" chart:name="primary-y" chart:style-name="ch6">
            <chart:title svg:x="0.451cm" svg:y="4.473cm" chart:style-name="ch7">
              <text:p>Time (ms)</text:p>
            </chart:title>
            <chart:grid chart:style-name="ch8" chart:class="major"/>
          </chart:axis>
          <chart:series chart:style-name="ch9" chart:values-cell-range-address="Time.F22:Time.F26" chart:label-cell-address="Time.E5:Time.E5" chart:class="chart:scatter">
            <chart:domain table:cell-range-address="Time.C22:Time.C26"/>
            <chart:data-point chart:repeated="5"/>
          </chart:series>
          <chart:series chart:style-name="ch10" chart:values-cell-range-address="Time.K22:Time.K26" chart:label-cell-address="Time.J5:Time.J5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P</text:p>
                <draw:g>
                  <svg:desc>Time.E5:Time.E5</svg:desc>
                </draw:g>
              </table:table-cell>
              <table:table-cell office:value-type="string">
                <text:p>Streams</text:p>
                <draw:g>
                  <svg:desc>Time.J5:Time.J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ime.C22:Time.C26</svg:desc>
                </draw:g>
              </table:table-cell>
              <table:table-cell office:value-type="float" office:value="1">
                <text:p>1</text:p>
                <draw:g>
                  <svg:desc>Time.C22:Time.C26</svg:desc>
                </draw:g>
              </table:table-cell>
              <table:table-cell office:value-type="float" office:value="2.15818">
                <text:p>2.15818</text:p>
                <draw:g>
                  <svg:desc>Time.F22:Time.F26</svg:desc>
                </draw:g>
              </table:table-cell>
              <table:table-cell office:value-type="float" office:value="2.166129">
                <text:p>2.166129</text:p>
                <draw:g>
                  <svg:desc>Time.K22:Time.K2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66805">
                <text:p>2.166805</text:p>
              </table:table-cell>
              <table:table-cell office:value-type="float" office:value="2.175601">
                <text:p>2.1756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178464">
                <text:p>2.178464</text:p>
              </table:table-cell>
              <table:table-cell office:value-type="float" office:value="2.174398">
                <text:p>2.1743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202954">
                <text:p>2.202954</text:p>
              </table:table-cell>
              <table:table-cell office:value-type="float" office:value="2.165307">
                <text:p>2.16530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255562">
                <text:p>2.255562</text:p>
              </table:table-cell>
              <table:table-cell office:value-type="float" office:value="2.173472">
                <text:p>2.1734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28" chart:origin="0" chart:interval-major="3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6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01cm" svg:height="7.601cm" xlink:href=".." xlink:type="simple" chart:class="chart:scatter" chart:style-name="ch1">
        <chart:legend chart:legend-position="top" svg:x="4.716cm" svg:y="0.185cm" style:legend-expansion="wide" chart:style-name="ch2"/>
        <chart:plot-area chart:style-name="ch3" table:cell-range-address="Time.D13:Time.D20 Time.E5:Time.E5 Time.I13:Time.I20 Time.J5:Time.J5 Time.N13:Time.N20" chart:data-source-has-labels="both" svg:x="1.281cm" svg:y="0.935cm" svg:width="11.95cm" svg:height="5.533cm">
          <chartooo:coordinate-region svg:x="2.088cm" svg:y="1.134cm" svg:width="10.863cm" svg:height="4.687cm"/>
          <chart:axis chart:dimension="x" chart:name="primary-x" chart:style-name="ch4" chartooo:axis-type="auto">
            <chart:title svg:x="5.995cm" svg:y="6.62cm" chart:style-name="ch5">
              <text:p>Object Size (MB)</text:p>
            </chart:title>
            <chart:categories table:cell-range-address="Time.D13:Time.D20"/>
          </chart:axis>
          <chart:axis chart:dimension="y" chart:name="primary-y" chart:style-name="ch6">
            <chart:title svg:x="0.451cm" svg:y="4.473cm" chart:style-name="ch7">
              <text:p>Time (ms)</text:p>
            </chart:title>
            <chart:grid chart:style-name="ch8" chart:class="major"/>
          </chart:axis>
          <chart:series chart:style-name="ch9" chart:values-cell-range-address="Time.I13:Time.I20" chart:label-cell-address="Time.E5:Time.E5" chart:class="chart:scatter">
            <chart:domain table:cell-range-address="Time.D13:Time.D20"/>
            <chart:data-point chart:repeated="8"/>
          </chart:series>
          <chart:series chart:style-name="ch10" chart:values-cell-range-address="Time.N13:Time.N20" chart:label-cell-address="Time.J5:Time.J5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OP</text:p>
                <draw:g>
                  <svg:desc>Time.E5:Time.E5</svg:desc>
                </draw:g>
              </table:table-cell>
              <table:table-cell office:value-type="string">
                <text:p>Streams</text:p>
                <draw:g>
                  <svg:desc>Time.J5:Time.J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ime.D13:Time.D20</svg:desc>
                </draw:g>
              </table:table-cell>
              <table:table-cell office:value-type="float" office:value="1">
                <text:p>1</text:p>
                <draw:g>
                  <svg:desc>Time.D13:Time.D20</svg:desc>
                </draw:g>
              </table:table-cell>
              <table:table-cell office:value-type="float" office:value="8.591498">
                <text:p>8.591498</text:p>
                <draw:g>
                  <svg:desc>Time.I13:Time.I20</svg:desc>
                </draw:g>
              </table:table-cell>
              <table:table-cell office:value-type="float" office:value="208.906463">
                <text:p>208.906463</text:p>
                <draw:g>
                  <svg:desc>Time.N13:Time.N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918011">
                <text:p>12.918011</text:p>
              </table:table-cell>
              <table:table-cell office:value-type="float" office:value="208.227429">
                <text:p>208.2274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.773869">
                <text:p>19.773869</text:p>
              </table:table-cell>
              <table:table-cell office:value-type="float" office:value="208.360573">
                <text:p>208.3605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1.070004">
                <text:p>41.070004</text:p>
              </table:table-cell>
              <table:table-cell office:value-type="float" office:value="208.088993">
                <text:p>208.08899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5.671466">
                <text:p>75.671466</text:p>
              </table:table-cell>
              <table:table-cell office:value-type="float" office:value="208.426981">
                <text:p>208.42698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34.499898">
                <text:p>134.499898</text:p>
              </table:table-cell>
              <table:table-cell office:value-type="float" office:value="208.043743">
                <text:p>208.04374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83.113432">
                <text:p>283.113432</text:p>
              </table:table-cell>
              <table:table-cell office:value-type="float" office:value="208.424302">
                <text:p>208.42430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446.498947">
                <text:p>446.498947</text:p>
              </table:table-cell>
              <table:table-cell office:value-type="float" office:value="208.257327">
                <text:p>208.2573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6" chart:interval-maj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01cm" svg:height="7.601cm" xlink:href=".." xlink:type="simple" chart:class="chart:scatter" chart:style-name="ch1">
        <chart:legend chart:legend-position="top" svg:x="4.716cm" svg:y="0.185cm" style:legend-expansion="wide" chart:style-name="ch2"/>
        <chart:plot-area chart:style-name="ch3" table:cell-range-address="Time.C22:Time.C26 Time.E5:Time.E5 Time.I22:Time.I26 Time.J5:Time.J5 Time.N22:Time.N26" chart:data-source-has-labels="both" svg:x="1.281cm" svg:y="0.935cm" svg:width="11.95cm" svg:height="5.533cm">
          <chartooo:coordinate-region svg:x="2.088cm" svg:y="1.134cm" svg:width="10.956cm" svg:height="4.687cm"/>
          <chart:axis chart:dimension="x" chart:name="primary-x" chart:style-name="ch4" chartooo:axis-type="auto">
            <chart:title svg:x="5.624cm" svg:y="6.62cm" chart:style-name="ch5">
              <text:p>Number of Objects (u)</text:p>
            </chart:title>
            <chart:categories table:cell-range-address="Time.C22:Time.C26"/>
          </chart:axis>
          <chart:axis chart:dimension="y" chart:name="primary-y" chart:style-name="ch6">
            <chart:title svg:x="0.451cm" svg:y="4.473cm" chart:style-name="ch7">
              <text:p>Time (ms)</text:p>
            </chart:title>
            <chart:grid chart:style-name="ch8" chart:class="major"/>
          </chart:axis>
          <chart:series chart:style-name="ch9" chart:values-cell-range-address="Time.I22:Time.I26" chart:label-cell-address="Time.E5:Time.E5" chart:class="chart:scatter">
            <chart:domain table:cell-range-address="Time.C22:Time.C26"/>
            <chart:data-point chart:repeated="5"/>
          </chart:series>
          <chart:series chart:style-name="ch10" chart:values-cell-range-address="Time.N22:Time.N26" chart:label-cell-address="Time.J5:Time.J5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P</text:p>
                <draw:g>
                  <svg:desc>Time.E5:Time.E5</svg:desc>
                </draw:g>
              </table:table-cell>
              <table:table-cell office:value-type="string">
                <text:p>Streams</text:p>
                <draw:g>
                  <svg:desc>Time.J5:Time.J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ime.C22:Time.C26</svg:desc>
                </draw:g>
              </table:table-cell>
              <table:table-cell office:value-type="float" office:value="1">
                <text:p>1</text:p>
                <draw:g>
                  <svg:desc>Time.C22:Time.C26</svg:desc>
                </draw:g>
              </table:table-cell>
              <table:table-cell office:value-type="float" office:value="40.85753">
                <text:p>40.85753</text:p>
                <draw:g>
                  <svg:desc>Time.I22:Time.I26</svg:desc>
                </draw:g>
              </table:table-cell>
              <table:table-cell office:value-type="float" office:value="208.525891">
                <text:p>208.525891</text:p>
                <draw:g>
                  <svg:desc>Time.N22:Time.N2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1.475155">
                <text:p>71.475155</text:p>
              </table:table-cell>
              <table:table-cell office:value-type="float" office:value="208.240204">
                <text:p>208.2402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4.083572">
                <text:p>134.083572</text:p>
              </table:table-cell>
              <table:table-cell office:value-type="float" office:value="208.569726">
                <text:p>208.5697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95.902431">
                <text:p>295.902431</text:p>
              </table:table-cell>
              <table:table-cell office:value-type="float" office:value="208.42108">
                <text:p>208.4210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44.446349">
                <text:p>544.446349</text:p>
              </table:table-cell>
              <table:table-cell office:value-type="float" office:value="208.200163">
                <text:p>208.2001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2000" chart:origin="0" chart:interval-major="2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500" chart:origin="0" chart:interval-major="2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dash" draw:stroke-dash="Fine_20_Dashed" svg:stroke-color="#b3b3b3"/>
    </style:style>
    <style:style style:name="ch10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4" style:family="chart">
      <style:graphic-properties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subtitle svg:x="4.014cm" svg:y="0.18cm" chart:style-name="ch2">
          <text:p>500 stream objects, ProcessTime = 60000ms</text:p>
        </chart:subtitle>
        <chart:legend svg:x="2.158cm" svg:y="0.948cm" style:legend-expansion="custom" chartooo:width="11.799cm" chartooo:height="1.096cm" style:legend-expansion-aspect-ratio="10.7655109489051" chart:style-name="ch3"/>
        <chart:plot-area chart:style-name="ch4" table:cell-range-address="Simulations.D7:Simulations.D12 Simulations.F5:Simulations.G5 Simulations.F7:Simulations.G12 Simulations.H6:Simulations.H12" chart:data-source-has-labels="both" svg:x="1.144cm" svg:y="1.843cm" svg:width="13.464cm" svg:height="6.238cm">
          <chartooo:coordinate-region svg:x="2.136cm" svg:y="2.043cm" svg:width="11.664cm" svg:height="5.391cm"/>
          <chart:axis chart:dimension="x" chart:name="primary-x" chart:style-name="ch5" chartooo:axis-type="auto">
            <chart:title svg:x="6.258cm" svg:y="8.261cm" chart:style-name="ch6">
              <text:p>Generation Time (ms)</text:p>
            </chart:title>
            <chart:categories table:cell-range-address="Simulations.D7:Simulations.D12"/>
          </chart:axis>
          <chart:axis chart:dimension="y" chart:name="primary-y" chart:style-name="ch7">
            <chart:title svg:x="0.264cm" svg:y="6.355cm" chart:style-name="ch8">
              <text:p>Execution Time (s)</text:p>
            </chart:title>
            <chart:grid chart:style-name="ch9" chart:class="major"/>
          </chart:axis>
          <chart:axis chart:dimension="y" chart:name="secondary-y" chart:style-name="ch10">
            <chart:title svg:x="14.928cm" svg:y="5.654cm" chart:style-name="ch8">
              <text:p>Gain (%)</text:p>
            </chart:title>
          </chart:axis>
          <chart:series chart:attached-axis="primary-y" chart:style-name="ch11" chart:values-cell-range-address="Simulations.F7:Simulations.F12" chart:label-cell-address="Simulations.F5:Simulations.F5" chart:class="chart:scatter">
            <chart:domain table:cell-range-address="Simulations.D7:Simulations.D12"/>
            <chart:data-point chart:repeated="6"/>
          </chart:series>
          <chart:series chart:attached-axis="secondary-y" chart:style-name="ch12" chart:values-cell-range-address="Simulations.H7:Simulations.H12" chart:label-cell-address="Simulations.H6:Simulations.H6" chart:class="chart:scatter">
            <chart:data-point chart:repeated="6"/>
          </chart:series>
          <chart:series chart:attached-axis="primary-y" chart:style-name="ch13" chart:values-cell-range-address="Simulations.G7:Simulations.G12" chart:label-cell-address="Simulations.G5:Simulations.G5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ure task-based Execution Time</text:p>
                <draw:g>
                  <svg:desc>Simulations.F5:Simulations.F5</svg:desc>
                </draw:g>
              </table:table-cell>
              <table:table-cell office:value-type="string">
                <text:p>Gain</text:p>
                <draw:g>
                  <svg:desc>Simulations.H6:Simulations.H6</svg:desc>
                </draw:g>
              </table:table-cell>
              <table:table-cell office:value-type="string">
                <text:p>Streams Execution Time</text:p>
                <draw:g>
                  <svg:desc>Simulations.G5:Simulations.G5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imulations.D7:Simulations.D12</svg:desc>
                </draw:g>
              </table:table-cell>
              <table:table-cell office:value-type="float" office:value="100">
                <text:p>100</text:p>
                <draw:g>
                  <svg:desc>Simulations.D7:Simulations.D12</svg:desc>
                </draw:g>
              </table:table-cell>
              <table:table-cell office:value-type="float" office:value="445.815144">
                <text:p>445.815144</text:p>
                <draw:g>
                  <svg:desc>Simulations.F7:Simulations.F12</svg:desc>
                </draw:g>
              </table:table-cell>
              <table:table-cell office:value-type="float" office:value="0.577408871311053">
                <text:p>0.577408871311053</text:p>
                <draw:g>
                  <svg:desc>Simulations.H7:Simulations.H12</svg:desc>
                </draw:g>
              </table:table-cell>
              <table:table-cell office:value-type="float" office:value="443.255746">
                <text:p>443.255746</text:p>
                <draw:g>
                  <svg:desc>Simulations.G7:Simulations.G1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496.084858">
                <text:p>496.084858</text:p>
              </table:table-cell>
              <table:table-cell office:value-type="float" office:value="11.2105944889418">
                <text:p>11.2105944889418</text:p>
              </table:table-cell>
              <table:table-cell office:value-type="float" office:value="446.076977">
                <text:p>446.07697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596.952444">
                <text:p>596.952444</text:p>
              </table:table-cell>
              <table:table-cell office:value-type="float" office:value="15.9431103291767">
                <text:p>15.9431103291767</text:p>
              </table:table-cell>
              <table:table-cell office:value-type="float" office:value="514.866681">
                <text:p>514.86668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646.802613">
                <text:p>646.802613</text:p>
              </table:table-cell>
              <table:table-cell office:value-type="float" office:value="23.4554574547147">
                <text:p>23.4554574547147</text:p>
              </table:table-cell>
              <table:table-cell office:value-type="float" office:value="523.915772">
                <text:p>523.9157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896.79407">
                <text:p>896.79407</text:p>
              </table:table-cell>
              <table:table-cell office:value-type="float" office:value="25.4217617834461">
                <text:p>25.4217617834461</text:p>
              </table:table-cell>
              <table:table-cell office:value-type="float" office:value="715.022702">
                <text:p>715.02270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1397.554931">
                <text:p>1397.554931</text:p>
              </table:table-cell>
              <table:table-cell office:value-type="float" office:value="28.962677188665">
                <text:p>28.962677188665</text:p>
              </table:table-cell>
              <table:table-cell office:value-type="float" office:value="1083.689453">
                <text:p>1083.68945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6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5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dash" draw:stroke-dash="Fine_20_Dashed" svg:stroke-color="#b3b3b3"/>
    </style:style>
    <style:style style:name="ch10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4" style:family="chart">
      <style:graphic-properties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4.001cm" svg:y="0.18cm" chart:style-name="ch2">
          <text:p>500 stream objects, GenerationTime = 100ms</text:p>
        </chart:subtitle>
        <chart:legend svg:x="2.072cm" svg:y="1.048cm" style:legend-expansion="custom" chartooo:width="11.919cm" chartooo:height="1.096cm" style:legend-expansion-aspect-ratio="10.875" chart:style-name="ch3"/>
        <chart:plot-area chart:style-name="ch4" table:cell-range-address="Simulations.E15:Simulations.H21 Simulations.F5:Simulations.G5 Simulations.H6:Simulations.H6" chart:data-source-has-labels="both" svg:x="1.331cm" svg:y="1.943cm" svg:width="13.467cm" svg:height="5.894cm">
          <chartooo:coordinate-region svg:x="2.138cm" svg:y="2.143cm" svg:width="11.852cm" svg:height="5.047cm"/>
          <chart:axis chart:dimension="x" chart:name="primary-x" chart:style-name="ch5" chartooo:axis-type="auto">
            <chart:title svg:x="6.671cm" svg:y="8.017cm" chart:style-name="ch6">
              <text:p>Process Time (ms)</text:p>
            </chart:title>
            <chart:categories table:cell-range-address="Simulations.E15:Simulations.E21"/>
          </chart:axis>
          <chart:axis chart:dimension="y" chart:name="primary-y" chart:style-name="ch7">
            <chart:title svg:x="0.451cm" svg:y="6.283cm" chart:style-name="ch8">
              <text:p>Execution Time (s)</text:p>
            </chart:title>
            <chart:grid chart:style-name="ch9" chart:class="major"/>
          </chart:axis>
          <chart:axis chart:dimension="y" chart:name="secondary-y" chart:style-name="ch10">
            <chart:title svg:x="15.118cm" svg:y="5.582cm" chart:style-name="ch8">
              <text:p>Gain (%)</text:p>
            </chart:title>
          </chart:axis>
          <chart:series chart:attached-axis="primary-y" chart:style-name="ch11" chart:values-cell-range-address="Simulations.F15:Simulations.F21" chart:label-cell-address="Simulations.F5:Simulations.F5" chart:class="chart:scatter">
            <chart:domain table:cell-range-address="Simulations.E15:Simulations.E21"/>
            <chart:data-point chart:repeated="7"/>
          </chart:series>
          <chart:series chart:attached-axis="secondary-y" chart:style-name="ch12" chart:values-cell-range-address="Simulations.H15:Simulations.H21" chart:label-cell-address="Simulations.H6:Simulations.H6" chart:class="chart:scatter">
            <chart:data-point chart:repeated="7"/>
          </chart:series>
          <chart:series chart:attached-axis="primary-y" chart:style-name="ch13" chart:values-cell-range-address="Simulations.G15:Simulations.G21" chart:label-cell-address="Simulations.G5:Simulations.G5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Pure task-based Execution Time</text:p>
                <draw:g>
                  <svg:desc>Simulations.F5:Simulations.F5</svg:desc>
                </draw:g>
              </table:table-cell>
              <table:table-cell office:value-type="string">
                <text:p>Gain</text:p>
                <draw:g>
                  <svg:desc>Simulations.H6:Simulations.H6</svg:desc>
                </draw:g>
              </table:table-cell>
              <table:table-cell office:value-type="string">
                <text:p>Streams Execution Time</text:p>
                <draw:g>
                  <svg:desc>Simulations.G5:Simulations.G5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Simulations.E15:Simulations.E21</svg:desc>
                </draw:g>
              </table:table-cell>
              <table:table-cell office:value-type="float" office:value="5000">
                <text:p>5000</text:p>
                <draw:g>
                  <svg:desc>Simulations.E15:Simulations.E21</svg:desc>
                </draw:g>
              </table:table-cell>
              <table:table-cell office:value-type="float" office:value="115.779339">
                <text:p>115.779339</text:p>
                <draw:g>
                  <svg:desc>Simulations.F15:Simulations.F21</svg:desc>
                </draw:g>
              </table:table-cell>
              <table:table-cell office:value-type="float" office:value="29.6189413112691">
                <text:p>29.6189413112691</text:p>
                <draw:g>
                  <svg:desc>Simulations.H15:Simulations.H21</svg:desc>
                </draw:g>
              </table:table-cell>
              <table:table-cell office:value-type="float" office:value="89.322855">
                <text:p>89.322855</text:p>
                <draw:g>
                  <svg:desc>Simulations.G15:Simulations.G21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45.926736">
                <text:p>145.926736</text:p>
              </table:table-cell>
              <table:table-cell office:value-type="float" office:value="24.9717032488625">
                <text:p>24.9717032488625</text:p>
              </table:table-cell>
              <table:table-cell office:value-type="float" office:value="116.767822">
                <text:p>116.76782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206.925846">
                <text:p>206.925846</text:p>
              </table:table-cell>
              <table:table-cell office:value-type="float" office:value="19.1596393863125">
                <text:p>19.1596393863125</text:p>
              </table:table-cell>
              <table:table-cell office:value-type="float" office:value="173.654307">
                <text:p>173.65430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265.242005">
                <text:p>265.242005</text:p>
              </table:table-cell>
              <table:table-cell office:value-type="float" office:value="14.8646674146931">
                <text:p>14.8646674146931</text:p>
              </table:table-cell>
              <table:table-cell office:value-type="float" office:value="230.916966">
                <text:p>230.91696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325.572312">
                <text:p>325.572312</text:p>
              </table:table-cell>
              <table:table-cell office:value-type="float" office:value="11.6675396579956">
                <text:p>11.6675396579956</text:p>
              </table:table-cell>
              <table:table-cell office:value-type="float" office:value="291.555015">
                <text:p>291.55501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385.92133">
                <text:p>385.92133</text:p>
              </table:table-cell>
              <table:table-cell office:value-type="float" office:value="8.98806618112583">
                <text:p>8.98806618112583</text:p>
              </table:table-cell>
              <table:table-cell office:value-type="float" office:value="354.095034">
                <text:p>354.095034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446.338028">
                <text:p>446.338028</text:p>
              </table:table-cell>
              <table:table-cell office:value-type="float" office:value="0.476236368038455">
                <text:p>0.476236368038455</text:p>
              </table:table-cell>
              <table:table-cell office:value-type="float" office:value="444.222479">
                <text:p>444.22247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false" chart:minimum="0" chart:maximum="128" chart:origin="0" chart:interval-major="3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dash" draw:stroke-dash="Fine_20_Dashed" svg:stroke-color="#b3b3b3"/>
    </style:style>
    <style:style style:name="ch10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4" style:family="chart">
      <style:graphic-properties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339cm" svg:height="8.066cm" xlink:href=".." xlink:type="simple" chart:class="chart:scatter" chart:column-mapping="0" chart:style-name="ch1">
        <chart:subtitle svg:x="3.342cm" svg:y="0.161cm" chart:style-name="ch2">
          <text:p>TaskProcessTime=2000ms, State=24bytes</text:p>
        </chart:subtitle>
        <chart:legend svg:x="1.379cm" svg:y="0.929cm" style:legend-expansion="custom" chartooo:width="11.019cm" chartooo:height="1.096cm" style:legend-expansion-aspect-ratio="10.0538321167883" chart:style-name="ch3"/>
        <chart:plot-area chart:style-name="ch4" table:cell-range-address="SimSync.C9:SimSync.C16 SimSync.E7:SimSync.F7 SimSync.E9:SimSync.F16 SimSync.G8:SimSync.G16" chart:data-source-has-labels="both" svg:x="1.296cm" svg:y="1.923cm" svg:width="11.906cm" svg:height="5.393cm">
          <chartooo:coordinate-region svg:x="2.658cm" svg:y="2.122cm" svg:width="9.736cm" svg:height="4.547cm"/>
          <chart:axis chart:dimension="x" chart:name="primary-x" chart:style-name="ch5" chartooo:axis-type="auto">
            <chart:title svg:x="5.498cm" svg:y="7.377cm" chart:style-name="ch6">
              <text:p>Number of Iterations (u)</text:p>
            </chart:title>
            <chart:categories table:cell-range-address="SimSync.C9:SimSync.C16"/>
          </chart:axis>
          <chart:axis chart:dimension="y" chart:name="primary-y" chart:style-name="ch7">
            <chart:title svg:x="0.45cm" svg:y="6.145cm" chart:style-name="ch8">
              <text:p>Execution Time (ms)</text:p>
            </chart:title>
            <chart:grid chart:style-name="ch9" chart:class="major"/>
          </chart:axis>
          <chart:axis chart:dimension="y" chart:name="secondary-y" chart:style-name="ch10">
            <chart:title svg:x="13.488cm" svg:y="5.311cm" chart:style-name="ch8">
              <text:p>Gain (%)</text:p>
            </chart:title>
          </chart:axis>
          <chart:series chart:attached-axis="primary-y" chart:style-name="ch11" chart:values-cell-range-address="SimSync.E9:SimSync.E16" chart:label-cell-address="SimSync.E7:SimSync.E7" chart:class="chart:scatter">
            <chart:domain table:cell-range-address="SimSync.C9:SimSync.C16"/>
            <chart:data-point chart:repeated="8"/>
          </chart:series>
          <chart:series chart:attached-axis="secondary-y" chart:style-name="ch12" chart:values-cell-range-address="SimSync.G9:SimSync.G16" chart:label-cell-address="SimSync.G8:SimSync.G8" chart:class="chart:scatter">
            <chart:data-point chart:repeated="8"/>
          </chart:series>
          <chart:series chart:attached-axis="primary-y" chart:style-name="ch13" chart:values-cell-range-address="SimSync.F9:SimSync.F16" chart:label-cell-address="SimSync.F7:SimSync.F7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ure task-based Execution Time</text:p>
                <draw:g>
                  <svg:desc>SimSync.E7:SimSync.E7</svg:desc>
                </draw:g>
              </table:table-cell>
              <table:table-cell office:value-type="string">
                <text:p>Gain</text:p>
                <draw:g>
                  <svg:desc>SimSync.G8:SimSync.G8</svg:desc>
                </draw:g>
              </table:table-cell>
              <table:table-cell office:value-type="string">
                <text:p>Streams Execution Time</text:p>
                <draw:g>
                  <svg:desc>SimSync.F7:SimSync.F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imSync.C9:SimSync.C16</svg:desc>
                </draw:g>
              </table:table-cell>
              <table:table-cell office:value-type="float" office:value="1">
                <text:p>1</text:p>
                <draw:g>
                  <svg:desc>SimSync.C9:SimSync.C16</svg:desc>
                </draw:g>
              </table:table-cell>
              <table:table-cell office:value-type="float" office:value="8756.4">
                <text:p>8756.4</text:p>
                <draw:g>
                  <svg:desc>SimSync.E9:SimSync.E16</svg:desc>
                </draw:g>
              </table:table-cell>
              <table:table-cell office:value-type="float" office:value="71.0301183639986">
                <text:p>71.0301183639986</text:p>
                <draw:g>
                  <svg:desc>SimSync.G9:SimSync.G16</svg:desc>
                </draw:g>
              </table:table-cell>
              <table:table-cell office:value-type="float" office:value="5119.8">
                <text:p>5119.8</text:p>
                <draw:g>
                  <svg:desc>SimSync.F9:SimSync.F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780.8">
                <text:p>14780.8</text:p>
              </table:table-cell>
              <table:table-cell office:value-type="float" office:value="61.8713860171719">
                <text:p>61.8713860171719</text:p>
              </table:table-cell>
              <table:table-cell office:value-type="float" office:value="9131.2">
                <text:p>9131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6804">
                <text:p>26804</text:p>
              </table:table-cell>
              <table:table-cell office:value-type="float" office:value="56.1749831029902">
                <text:p>56.1749831029902</text:p>
              </table:table-cell>
              <table:table-cell office:value-type="float" office:value="17162.8">
                <text:p>17162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0865.2">
                <text:p>50865.2</text:p>
              </table:table-cell>
              <table:table-cell office:value-type="float" office:value="53.3534728628884">
                <text:p>53.3534728628884</text:p>
              </table:table-cell>
              <table:table-cell office:value-type="float" office:value="33168.6">
                <text:p>33168.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8958.8">
                <text:p>98958.8</text:p>
              </table:table-cell>
              <table:table-cell office:value-type="float" office:value="45.0817340820126">
                <text:p>45.0817340820126</text:p>
              </table:table-cell>
              <table:table-cell office:value-type="float" office:value="68209">
                <text:p>6820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95111.8">
                <text:p>195111.8</text:p>
              </table:table-cell>
              <table:table-cell office:value-type="float" office:value="50.8553623479747">
                <text:p>50.8553623479747</text:p>
              </table:table-cell>
              <table:table-cell office:value-type="float" office:value="129337">
                <text:p>12933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87421.6">
                <text:p>387421.6</text:p>
              </table:table-cell>
              <table:table-cell office:value-type="float" office:value="50.4485633623418">
                <text:p>50.4485633623418</text:p>
              </table:table-cell>
              <table:table-cell office:value-type="float" office:value="257511">
                <text:p>25751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771990.4">
                <text:p>771990.4</text:p>
              </table:table-cell>
              <table:table-cell office:value-type="float" office:value="50.256529233433">
                <text:p>50.256529233433</text:p>
              </table:table-cell>
              <table:table-cell office:value-type="float" office:value="513781.6">
                <text:p>513781.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